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339in" fo:break-before="auto" style:use-optimal-row-height="true"/>
    </style:style>
    <style:style style:name="ta1" style:family="table" style:master-page-name="PageStyle_5f_January_20_2025">
      <style:table-properties table:display="true" style:writing-mode="lr-tb"/>
    </style:style>
    <style:style style:name="ta2" style:family="table" style:master-page-name="PageStyle_5f_February_20_2025">
      <style:table-properties table:display="true" style:writing-mode="lr-tb"/>
    </style:style>
    <style:style style:name="ta3" style:family="table" style:master-page-name="PageStyle_5f_March_20_2025">
      <style:table-properties table:display="true" style:writing-mode="lr-tb"/>
    </style:style>
    <style:style style:name="ta4" style:family="table" style:master-page-name="PageStyle_5f_April_20_2025">
      <style:table-properties table:display="true" style:writing-mode="lr-tb"/>
    </style:style>
    <style:style style:name="ta5" style:family="table" style:master-page-name="PageStyle_5f_May_20_2025">
      <style:table-properties table:display="true" style:writing-mode="lr-tb"/>
    </style:style>
    <style:style style:name="ta6" style:family="table" style:master-page-name="PageStyle_5f_June_20_2025">
      <style:table-properties table:display="true" style:writing-mode="lr-tb"/>
    </style:style>
    <style:style style:name="ta7" style:family="table" style:master-page-name="PageStyle_5f_July_20_2025">
      <style:table-properties table:display="true" style:writing-mode="lr-tb"/>
    </style:style>
    <style:style style:name="ta8" style:family="table" style:master-page-name="PageStyle_5f_August_20_2025">
      <style:table-properties table:display="true" style:writing-mode="lr-tb"/>
    </style:style>
    <style:style style:name="ta9" style:family="table" style:master-page-name="PageStyle_5f_September_20_2025">
      <style:table-properties table:display="true" style:writing-mode="lr-tb"/>
    </style:style>
    <style:style style:name="ta10" style:family="table" style:master-page-name="PageStyle_5f_October_20_2025">
      <style:table-properties table:display="true" style:writing-mode="lr-tb"/>
    </style:style>
    <style:style style:name="ta11" style:family="table" style:master-page-name="PageStyle_5f_November_20_2025">
      <style:table-properties table:display="true" style:writing-mode="lr-tb"/>
    </style:style>
    <style:style style:name="ta12" style:family="table" style:master-page-name="PageStyle_5f_December_20_2025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00206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ce2" style:family="table-cell" style:parent-style-name="Default" style:data-style-name="N0">
      <style:table-cell-properties fo:border-bottom="1.76pt solid #000000" fo:background-color="#00206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fo:background-color="#d6dce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7030a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007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bf9000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bf9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46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accent1" loext:color-type="theme"/>
      </style:text-properties>
    </style:style>
    <style:style style:name="ce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bf9000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b050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accent1" loext:color-type="theme"/>
      </style:text-properties>
    </style:style>
    <style:style style:name="ce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7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2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ackground-color="#7030a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0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55a11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55a11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1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3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Default" style:data-style-name="N0">
      <style:table-cell-properties fo:border-bottom="none" fo:background-color="#7030a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light1" loext:color-type="theme"/>
      </style:text-properties>
    </style:style>
    <style:style style:name="ce11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5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Default" style:data-style-name="N0">
      <style:table-cell-properties fo:border-bottom="1.76pt solid #000000" fo:background-color="#7030a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29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2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f81bd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135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 style:data-style-name="N0">
      <style:table-cell-properties fo:border-bottom="1.76pt solid #000000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1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3" style:family="table-cell" style:parent-style-name="Default" style:data-style-name="N0">
      <style:table-cell-properties fo:background-color="#7030a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4" style:family="table-cell" style:parent-style-name="Default" style:data-style-name="N0">
      <style:table-cell-properties fo:background-color="#007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1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4" style:family="table-cell" style:parent-style-name="Default" style:data-style-name="N0">
      <style:table-cell-properties fo:border-bottom="none" fo:background-color="#007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9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55a11" style:text-outline="false" style:text-line-through-style="solid" style:text-line-through-type="singl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6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2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f81bd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f81bd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6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0" style:family="table-cell" style:parent-style-name="Default" style:data-style-name="N149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1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18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7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 style:data-style-name="N0">
      <style:table-cell-properties fo:border-bottom="none" fo:background-color="#ed7d31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92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9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2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bf9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20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6" style:family="table-cell" style:parent-style-name="Default" style:data-style-name="N0">
      <style:table-cell-properties fo:background-color="#007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208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1" loext:color-type="theme"/>
      </style:text-properties>
    </style:style>
    <style:style style:name="ce20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accent2" loext:color-type="theme"/>
      </style:text-properties>
    </style:style>
    <style:style style:name="ce21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1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2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bf9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214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215" style:family="table-cell" style:parent-style-name="Default" style:data-style-name="N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solid" style:text-line-through-type="singl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8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219" style:family="table-cell" style:parent-style-name="Default" style:data-style-name="N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22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2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7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2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230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31" style:family="table-cell" style:parent-style-name="Default" style:data-style-name="N0">
      <style:table-cell-properties fo:background-color="#007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3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4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5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8" style:family="table-cell" style:parent-style-name="Default" style:data-style-name="N0">
      <style:table-cell-properties fo:border-bottom="1.76pt solid #000000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0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1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2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0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3" style:family="table-cell" style:parent-style-name="Default" style:data-style-name="N13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6" style:family="table-cell" style:parent-style-name="Default" style:data-style-name="N0">
      <style:table-cell-properties fo:border-bottom="none" fo:background-color="#00206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ce267" style:family="table-cell" style:parent-style-name="Default" style:data-style-name="N0">
      <style:table-cell-properties fo:border-bottom="none" fo:background-color="#00206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light1" loext:color-type="theme"/>
      </style:text-properties>
    </style:style>
    <style:style style:name="ce2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9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3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4" style:family="table-cell" style:parent-style-name="Default" style:data-style-name="N0">
      <style:table-cell-properties fo:border-bottom="none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5" style:family="table-cell" style:parent-style-name="Default" style:data-style-name="N0">
      <style:table-cell-properties fo:border-bottom="1.76pt solid #000000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dark2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vertical-align="top" draw:auto-grow-height="false" fo:min-height="0in" fo:min-width="0in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9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 fo:color="#ed7d31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 fo:color="#bf9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y 2025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default-cell-style-name="ce39"/>
        <table:table-column table:style-name="co1" table:number-columns-repeated="16378"/>
        <table:table-row table:style-name="ro1">
          <table:table-cell table:style-name="ce1" office:value-type="string" calcext:value-type="string" table:number-columns-spanned="5" table:number-rows-spanned="2">
            <text:p>January 2025 Superior Court Master Calendar</text:p>
          </table:table-cell>
          <table:covered-table-cell table:number-columns-repeated="4" table:style-name="ce1"/>
          <table:table-cell/>
          <table:table-cell table:style-name="ce39" table:number-columns-repeated="16378"/>
        </table:table-row>
        <table:table-row table:style-name="ro1">
          <table:covered-table-cell table:number-columns-repeated="5" table:style-name="ce1"/>
          <table:table-cell/>
          <table:table-cell table:style-name="ce39" table:number-columns-repeated="16378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Jeffrey S. Bagley</text:p>
          </table:table-cell>
          <table:covered-table-cell table:number-columns-repeated="4" table:style-name="ce2"/>
          <table:table-cell/>
          <table:table-cell table:style-name="ce39" table:number-columns-repeated="16378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/>
          <table:table-cell table:style-name="ce39" table:number-columns-repeated="16378"/>
        </table:table-row>
        <table:table-row table:style-name="ro1">
          <table:covered-table-cell table:number-columns-repeated="4" table:style-name="ce3"/>
          <table:covered-table-cell table:style-name="ce59"/>
          <table:table-cell/>
          <table:table-cell table:style-name="ce39" table:number-columns-repeated="16378"/>
        </table:table-row>
        <table:table-row table:style-name="ro1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39" table:number-columns-repeated="16378"/>
        </table:table-row>
        <table:table-row table:style-name="ro1">
          <table:table-cell table:style-name="ce5" table:number-columns-repeated="2"/>
          <table:table-cell table:style-name="ce40"/>
          <table:table-cell table:style-name="ce8" office:value-type="string" calcext:value-type="string" table:number-columns-spanned="2" table:number-rows-spanned="1">
            <text:p>SUPERIOR COURT CIVIL BENCH TRIALS (B)</text:p>
          </table:table-cell>
          <table:covered-table-cell table:style-name="ce8"/>
          <table:table-cell/>
          <table:table-cell table:style-name="ce39" table:number-columns-repeated="16378"/>
        </table:table-row>
        <table:table-row table:style-name="ro2">
          <table:table-cell table:style-name="ce5" table:number-columns-repeated="2"/>
          <table:table-cell table:style-name="ce41" office:value-type="string" calcext:value-type="string">
            <text:p>NEW YEARS DAY</text:p>
          </table:table-cell>
          <table:table-cell table:style-name="ce40"/>
          <table:table-cell table:style-name="ce61"/>
          <table:table-cell/>
          <table:table-cell table:style-name="ce39" table:number-columns-repeated="16378"/>
        </table:table-row>
        <table:table-row table:style-name="ro1">
          <table:table-cell table:style-name="ce5" table:number-columns-repeated="2"/>
          <table:table-cell table:style-name="ce40" table:number-columns-repeated="2"/>
          <table:table-cell table:style-name="ce61"/>
          <table:table-cell/>
          <table:table-cell table:style-name="ce39" table:number-columns-repeated="16378"/>
        </table:table-row>
        <table:table-row table:style-name="ro1">
          <table:table-cell table:style-name="ce5" table:number-columns-repeated="2"/>
          <table:table-cell table:style-name="ce40" table:number-columns-repeated="2"/>
          <table:table-cell table:style-name="ce62" office:value-type="string" calcext:value-type="string">
            <text:p>9:00 CR JAIL CAL/REVOS (M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5" table:number-columns-repeated="2"/>
          <table:table-cell table:style-name="ce40" table:number-columns-repeated="2"/>
          <table:table-cell table:style-name="ce63"/>
          <table:table-cell/>
          <table:table-cell table:style-name="ce39" table:number-columns-repeated="16378"/>
        </table:table-row>
        <table:table-row table:style-name="ro1">
          <table:table-cell table:style-name="ce5" table:number-columns-repeated="2"/>
          <table:table-cell table:style-name="ce42"/>
          <table:table-cell table:style-name="ce50" office:value-type="string" calcext:value-type="string">
            <text:p>3:00 CARE COURT (502)</text:p>
          </table:table-cell>
          <table:table-cell table:style-name="ce61"/>
          <table:table-cell/>
          <table:table-cell table:style-name="ce39" table:number-columns-repeated="16378"/>
        </table:table-row>
        <table:table-row table:style-name="ro1">
          <table:table-cell table:style-name="ce6"/>
          <table:table-cell table:style-name="ce5"/>
          <table:table-cell table:style-name="ce43"/>
          <table:table-cell table:style-name="ce23"/>
          <table:table-cell table:style-name="ce64"/>
          <table:table-cell/>
          <table:table-cell table:style-name="ce39" table:number-columns-repeated="1637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/>
          <table:table-cell table:style-name="ce39" table:number-columns-repeated="16378"/>
        </table:table-row>
        <table:table-row table:style-name="ro1">
          <table:table-cell table:style-name="ce9" office:value-type="string" calcext:value-type="string" table:number-columns-spanned="5" table:number-rows-spanned="1">
            <text:p>SUPERIOR COURT CIVIL BENCH TRIALS (VJ-502)</text:p>
          </table:table-cell>
          <table:covered-table-cell table:number-columns-repeated="4" table:style-name="ce9"/>
          <table:table-cell/>
          <table:table-cell table:style-name="ce39" table:number-columns-repeated="16378"/>
        </table:table-row>
        <table:table-row table:style-name="ro1">
          <table:table-cell table:style-name="ce10" office:value-type="string" calcext:value-type="string">
            <text:p>8:30 CSRU/ADOPTIONS (D)</text:p>
          </table:table-cell>
          <table:table-cell table:style-name="ce33" office:value-type="string" calcext:value-type="string">
            <text:p>9:00 CR SPECIAL SET MOTION (B)</text:p>
          </table:table-cell>
          <table:table-cell table:style-name="ce10" office:value-type="string" calcext:value-type="string">
            <text:p>8:30 CR ARR (D)</text:p>
          </table:table-cell>
          <table:table-cell table:style-name="ce10" office:value-type="string" calcext:value-type="string">
            <text:p>9:00 CR MOTIONS (D)</text:p>
          </table:table-cell>
          <table:table-cell table:style-name="ce65"/>
          <table:table-cell/>
          <table:table-cell table:style-name="ce39" table:number-columns-repeated="16378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10" office:value-type="string" calcext:value-type="string">
            <text:p>9:00 CV DOMESTIC (D)</text:p>
          </table:table-cell>
          <table:table-cell table:style-name="ce10" office:value-type="string" calcext:value-type="string">
            <text:p>9:00 CR NJ (D)</text:p>
          </table:table-cell>
          <table:table-cell table:style-name="ce34" office:value-type="string" calcext:value-type="string">
            <text:p>9:00 CR REVOS/MOTIONS (S)</text:p>
          </table:table-cell>
          <table:table-cell table:style-name="ce66" office:value-type="string" calcext:value-type="string">
            <text:p>9:00 CR MOTIONS/PCC (D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34" office:value-type="string" calcext:value-type="string">
            <text:p>9:00 CR ARR/NJ (S)</text:p>
          </table:table-cell>
          <table:table-cell table:style-name="ce44" office:value-type="string" calcext:value-type="string">
            <text:p>9:00 FMV/STALKING (502)</text:p>
          </table:table-cell>
          <table:table-cell table:style-name="ce35" office:value-type="string" calcext:value-type="string">
            <text:p>9:00 CR JAIL CAL/PLEAS/REVOS (M)</text:p>
          </table:table-cell>
          <table:table-cell table:style-name="ce67" office:value-type="string" calcext:value-type="string">
            <text:p>9:00 FMV/STALKING (503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2" office:value-type="string" calcext:value-type="string">
            <text:p>9:00 CR NJ/ASH (M)</text:p>
          </table:table-cell>
          <table:table-cell table:style-name="ce35" office:value-type="string" calcext:value-type="string">
            <text:p>9:00 CR ARR/BOND FF (M)</text:p>
          </table:table-cell>
          <table:table-cell table:style-name="ce34" office:value-type="string" calcext:value-type="string">
            <text:p>9:00 CV NJ (S)</text:p>
          </table:table-cell>
          <table:table-cell table:style-name="ce36" office:value-type="string" calcext:value-type="string">
            <text:p>9:00 CR ASH/PLEAS (D)</text:p>
          </table:table-cell>
          <table:table-cell table:style-name="ce68" office:value-type="string" calcext:value-type="string">
            <text:p>9:00 CV NJ (M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36" office:value-type="string" calcext:value-type="string">
            <text:p>9:00 CR NJ/PLEAS (D)</text:p>
          </table:table-cell>
          <table:table-cell table:style-name="ce12" office:value-type="string" calcext:value-type="string">
            <text:p>9:00 DUI REVIEWS (M)</text:p>
          </table:table-cell>
          <table:table-cell table:style-name="ce10" office:value-type="string" calcext:value-type="string">
            <text:p>1:30 CR REVOS (D)</text:p>
          </table:table-cell>
          <table:table-cell table:style-name="ce69" office:value-type="string" calcext:value-type="string">
            <text:p>9:00 TVB ARR/FTA/PLEAS (D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12" office:value-type="string" calcext:value-type="string">
            <text:p>2:00 CR ARR (M)</text:p>
          </table:table-cell>
          <table:table-cell table:style-name="ce21" office:value-type="string" calcext:value-type="string">
            <text:p>9:00 JAIL CAL/REVOS (D)</text:p>
          </table:table-cell>
          <table:table-cell table:style-name="ce51" office:value-type="string" calcext:value-type="string">
            <text:p>1:30 CR PTC (D)</text:p>
          </table:table-cell>
          <table:table-cell table:style-name="ce70" office:value-type="string" calcext:value-type="string">
            <text:p>CLOSED DUE TO WEATHER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3"/>
          <table:table-cell table:style-name="ce33" office:value-type="string" calcext:value-type="string">
            <text:p>3:00 DRUG COURT (B)</text:p>
          </table:table-cell>
          <table:table-cell table:style-name="ce21" office:value-type="string" calcext:value-type="string">
            <text:p>1:30 BOND STATUS/MOTIONS (D)</text:p>
          </table:table-cell>
          <table:table-cell table:style-name="ce52"/>
          <table:table-cell table:style-name="ce71"/>
          <table:table-cell/>
          <table:table-cell table:style-name="ce39" table:number-columns-repeated="16378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3:00 DUI COURT (M)</text:p>
          </table:table-cell>
          <table:table-cell table:style-name="ce53"/>
          <table:table-cell table:style-name="ce72"/>
          <table:table-cell table:style-name="ce80"/>
          <table:table-cell table:style-name="ce39" table:number-columns-repeated="1637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5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15"/>
          <table:table-cell/>
          <table:table-cell table:style-name="ce39" table:number-columns-repeated="16378"/>
        </table:table-row>
        <table:table-row table:style-name="ro1">
          <table:table-cell table:style-name="ce16" office:value-type="string" calcext:value-type="string">
            <text:p>GRAND JURY-R</text:p>
          </table:table-cell>
          <table:table-cell table:style-name="ce36" office:value-type="string" calcext:value-type="string">
            <text:p>8:30 CR ARR (D)</text:p>
          </table:table-cell>
          <table:table-cell table:style-name="ce13" table:number-columns-repeated="2"/>
          <table:table-cell table:style-name="ce65"/>
          <table:table-cell/>
          <table:table-cell table:style-name="ce39" table:number-columns-repeated="16378"/>
        </table:table-row>
        <table:table-row table:style-name="ro1">
          <table:table-cell table:style-name="ce17" office:value-type="string" calcext:value-type="string">
            <text:p>9:00 CV BT (B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ARR/NJ (B)</text:p>
          </table:table-cell>
          <table:table-cell table:style-name="ce37" office:value-type="string" calcext:value-type="string">
            <text:p>9:00 CV NJ (B)</text:p>
          </table:table-cell>
          <table:table-cell table:style-name="ce73" office:value-type="string" calcext:value-type="string">
            <text:p>9:00 CR PLEAS (D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8" office:value-type="string" calcext:value-type="string">
            <text:p>9:00 FMV/STALKING (VJ-502)</text:p>
          </table:table-cell>
          <table:table-cell table:style-name="ce35" office:value-type="string" calcext:value-type="string">
            <text:p>9:00 CR ASH/BENCH TRIALS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54" office:value-type="string" calcext:value-type="string">
            <text:p>9:00 CR MOTIONS (D)</text:p>
          </table:table-cell>
          <table:table-cell table:style-name="ce74" office:value-type="string" calcext:value-type="string">
            <text:p>9:30 CV NJ (B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9" office:value-type="string" calcext:value-type="string">
            <text:p>9:00 CR MOTIONS/PCC (D)</text:p>
          </table:table-cell>
          <table:table-cell table:style-name="ce36" office:value-type="string" calcext:value-type="string">
            <text:p>9:00 CR BOND FF (M)</text:p>
          </table:table-cell>
          <table:table-cell table:style-name="ce46" office:value-type="string" calcext:value-type="string">
            <text:p>9:00 CR MOTIONS/PLEAS (M)</text:p>
          </table:table-cell>
          <table:table-cell table:style-name="ce22"/>
          <table:table-cell table:style-name="ce75" office:value-type="string" calcext:value-type="string">
            <text:p>10:00 PAC COURT (502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20" office:value-type="string" calcext:value-type="string">
            <text:p>9:00 CR MOTIONS (M)</text:p>
          </table:table-cell>
          <table:table-cell table:style-name="ce36"/>
          <table:table-cell table:style-name="ce21" office:value-type="string" calcext:value-type="string">
            <text:p>9:00 CR JAIL CAL/PLEAS (D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1" office:value-type="string" calcext:value-type="string">
            <text:p>9:00 CV JTCC/NJ (D)</text:p>
          </table:table-cell>
          <table:table-cell table:style-name="ce22"/>
          <table:table-cell table:style-name="ce29" office:value-type="string" calcext:value-type="string">
            <text:p>1:30 CR JTCC for 2/3 &amp; 2/10 (B)</text:p>
          </table:table-cell>
          <table:table-cell table:style-name="ce21" office:value-type="string" calcext:value-type="string">
            <text:p>9:00 CR PLEAS/PCC (D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2"/>
          <table:table-cell table:style-name="ce33" office:value-type="string" calcext:value-type="string">
            <text:p>3:00 DRUG COURT (B)</text:p>
          </table:table-cell>
          <table:table-cell table:style-name="ce47" office:value-type="string" calcext:value-type="string">
            <text:p>1:30 BOND STATUS/MOTIONS (D)</text:p>
          </table:table-cell>
          <table:table-cell table:style-name="ce55" office:value-type="string" calcext:value-type="string">
            <text:p>3:00 CARE COURT (502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2" table:number-columns-repeated="2"/>
          <table:table-cell table:style-name="ce48" office:value-type="string" calcext:value-type="string">
            <text:p>3:00 DUI COURT (M)</text:p>
          </table:table-cell>
          <table:table-cell table:style-name="ce22"/>
          <table:table-cell table:style-name="ce31"/>
          <table:table-cell/>
          <table:table-cell table:style-name="ce39" table:number-columns-repeated="1637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23"/>
          <table:table-cell table:style-name="ce38" office:value-type="string" calcext:value-type="string" table:number-columns-spanned="4" table:number-rows-spanned="1">
            <text:p>WINTER CSCJ CONFERENCE</text:p>
          </table:table-cell>
          <table:covered-table-cell table:number-columns-repeated="3" table:style-name="ce38"/>
          <table:table-cell/>
          <table:table-cell table:style-name="ce39" table:number-columns-repeated="16378"/>
        </table:table-row>
        <table:table-row table:style-name="ro1">
          <table:table-cell table:style-name="ce23" table:number-columns-repeated="3"/>
          <table:table-cell table:style-name="ce56" office:value-type="string" calcext:value-type="string">
            <text:p>9:00 CV BENCH TRIALS (VJ-504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4" office:value-type="string" calcext:value-type="string">
            <text:p>MLK JR HOLIDAY</text:p>
          </table:table-cell>
          <table:table-cell table:style-name="ce30" office:value-type="string" calcext:value-type="string">
            <text:p>9:00 CR ARR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57" office:value-type="string" calcext:value-type="string">
            <text:p>9:00 CR JAIL CAL (M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3" table:number-columns-repeated="2"/>
          <table:table-cell table:style-name="ce35" office:value-type="string" calcext:value-type="string">
            <text:p>9:00 DUI REVIEWS (M)</text:p>
          </table:table-cell>
          <table:table-cell table:style-name="ce36" office:value-type="string" calcext:value-type="string">
            <text:p>9:00 CR MOTIONS/PLEAS (D)</text:p>
          </table:table-cell>
          <table:table-cell table:style-name="ce77" office:value-type="string" calcext:value-type="string">
            <text:p>9:00 TVB ARR/FTA/PLEAS (D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23" table:number-columns-repeated="2"/>
          <table:table-cell table:style-name="ce36" office:value-type="string" calcext:value-type="string">
            <text:p>9:00 JAIL CAL/REVOS (D)</text:p>
          </table:table-cell>
          <table:table-cell table:style-name="ce23"/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3" table:number-columns-repeated="2"/>
          <table:table-cell table:style-name="ce47" office:value-type="string" calcext:value-type="string">
            <text:p>1:30 BOND STATUS/MOTIONS (D)</text:p>
          </table:table-cell>
          <table:table-cell table:style-name="ce23"/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3"/>
          <table:table-cell table:style-name="ce33" office:value-type="string" calcext:value-type="string">
            <text:p>3:00 DRUG COURT (VJ-Willis)</text:p>
          </table:table-cell>
          <table:table-cell table:style-name="ce30" office:value-type="string" calcext:value-type="string">
            <text:p>3:00 DUI COURT (M)</text:p>
          </table:table-cell>
          <table:table-cell table:style-name="ce23"/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5" table:number-columns-repeated="4"/>
          <table:table-cell table:style-name="ce31"/>
          <table:table-cell/>
          <table:table-cell table:style-name="ce39" table:number-columns-repeated="1637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15" office:value-type="string" calcext:value-type="string" table:number-columns-spanned="5" table:number-rows-spanned="1">
            <text:p>SUPERIOR COURT CIVIL JURY TRIALS (D)</text:p>
          </table:table-cell>
          <table:covered-table-cell table:number-columns-repeated="4" table:style-name="ce15"/>
          <table:table-cell/>
          <table:table-cell table:style-name="ce39" table:number-columns-repeated="16378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/>
          <table:table-cell table:style-name="ce39" table:number-columns-repeated="16378"/>
        </table:table-row>
        <table:table-row table:style-name="ro1">
          <table:table-cell table:style-name="ce27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27"/>
          <table:table-cell/>
          <table:table-cell table:style-name="ce39" table:number-columns-repeated="16378"/>
        </table:table-row>
        <table:table-row table:style-name="ro1">
          <table:table-cell table:style-name="ce28" office:value-type="string" calcext:value-type="string" table:number-columns-spanned="5" table:number-rows-spanned="1">
            <text:p>STATE COURT CIVIL BENCH TRIALS (VJ-502)</text:p>
          </table:table-cell>
          <table:covered-table-cell table:number-columns-repeated="4" table:style-name="ce28"/>
          <table:table-cell table:style-name="ce81" table:number-columns-repeated="16379"/>
        </table:table-row>
        <table:table-row table:style-name="ro1">
          <table:table-cell table:style-name="ce29" office:value-type="string" calcext:value-type="string">
            <text:p>9:00 CV SPECIAL SET (B)</text:p>
          </table:table-cell>
          <table:table-cell table:style-name="ce29" office:value-type="string" calcext:value-type="string">
            <text:p>9:00 CR NJ (B)</text:p>
          </table:table-cell>
          <table:table-cell table:style-name="ce29" office:value-type="string" calcext:value-type="string">
            <text:p>9:00 CR MOTIONS (B)</text:p>
          </table:table-cell>
          <table:table-cell table:style-name="ce29" office:value-type="string" calcext:value-type="string">
            <text:p>9:00 CV NJ (B)</text:p>
          </table:table-cell>
          <table:table-cell table:style-name="ce78" office:value-type="string" calcext:value-type="string">
            <text:p>8:30 CR PCC (B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30" office:value-type="string" calcext:value-type="string">
            <text:p>9:00 CR PTC/POA (M)</text:p>
          </table:table-cell>
          <table:table-cell table:style-name="ce30" office:value-type="string" calcext:value-type="string">
            <text:p>9:00 CR FINAL ARR (M)</text:p>
          </table:table-cell>
          <table:table-cell table:style-name="ce44" office:value-type="string" calcext:value-type="string">
            <text:p>9:00 FMV/STALKING (502)</text:p>
          </table:table-cell>
          <table:table-cell table:style-name="ce23"/>
          <table:table-cell table:style-name="ce78" office:value-type="string" calcext:value-type="string">
            <text:p>9:00 CR NJ (B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29"/>
          <table:table-cell table:style-name="ce23"/>
          <table:table-cell table:style-name="ce35" office:value-type="string" calcext:value-type="string">
            <text:p>9:00 CR PLEAS (M)</text:p>
          </table:table-cell>
          <table:table-cell table:style-name="ce30" office:value-type="string" calcext:value-type="string">
            <text:p>9:00 JAIL CAL/REVOS (M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23"/>
          <table:table-cell table:style-name="ce47" office:value-type="string" calcext:value-type="string">
            <text:p>9:00 JAIL CAL (D)</text:p>
          </table:table-cell>
          <table:table-cell table:style-name="ce23"/>
          <table:table-cell table:style-name="ce79" office:value-type="string" calcext:value-type="string">
            <text:p>1:30 CV NJ (VJ-502)</text:p>
          </table:table-cell>
          <table:table-cell/>
          <table:table-cell table:style-name="ce39" table:number-columns-repeated="16378"/>
        </table:table-row>
        <table:table-row table:style-name="ro1">
          <table:table-cell table:style-name="ce29" office:value-type="string" calcext:value-type="string">
            <text:p>10:00 CV SPECIAL SET (B)</text:p>
          </table:table-cell>
          <table:table-cell table:style-name="ce33" office:value-type="string" calcext:value-type="string">
            <text:p>3:00 DRUG COURT (B)</text:p>
          </table:table-cell>
          <table:table-cell table:style-name="ce47" office:value-type="string" calcext:value-type="string">
            <text:p>9:00 CV NJ (D)</text:p>
          </table:table-cell>
          <table:table-cell table:style-name="ce55" office:value-type="string" calcext:value-type="string">
            <text:p>3:00 CARE COURT (502)</text:p>
          </table:table-cell>
          <table:table-cell table:style-name="ce76"/>
          <table:table-cell/>
          <table:table-cell table:style-name="ce39" table:number-columns-repeated="16378"/>
        </table:table-row>
        <table:table-row table:style-name="ro1">
          <table:table-cell table:style-name="ce31"/>
          <table:table-cell table:style-name="ce25"/>
          <table:table-cell table:style-name="ce49" office:value-type="string" calcext:value-type="string">
            <text:p>3:00 DUI COURT (M)</text:p>
          </table:table-cell>
          <table:table-cell table:style-name="ce58"/>
          <table:table-cell table:style-name="ce31"/>
          <table:table-cell/>
          <table:table-cell table:style-name="ce39" table:number-columns-repeated="16378"/>
        </table:table-row>
        <table:table-row table:style-name="ro3" table:number-rows-repeated="4">
          <table:table-cell table:style-name="ce32"/>
          <table:table-cell table:number-columns-repeated="5"/>
          <table:table-cell table:style-name="ce39" table:number-columns-repeated="16378"/>
        </table:table-row>
        <table:table-row table:style-name="ro4" table:number-rows-repeated="1048517">
          <table:table-cell table:number-columns-repeated="6"/>
          <table:table-cell table:style-name="ce39" table:number-columns-repeated="16378"/>
        </table:table-row>
        <table:table-row table:style-name="ro4">
          <table:table-cell table:number-columns-repeated="6"/>
          <table:table-cell table:style-name="ce39" table:number-columns-repeated="16378"/>
        </table:table-row>
      </table:table>
      <table:table table:name="February 2025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February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Philip C. Smith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39" table:number-columns-repeated="16379"/>
        </table:table-row>
        <table:table-row table:style-name="ro1">
          <table:table-cell table:style-name="ce82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2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8:30 CSRU/ADOPTIONS (D)</text:p>
            <draw:custom-shape draw:z-index="8" draw:name="TextBox 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0" draw:name="TextBox 4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6" draw:name="TextBox 6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9" draw:name="TextBox 7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16" draw:name="TextBox 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3" draw:name="TextBox 4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8:30 CR ARR (D)</text:p>
            <draw:custom-shape draw:z-index="24" draw:name="TextBox 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5" draw:name="TextBox 4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2" draw:name="TextBox 8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4" draw:name="TextBox 8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5" draw:name="TextBox 8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7" draw:name="TextBox 8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8" draw:name="TextBox 8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office:value-type="string" calcext:value-type="string">
            <text:p>9:00 CV SPECIAL SET (B)</text:p>
            <draw:custom-shape draw:z-index="32" draw:name="TextBox 3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8" draw:name="TextBox 5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7" office:value-type="string" calcext:value-type="string">
            <text:p>9:00 CV SPECIAL SET (B)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3" draw:name="TextBox 5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62" office:value-type="string" calcext:value-type="string">
            <text:p>9:00 CR NJ/ASH (M)</text:p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1" draw:name="TextBox 4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2" draw:name="TextBox 6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4" draw:name="TextBox 6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7" draw:name="TextBox 6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8" draw:name="TextBox 6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9:00 CV DOMESTIC (D)</text:p>
            <draw:custom-shape draw:z-index="17" draw:name="TextBox 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4" draw:name="TextBox 4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 office:value-type="string" calcext:value-type="string">
            <text:p>8:30 CV SPECIAL SET (502)</text:p>
            <draw:custom-shape draw:z-index="25" draw:name="TextBox 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6" draw:name="TextBox 5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7" draw:name="TextBox 7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9" draw:name="TextBox 8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1" draw:name="TextBox 8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3" draw:name="TextBox 8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6" draw:name="TextBox 8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9:00 CR MOTIONS/REVOS (D)</text:p>
            <draw:custom-shape draw:z-index="33" draw:name="TextBox 3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9" draw:name="TextBox 5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office:value-type="string" calcext:value-type="string">
            <text:p>9:00 CR CC (D)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4" draw:name="TextBox 5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  <draw:custom-shape draw:z-index="42" draw:name="TextBox 4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9" draw:name="TextBox 4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0" draw:name="TextBox 6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3" draw:name="TextBox 6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5" draw:name="TextBox 6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/>
          <table:table-cell table:style-name="ce10" office:value-type="string" calcext:value-type="string">
            <text:p>9:00 CR NJ (D)</text:p>
            <draw:custom-shape draw:z-index="47" draw:name="TextBox 5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4" draw:name="TextBox 7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5" draw:name="TextBox 7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8" draw:name="TextBox 7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0" draw:name="TextBox 8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/>
          <table:table-cell table:style-name="ce84">
            <draw:custom-shape draw:z-index="103" draw:name="TextBox 10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TextBox 6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CR BOND FF/PTC (M)</text:p>
            <draw:custom-shape draw:z-index="18" draw:name="TextBox 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 office:value-type="string" calcext:value-type="string">
            <text:p>9:00 FMV/STALKING (502)</text:p>
            <draw:custom-shape draw:z-index="26" draw:name="TextBox 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3" draw:name="TextBox 7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6" draw:name="TextBox 7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JAIL CAL/REVOS (M)</text:p>
            <draw:custom-shape draw:z-index="34" draw:name="TextBox 3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TVB ARR/FTA/PLEAS (D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4" draw:name="TextBox 10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3" office:value-type="string" calcext:value-type="string">
            <text:p>10:00 CV SPECIAL SET (VJ-502)</text:p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CR NJ/PLEAS (D)</text:p>
            <draw:custom-shape draw:z-index="19" draw:name="TextBox 2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DUI REVIEWS (M)</text:p>
            <draw:custom-shape draw:z-index="27" draw:name="TextBox 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0" draw:name="TextBox 7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2" draw:name="TextBox 7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CR ASH/PLEAS (D)</text:p>
            <draw:custom-shape draw:z-index="35" draw:name="TextBox 3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0" draw:name="TextBox 5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1" draw:name="TextBox 5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84">
            <draw:custom-shape draw:z-index="12" draw:name="TextBox 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Box 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20" draw:name="TextBox 2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" draw:name="TextBox 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" office:value-type="string" calcext:value-type="string">
            <text:p>9:00 JAIL CAL/REVOS (D)</text:p>
            <draw:custom-shape draw:z-index="28" draw:name="TextBox 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9" draw:name="TextBox 3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1" draw:name="TextBox 7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office:value-type="string" calcext:value-type="string">
            <text:p>1:30 NON-DOMESTIC (D)</text:p>
            <draw:custom-shape draw:z-index="36" draw:name="TextBox 3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7" draw:name="TextBox 3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2" draw:name="TextBox 5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84">
            <draw:custom-shape draw:z-index="14" draw:name="TextBox 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8" draw:name="TextBox 4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22" draw:name="TextBox 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30" draw:name="TextBox 3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1:30 CR PTC (D)</text:p>
            <draw:custom-shape draw:z-index="38" draw:name="TextBox 3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62">
            <draw:custom-shape draw:z-index="15" draw:name="TextBox 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7" draw:name="TextBox 4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office:value-type="string" calcext:value-type="string">
            <text:p>3:00 DRUG COURT (B)</text:p>
            <draw:custom-shape draw:z-index="23" draw:name="TextBox 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1:30 BOND STATUS/MOTIONS (D)</text:p>
            <draw:custom-shape draw:z-index="31" draw:name="TextBox 3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5" office:value-type="string" calcext:value-type="string">
            <text:p>3:00 CARE COURT (502)</text:p>
            <draw:custom-shape draw:z-index="39" draw:name="TextBox 4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85" table:number-columns-repeated="2"/>
          <table:table-cell table:style-name="ce94" office:value-type="string" calcext:value-type="string">
            <text:p>3:00 DUI COURT (M)</text:p>
          </table:table-cell>
          <table:table-cell table:style-name="ce85" table:number-columns-repeated="2"/>
          <table:table-cell table:style-name="ce39"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style-name="ce8"/>
          <table:covered-table-cell table:style-name="ce8">
            <draw:custom-shape draw:z-index="89" draw:name="TextBox 9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1" draw:name="TextBox 9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6" draw:name="TextBox 9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8" draw:name="TextBox 9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9" draw:name="TextBox 10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1" draw:name="TextBox 10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2" draw:name="TextBox 10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8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21" office:value-type="string" calcext:value-type="string">
            <text:p>8:30 CR ARR/BOND FF (D)</text:p>
          </table:table-cell>
          <table:table-cell table:style-name="ce45" office:value-type="string" calcext:value-type="string">
            <text:p>8:30 CV SPECIAL SET (502)</text:p>
            <draw:custom-shape draw:z-index="90" draw:name="TextBox 9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2" draw:name="TextBox 9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3" draw:name="TextBox 9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4" draw:name="TextBox 9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5" draw:name="TextBox 9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7" draw:name="TextBox 9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0" draw:name="TextBox 10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6"/>
          <table:table-cell table:style-name="ce19"/>
          <table:table-cell table:style-name="ce39" table:number-columns-repeated="16379"/>
        </table:table-row>
        <table:table-row table:style-name="ro1">
          <table:table-cell table:style-name="ce10"/>
          <table:table-cell table:style-name="ce34" office:value-type="string" calcext:value-type="string">
            <text:p>9:00 CR ARR/NJ (S)</text:p>
          </table:table-cell>
          <table:table-cell table:style-name="ce34" office:value-type="string" calcext:value-type="string">
            <text:p>9:00 CV NJ (S)</text:p>
          </table:table-cell>
          <table:table-cell table:style-name="ce34" office:value-type="string" calcext:value-type="string">
            <text:p>9:00 CR REVOS/MOTIONS (S)</text:p>
          </table:table-cell>
          <table:table-cell table:style-name="ce98" office:value-type="string" calcext:value-type="string">
            <text:p>9:00 CR CC for 2/24 (S)</text:p>
          </table:table-cell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R</text:p>
          </table:table-cell>
          <table:table-cell table:style-name="ce12" office:value-type="string" calcext:value-type="string">
            <text:p>9:00 CR MOTIONS/PLEAS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83" office:value-type="string" calcext:value-type="string">
            <text:p>10:00 CV SPECIAL SET (VJ-502)</text:p>
          </table:table-cell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86"/>
          <table:table-cell table:style-name="ce12" office:value-type="string" calcext:value-type="string">
            <text:p>9:00 CR MOTIONS/ASH (M)</text:p>
          </table:table-cell>
          <table:table-cell table:style-name="ce21" office:value-type="string" calcext:value-type="string">
            <text:p>9:00 CR CC for 3/17 &amp; 4/21;</text:p>
          </table:table-cell>
          <table:table-cell table:style-name="ce75" office:value-type="string" calcext:value-type="string">
            <text:p>10:00 PAC COURT (402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/PLEAS (M)</text:p>
          </table:table-cell>
          <table:table-cell table:style-name="ce86"/>
          <table:table-cell table:style-name="ce36" office:value-type="string" calcext:value-type="string">
            <text:p>9:00 JAIL CAL/PLEAS (D)</text:p>
          </table:table-cell>
          <table:table-cell table:style-name="ce21" office:value-type="string" calcext:value-type="string">
            <text:p>PLEAS (D)</text:p>
          </table:table-cell>
          <table:table-cell table:style-name="ce19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V NJ (D)</text:p>
          </table:table-cell>
          <table:table-cell table:style-name="ce86"/>
          <table:table-cell table:style-name="ce21" office:value-type="string" calcext:value-type="string">
            <text:p>1:30 BOND STATUS/MOTIONS (D)</text:p>
          </table:table-cell>
          <table:table-cell table:style-name="ce18" office:value-type="string" calcext:value-type="string">
            <text:p>10:00 CR SPECIAL SET (VJ-502)</text:p>
          </table:table-cell>
          <table:table-cell table:style-name="ce19"/>
          <table:table-cell table:style-name="ce39" table:number-columns-repeated="16379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</table:table-cell>
          <table:table-cell table:style-name="ce12" office:value-type="string" calcext:value-type="string">
            <text:p>3:00 DUI COURT (M)</text:p>
          </table:table-cell>
          <table:table-cell table:style-name="ce96" office:value-type="string" calcext:value-type="string">
            <text:p>1:30 CR SPECIAL SET (VJ-502)</text:p>
          </table:table-cell>
          <table:table-cell table:style-name="ce19"/>
          <table:table-cell table:style-name="ce39" table:number-columns-repeated="16379"/>
        </table:table-row>
        <table:table-row table:style-name="ro1">
          <table:table-cell table:style-name="ce86" table:number-columns-repeated="4"/>
          <table:table-cell table:style-name="ce62"/>
          <table:table-cell table:style-name="ce39" table:number-columns-repeated="16379"/>
        </table:table-row>
        <table:table-row table:style-name="ro1"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88" table:number-columns-repeated="4"/>
          <table:table-cell table:style-name="ce99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ARR/NJ (B)</text:p>
          </table:table-cell>
          <table:table-cell table:style-name="ce37" office:value-type="string" calcext:value-type="string">
            <text:p>9:00 CV NJ (B)</text:p>
          </table:table-cell>
          <table:table-cell table:style-name="ce98" office:value-type="string" calcext:value-type="string">
            <text:p>9:00 CR PCC for 2/24 (S)</text:p>
          </table:table-cell>
          <table:table-cell table:style-name="ce39" table:number-columns-repeated="16379"/>
        </table:table-row>
        <table:table-row table:style-name="ro1">
          <table:table-cell table:style-name="ce86" table:number-columns-repeated="2"/>
          <table:table-cell table:style-name="ce45" office:value-type="string" calcext:value-type="string">
            <text:p>9:00 FMV/STALKING (502)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100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PTC (M)</text:p>
          </table:table-cell>
          <table:table-cell table:style-name="ce86"/>
          <table:table-cell table:style-name="ce35" office:value-type="string" calcext:value-type="string">
            <text:p>9:00 DUI REVIEWS (M)</text:p>
          </table:table-cell>
          <table:table-cell table:style-name="ce12" office:value-type="string" calcext:value-type="string">
            <text:p>10:00 JAIL/REVOS (M)</text:p>
          </table:table-cell>
          <table:table-cell table:style-name="ce101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86"/>
          <table:table-cell table:style-name="ce12" office:value-type="string" calcext:value-type="string">
            <text:p>9:00 CR ARR (M)</text:p>
          </table:table-cell>
          <table:table-cell table:style-name="ce21" office:value-type="string" calcext:value-type="string">
            <text:p>9:00 JAIL CAL/REVOS (D)</text:p>
          </table:table-cell>
          <table:table-cell table:style-name="ce86"/>
          <table:table-cell table:style-name="ce102" office:value-type="string" calcext:value-type="string">
            <text:p>10:00 PAC COURT (502)</text:p>
          </table:table-cell>
          <table:table-cell table:style-name="ce39" table:number-columns-repeated="16379"/>
        </table:table-row>
        <table:table-row table:style-name="ro1">
          <table:table-cell table:style-name="ce86" table:number-columns-repeated="3"/>
          <table:table-cell table:style-name="ce33" office:value-type="string" calcext:value-type="string">
            <text:p>1:30 CV JTCC for 3/3-3/7 <text:s/>(B)</text:p>
          </table:table-cell>
          <table:table-cell table:style-name="ce103" office:value-type="string" calcext:value-type="string">
            <text:p>10:00 CR SPECIAL SET (VJ-502)</text:p>
          </table:table-cell>
          <table:table-cell table:style-name="ce39" table:number-columns-repeated="16379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</table:table-cell>
          <table:table-cell table:style-name="ce21" office:value-type="string" calcext:value-type="string">
            <text:p>1:30 BOND STATUS/MOTIONS (D)</text:p>
          </table:table-cell>
          <table:table-cell table:style-name="ce86"/>
          <table:table-cell table:style-name="ce104"/>
          <table:table-cell table:style-name="ce39" table:number-columns-repeated="16379"/>
        </table:table-row>
        <table:table-row table:style-name="ro1">
          <table:table-cell table:style-name="ce86" table:number-columns-repeated="2"/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04"/>
          <table:table-cell table:style-name="ce39" table:number-columns-repeated="16379"/>
        </table:table-row>
        <table:table-row table:style-name="ro1">
          <table:table-cell table:style-name="ce86"/>
          <table:table-cell table:style-name="ce93" table:number-columns-repeated="3"/>
          <table:table-cell table:style-name="ce105"/>
          <table:table-cell table:style-name="ce39" table:number-columns-repeated="1637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BENCH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90" office:value-type="string" calcext:value-type="string" table:number-columns-spanned="2" table:number-rows-spanned="1">
            <text:p>STATE COURT CRIMINAL JURY TRIALS (VJ-502)</text:p>
          </table:table-cell>
          <table:covered-table-cell table:style-name="ce90"/>
          <table:table-cell table:style-name="ce95"/>
          <table:table-cell table:style-name="ce90" office:value-type="string" calcext:value-type="string" table:number-columns-spanned="2" table:number-rows-spanned="1">
            <text:p>STATE COURT CRIMINAL JURY TRIALS (VJ-502)</text:p>
          </table:table-cell>
          <table:covered-table-cell table:style-name="ce90"/>
        </table:table-row>
        <table:table-row table:style-name="ro1">
          <table:table-cell table:style-name="ce91" office:value-type="string" calcext:value-type="string" table:number-columns-spanned="5" table:number-rows-spanned="1">
            <text:p>STATE COURT CIVIL JURY TRIALS (D)</text:p>
            <draw:custom-shape draw:z-index="55" draw:name="TextBox 5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91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TCC (D)</text:p>
            <draw:custom-shape draw:z-index="56" draw:name="TextBox 6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office:value-type="string" calcext:value-type="string">
            <text:p>9:00 CV PTC (B)</text:p>
          </table:table-cell>
          <table:table-cell table:style-name="ce93" table:number-columns-repeated="2"/>
          <table:table-cell table:style-name="ce74" office:value-type="string" calcext:value-type="string">
            <text:p>9:00 CR PTC (B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/PTC (M)</text:p>
          </table:table-cell>
          <table:table-cell table:style-name="ce12" office:value-type="string" calcext:value-type="string">
            <text:p>9:00 CR MOTIONS/PLEAS (M)</text:p>
          </table:table-cell>
          <table:table-cell table:style-name="ce33" office:value-type="string" calcext:value-type="string">
            <text:p>9:00 CR MOTIONS (B)</text:p>
          </table:table-cell>
          <table:table-cell table:style-name="ce33" office:value-type="string" calcext:value-type="string">
            <text:p>10:00 CV NJ (B)</text:p>
          </table:table-cell>
          <table:table-cell table:style-name="ce106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47" office:value-type="string" calcext:value-type="string">
            <text:p>9:00 CV JURY TRIAL (D)</text:p>
          </table:table-cell>
          <table:table-cell table:style-name="ce86"/>
          <table:table-cell table:style-name="ce45" office:value-type="string" calcext:value-type="string">
            <text:p>9:00 FMV/STALKING (502)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86"/>
          <table:table-cell table:style-name="ce12" office:value-type="string" calcext:value-type="string">
            <text:p>9:00 CR MOTIONS/PLEAS (M)</text:p>
          </table:table-cell>
          <table:table-cell table:style-name="ce12" office:value-type="string" calcext:value-type="string">
            <text:p>9:00 JAIL CAL/PLEAS (M)</text:p>
          </table:table-cell>
          <table:table-cell table:style-name="ce106"/>
          <table:table-cell table:style-name="ce39" table:number-columns-repeated="16379"/>
        </table:table-row>
        <table:table-row table:style-name="ro1">
          <table:table-cell table:style-name="ce86" table:number-columns-repeated="2"/>
          <table:table-cell table:style-name="ce21" office:value-type="string" calcext:value-type="string">
            <text:p>9:00 JAIL CAL (D)</text:p>
          </table:table-cell>
          <table:table-cell table:style-name="ce33"/>
          <table:table-cell table:style-name="ce106"/>
          <table:table-cell table:style-name="ce39" table:number-columns-repeated="16379"/>
        </table:table-row>
        <table:table-row table:style-name="ro1">
          <table:table-cell table:style-name="ce86" table:number-columns-repeated="4"/>
          <table:table-cell table:style-name="ce106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1:00 CV SPECIAL SET (B)</text:p>
          </table:table-cell>
          <table:table-cell table:style-name="ce86" table:number-columns-repeated="2"/>
          <table:table-cell table:style-name="ce33" office:value-type="string" calcext:value-type="string">
            <text:p>1:30 CV JTCC for 3/10 (B)</text:p>
          </table:table-cell>
          <table:table-cell table:style-name="ce106"/>
          <table:table-cell table:style-name="ce39" table:number-columns-repeated="16379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</table:table-cell>
          <table:table-cell table:style-name="ce12" office:value-type="string" calcext:value-type="string">
            <text:p>3:00 DUI COURT (M)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92" table:number-columns-repeated="5"/>
          <table:table-cell table:style-name="ce39" table:number-columns-repeated="16379"/>
        </table:table-row>
        <table:table-row table:style-name="ro3" table:number-rows-repeated="13">
          <table:table-cell table:style-name="ce32" table:number-columns-repeated="4"/>
          <table:table-cell/>
          <table:table-cell table:style-name="ce32" table:number-columns-repeated="16379"/>
        </table:table-row>
        <table:table-row table:style-name="ro4" table:number-rows-repeated="1048511">
          <table:table-cell table:number-columns-repeated="5"/>
          <table:table-cell table:style-name="ce39" table:number-columns-repeated="16379"/>
        </table:table-row>
        <table:table-row table:style-name="ro4">
          <table:table-cell table:number-columns-repeated="5"/>
          <table:table-cell table:style-name="ce39" table:number-columns-repeated="16379"/>
        </table:table-row>
      </table:table>
      <table:table table:name="March 2025" table:style-name="ta3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March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David L. Dickinson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8:30 CSRU/ADOPTIONS (D)</text:p>
            <draw:custom-shape draw:z-index="14" draw:name="TextBox 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8" draw:name="TextBox 7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9" draw:name="TextBox 8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9:00 CV DOMESTIC (D)</text:p>
            <draw:custom-shape draw:z-index="28" draw:name="TextBox 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3" draw:name="TextBox 8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4" draw:name="TextBox 8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8:30 CR ARR (D)</text:p>
            <draw:custom-shape draw:z-index="42" draw:name="TextBox 4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5" draw:name="TextBox 8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office:value-type="string" calcext:value-type="string">
            <text:p>9:00 CV NJ (B)</text:p>
            <draw:custom-shape draw:z-index="56" draw:name="TextBox 5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7" draw:name="TextBox 8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8" draw:name="TextBox 8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office:value-type="string" calcext:value-type="string">
            <text:p>8:30 ADOPTIONS (D)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4" draw:name="TextBox 10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5" draw:name="TextBox 10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11">
            <draw:custom-shape draw:z-index="15" draw:name="TextBox 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0" draw:name="TextBox 8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8" draw:name="TextBox 14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0" draw:name="TextBox 15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1" draw:name="TextBox 15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" office:value-type="string" calcext:value-type="string">
            <text:p>9:00 CR ARR/NJ (S)</text:p>
            <draw:custom-shape draw:z-index="29" draw:name="TextBox 3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9:00 CR NJ (D)</text:p>
            <draw:custom-shape draw:z-index="43" draw:name="TextBox 4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6" draw:name="TextBox 8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office:value-type="string" calcext:value-type="string">
            <text:p>9:00 CR MOTIONS/REVOS (D)</text:p>
            <draw:custom-shape draw:z-index="57" draw:name="TextBox 5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2" draw:name="TextBox 18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4" draw:name="TextBox 18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5" draw:name="TextBox 18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6" draw:name="TextBox 18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7" draw:name="TextBox 18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8" draw:name="TextBox 18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office:value-type="string" calcext:value-type="string">
            <text:p>9:00 CR PCC (D)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4" draw:name="TextBox 16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6" draw:name="TextBox 16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7" draw:name="TextBox 16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9" draw:name="TextBox 24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1" draw:name="TextBox 24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2" draw:name="TextBox 24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6" draw:name="TextBox 24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7" draw:name="TextBox 24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8" draw:name="TextBox 24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11"/>
          <table:table-cell table:style-name="ce34"/>
          <table:table-cell table:style-name="ce34" office:value-type="string" calcext:value-type="string">
            <text:p>9:00 CV NJ (S)</text:p>
          </table:table-cell>
          <table:table-cell table:style-name="ce34" office:value-type="string" calcext:value-type="string">
            <text:p>9:00 CR REVOS/MOTIONS (S)</text:p>
            <draw:custom-shape draw:z-index="183" draw:name="TextBox 18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8" office:value-type="string" calcext:value-type="string">
            <text:p>8:30 CV CSRU (S)</text:p>
            <draw:custom-shape draw:z-index="165" draw:name="TextBox 16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4" draw:name="TextBox 23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5" draw:name="TextBox 23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7" draw:name="TextBox 23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8" draw:name="TextBox 23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0" draw:name="TextBox 24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3" draw:name="TextBox 24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4" draw:name="TextBox 24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5" draw:name="TextBox 24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11">
            <draw:custom-shape draw:z-index="16" draw:name="TextBox 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1" draw:name="TextBox 8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8" draw:name="TextBox 13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0" draw:name="TextBox 14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9" draw:name="TextBox 15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2" draw:name="TextBox 15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3" draw:name="TextBox 15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5" draw:name="TextBox 15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9" draw:name="TextBox 16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1" draw:name="TextBox 16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2" draw:name="TextBox 16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CR JTCC (M)</text:p>
            <draw:custom-shape draw:z-index="30" draw:name="TextBox 3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DUI REVIEWS (M)</text:p>
            <draw:custom-shape draw:z-index="44" draw:name="TextBox 4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JAIL CAL/REVOS (M)</text:p>
            <draw:custom-shape draw:z-index="58" draw:name="TextBox 5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8" office:value-type="string" calcext:value-type="string">
            <text:p>9:00 CR CC for 3/31; 4/7 (S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3" draw:name="TextBox 23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6" draw:name="TextBox 23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10">
            <draw:custom-shape draw:z-index="17" draw:name="TextBox 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TextBox 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TextBox 2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" draw:name="TextBox 2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2" draw:name="TextBox 8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2" draw:name="TextBox 1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7" draw:name="TextBox 1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9" draw:name="TextBox 14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1" draw:name="TextBox 14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2" draw:name="TextBox 14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4" draw:name="TextBox 14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4" draw:name="TextBox 15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6" draw:name="TextBox 15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7" draw:name="TextBox 15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8" draw:name="TextBox 15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0" draw:name="TextBox 16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3" draw:name="TextBox 16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CR ASH/PLEAS (D)</text:p>
            <draw:custom-shape draw:z-index="31" draw:name="TextBox 3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2" draw:name="TextBox 3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3" draw:name="TextBox 3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4" draw:name="TextBox 3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JAIL CAL/REVOS (D)</text:p>
            <draw:custom-shape draw:z-index="45" draw:name="TextBox 4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6" draw:name="TextBox 4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7" draw:name="TextBox 4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8" draw:name="TextBox 4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6" draw:name="TextBox 10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7" draw:name="TextBox 10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PLEAS/PCC (D)</text:p>
            <draw:custom-shape draw:z-index="59" draw:name="TextBox 6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0" draw:name="TextBox 6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TextBox 6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2" draw:name="TextBox 6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9:00 CV NJ (M)</text:p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8" draw:name="TextBox 16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0" draw:name="TextBox 17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1" draw:name="TextBox 17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5" draw:name="TextBox 17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7" draw:name="TextBox 17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8" draw:name="TextBox 17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1" draw:name="TextBox 2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2" draw:name="TextBox 23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62" office:value-type="string" calcext:value-type="string">
            <text:p>9:00 CR NJ (M)</text:p>
            <draw:custom-shape draw:z-index="21" draw:name="TextBox 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TextBox 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3" draw:name="TextBox 1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4" draw:name="TextBox 1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5" draw:name="TextBox 1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6" draw:name="TextBox 1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8" draw:name="TextBox 1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9" draw:name="TextBox 13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4" draw:name="TextBox 13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3" draw:name="TextBox 14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5" draw:name="TextBox 14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6" draw:name="TextBox 14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7" draw:name="TextBox 14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35" draw:name="TextBox 3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6" draw:name="TextBox 3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 office:value-type="string" calcext:value-type="string">
            <text:p>9:00 FMV/STALKING (502)</text:p>
            <draw:custom-shape draw:z-index="49" draw:name="TextBox 5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0" draw:name="TextBox 5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8" draw:name="TextBox 10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9" draw:name="TextBox 1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4">
            <draw:custom-shape draw:z-index="63" draw:name="TextBox 6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4" draw:name="TextBox 6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9" draw:name="TextBox 9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0" draw:name="TextBox 9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TVB ARR/FTA/PLEAS (D)</text:p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" draw:name="TextBox 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9" draw:name="TextBox 17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2" draw:name="TextBox 17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3" draw:name="TextBox 17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4" draw:name="TextBox 17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6" draw:name="TextBox 17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9" draw:name="TextBox 18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0" draw:name="TextBox 18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1" draw:name="TextBox 18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1" draw:name="TextBox 20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2" draw:name="TextBox 20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3" draw:name="TextBox 20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4" draw:name="TextBox 20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7" draw:name="TextBox 20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9" draw:name="TextBox 2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0" draw:name="TextBox 2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4" draw:name="TextBox 2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6" draw:name="TextBox 2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7" draw:name="TextBox 2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2" draw:name="TextBox 2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3" draw:name="TextBox 2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4" draw:name="TextBox 2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5" draw:name="TextBox 2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6" draw:name="TextBox 2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7" draw:name="TextBox 2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8" draw:name="TextBox 2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9" draw:name="TextBox 23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0" draw:name="TextBox 23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1" draw:name="TextBox 23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12"/>
          <table:table-cell table:style-name="ce84"/>
          <table:table-cell table:style-name="ce45"/>
          <table:table-cell table:style-name="ce112"/>
          <table:table-cell table:style-name="ce19" office:value-type="string" calcext:value-type="string">
            <text:p>10:00 CV NON-DOMESTIC (D)</text:p>
          </table:table-cell>
        </table:table-row>
        <table:table-row table:style-name="ro1">
          <table:table-cell table:style-name="ce10">
            <draw:custom-shape draw:z-index="23" draw:name="TextBox 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TextBox 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0" draw:name="TextBox 13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1" draw:name="TextBox 13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2" draw:name="TextBox 13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3" draw:name="TextBox 13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5" draw:name="TextBox 13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6" draw:name="TextBox 13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7" draw:name="TextBox 13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1:30 CR PTC (D)</text:p>
            <draw:custom-shape draw:z-index="37" draw:name="TextBox 3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8" draw:name="TextBox 3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0" draw:name="TextBox 7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1:30 BOND STATUS/MOTIONS D)</text:p>
            <draw:custom-shape draw:z-index="51" draw:name="TextBox 5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2" draw:name="TextBox 5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office:value-type="string" calcext:value-type="string">
            <text:p>1:30 CV PTC (B)</text:p>
            <draw:custom-shape draw:z-index="65" draw:name="TextBox 6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6" draw:name="TextBox 6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1" draw:name="TextBox 9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2" draw:name="TextBox 9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3" draw:name="TextBox 9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4" draw:name="TextBox 9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5" draw:name="TextBox 9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6" draw:name="TextBox 9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7" draw:name="TextBox 9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8" draw:name="TextBox 9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9" draw:name="TextBox 10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0" draw:name="TextBox 10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1" draw:name="TextBox 10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2" draw:name="TextBox 10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3" draw:name="TextBox 10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8" office:value-type="string" calcext:value-type="string">
            <text:p>10:00 CV ADOPTIONS/UNC (S)</text:p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9" draw:name="TextBox 19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0" draw:name="TextBox 19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3" draw:name="TextBox 19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4" draw:name="TextBox 19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5" draw:name="TextBox 19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6" draw:name="TextBox 19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7" draw:name="TextBox 19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8" draw:name="TextBox 19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9" draw:name="TextBox 20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0" draw:name="TextBox 20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5" draw:name="TextBox 20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6" draw:name="TextBox 20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8" draw:name="TextBox 20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1" draw:name="TextBox 2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2" draw:name="TextBox 2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3" draw:name="TextBox 2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5" draw:name="TextBox 2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8" draw:name="TextBox 2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9" draw:name="TextBox 22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0" draw:name="TextBox 22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84">
            <draw:custom-shape draw:z-index="25" draw:name="TextBox 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6" draw:name="TextBox 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7" draw:name="TextBox 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>
            <draw:custom-shape draw:z-index="39" draw:name="TextBox 4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0" draw:name="TextBox 4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1" draw:name="TextBox 4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1" draw:name="TextBox 7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3:00 DUI COURT (M)</text:p>
            <draw:custom-shape draw:z-index="53" draw:name="TextBox 5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4" draw:name="TextBox 5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5" draw:name="TextBox 5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5" office:value-type="string" calcext:value-type="string">
            <text:p>3:00 CARE COURT (502)</text:p>
            <draw:custom-shape draw:z-index="67" draw:name="TextBox 6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8" draw:name="TextBox 6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9" draw:name="TextBox 7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2:00 CV JTCC (M)</text:p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Box 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Box 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1" draw:name="TextBox 19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2" draw:name="TextBox 19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39" table:number-columns-repeated="16379"/>
        </table:table-row>
        <table:table-row table:style-name="ro1">
          <table:table-cell table:style-name="ce82" office:value-type="string" calcext:value-type="string" table:number-columns-spanned="5" table:number-rows-spanned="1">
            <text:p>SUPERIOR COURT CIVIL JURY TRIALS (B)</text:p>
          </table:table-cell>
          <table:covered-table-cell table:number-columns-repeated="4" table:style-name="ce82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N (D)</text:p>
          </table:table-cell>
          <table:table-cell table:style-name="ce21" office:value-type="string" calcext:value-type="string">
            <text:p>8:30 CR ARR (D)</text:p>
          </table:table-cell>
          <table:table-cell table:style-name="ce37" office:value-type="string" calcext:value-type="string">
            <text:p>9:00 CR ARR/NJ (B)</text:p>
            <draw:custom-shape draw:z-index="114" draw:name="TextBox 1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5" draw:name="TextBox 1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V NJ (B)</text:p>
          </table:table-cell>
          <table:table-cell table:style-name="ce83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7" office:value-type="string" calcext:value-type="string">
            <text:p>9:00 CR REVOS (B)</text:p>
          </table:table-cell>
          <table:table-cell table:style-name="ce45" office:value-type="string" calcext:value-type="string">
            <text:p>9:00 FMV/STALKING (502)</text:p>
            <draw:custom-shape draw:z-index="116" draw:name="TextBox 1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7" draw:name="TextBox 1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/>
          <table:table-cell table:style-name="ce122"/>
          <table:table-cell table:style-name="ce39" table:number-columns-repeated="16379"/>
        </table:table-row>
        <table:table-row table:style-name="ro1">
          <table:table-cell table:style-name="ce107"/>
          <table:table-cell table:style-name="ce116" office:value-type="string" calcext:value-type="string">
            <text:p>9:00 BOND FF/PCC (M)</text:p>
          </table:table-cell>
          <table:table-cell table:style-name="ce12" office:value-type="string" calcext:value-type="string">
            <text:p>9:00 CR NJ (M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104"/>
        </table:table-row>
        <table:table-row table:style-name="ro1">
          <table:table-cell table:style-name="ce108" office:value-type="string" calcext:value-type="string">
            <text:p>9:00 CV NON-SERVICE CC/NJ (D)</text:p>
          </table:table-cell>
          <table:table-cell table:style-name="ce117" office:value-type="string" calcext:value-type="string">
            <text:p>9:00 BOND FF (D)</text:p>
          </table:table-cell>
          <table:table-cell table:style-name="ce36" office:value-type="string" calcext:value-type="string">
            <text:p>9:00 JAIL CAL/REVOS (D)</text:p>
          </table:table-cell>
          <table:table-cell table:style-name="ce21" office:value-type="string" calcext:value-type="string">
            <text:p>9:00 CR NJ/PLEAS (D)</text:p>
          </table:table-cell>
          <table:table-cell table:style-name="ce84"/>
        </table:table-row>
        <table:table-row table:style-name="ro1">
          <table:table-cell table:style-name="ce108" office:value-type="string" calcext:value-type="string">
            <text:p>9:00 CV PEREMPTORY CC (D)</text:p>
          </table:table-cell>
          <table:table-cell table:style-name="ce12"/>
          <table:table-cell table:style-name="ce33" office:value-type="string" calcext:value-type="string">
            <text:p>1:30 CR JTCC for 4/21 &amp; 4/28 (B)</text:p>
          </table:table-cell>
          <table:table-cell table:style-name="ce33"/>
          <table:table-cell table:style-name="ce19"/>
        </table:table-row>
        <table:table-row table:style-name="ro1">
          <table:table-cell table:style-name="ce109"/>
          <table:table-cell table:style-name="ce12"/>
          <table:table-cell table:style-name="ce33" office:value-type="string" calcext:value-type="string">
            <text:p>3:00 CV PTC (B)</text:p>
          </table:table-cell>
          <table:table-cell table:style-name="ce33"/>
          <table:table-cell table:style-name="ce19"/>
        </table:table-row>
        <table:table-row table:style-name="ro1">
          <table:table-cell table:style-name="ce12" office:value-type="string" calcext:value-type="string">
            <text:p>10:00 CR PEREMPTORY CC (M)</text:p>
          </table:table-cell>
          <table:table-cell table:style-name="ce33">
            <draw:custom-shape draw:z-index="72" draw:name="TextBox 7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PLEAS (D)</text:p>
          </table:table-cell>
          <table:table-cell table:style-name="ce33"/>
          <table:table-cell table:style-name="ce19"/>
        </table:table-row>
        <table:table-row table:style-name="ro1">
          <table:table-cell table:style-name="ce33"/>
          <table:table-cell table:style-name="ce33" office:value-type="string" calcext:value-type="string">
            <text:p>3:00 DRUG COURT (B)</text:p>
            <draw:custom-shape draw:z-index="73" draw:name="TextBox 7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33"/>
          <table:table-cell table:style-name="ce19"/>
        </table:table-row>
        <table:table-row table:style-name="ro1"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110" office:value-type="string" calcext:value-type="string" table:number-columns-spanned="5" table:number-rows-spanned="1">
            <text:p>STATE COURT CRIMINAL JURY TRIALS (M)</text:p>
          </table:table-cell>
          <table:covered-table-cell table:number-columns-repeated="4" table:style-name="ce110"/>
          <table:table-cell table:style-name="ce39" table:number-columns-repeated="16379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10" office:value-type="string" calcext:value-type="string">
            <text:p>9:00 CR NJ (D)</text:p>
          </table:table-cell>
          <table:table-cell table:style-name="ce90" office:value-type="string" calcext:value-type="string" table:number-columns-spanned="2" table:number-rows-spanned="1">
            <text:p>10:00 CV SPECIAL SET (VJ-503)</text:p>
          </table:table-cell>
          <table:covered-table-cell table:style-name="ce90"/>
        </table:table-row>
        <table:table-row table:style-name="ro1">
          <table:table-cell table:number-columns-repeated="2" table:style-name="ce55" office:value-type="string" calcext:value-type="string">
            <text:p>9:00 PROBATE COURT JURY</text:p>
          </table:table-cell>
          <table:table-cell table:style-name="ce21" office:value-type="string" calcext:value-type="string">
            <text:p>9:00 JAIL CAL (D)</text:p>
            <draw:custom-shape draw:z-index="110" draw:name="TextBox 1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1" draw:name="TextBox 1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9:00 JAIL CAL (M)</text:p>
          </table:table-cell>
          <table:table-cell table:style-name="ce123"/>
        </table:table-row>
        <table:table-row table:style-name="ro1">
          <table:table-cell table:number-columns-repeated="2" table:style-name="ce55" office:value-type="string" calcext:value-type="string">
            <text:p>SELECTION (DWM - 502)</text:p>
          </table:table-cell>
          <table:table-cell table:style-name="ce45" office:value-type="string" calcext:value-type="string">
            <text:p>9:00 FMV/STALKING (502)</text:p>
            <draw:custom-shape draw:z-index="112" draw:name="TextBox 1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3" draw:name="TextBox 1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6"/>
          <table:table-cell table:style-name="ce75" office:value-type="string" calcext:value-type="string">
            <text:p>10:00 PAC COURT (502)</text:p>
          </table:table-cell>
        </table:table-row>
        <table:table-row table:style-name="ro1">
          <table:table-cell table:style-name="ce86"/>
          <table:table-cell table:style-name="ce86">
            <draw:custom-shape draw:z-index="74" draw:name="TextBox 7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1"/>
          <table:table-cell table:style-name="ce86"/>
          <table:table-cell table:style-name="ce106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  <draw:custom-shape draw:z-index="75" draw:name="TextBox 7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06"/>
        </table:table-row>
        <table:table-row table:style-name="ro1">
          <table:table-cell table:style-name="ce86" table:number-columns-repeated="4"/>
          <table:table-cell table:style-name="ce10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10" office:value-type="string" calcext:value-type="string" table:number-columns-spanned="5" table:number-rows-spanned="1">
            <text:p>STATE COURT CRIMINAL JURY TRIALS (M)</text:p>
          </table:table-cell>
          <table:covered-table-cell table:number-columns-repeated="4" table:style-name="ce110"/>
          <table:table-cell table:style-name="ce39" table:number-columns-repeated="16379"/>
        </table:table-row>
        <table:table-row table:style-name="ro1">
          <table:table-cell table:style-name="ce106"/>
          <table:table-cell table:style-name="ce118" office:value-type="string" calcext:value-type="string">
            <text:p>9:00 CR MOTIONS/PLEAS (D)</text:p>
          </table:table-cell>
          <table:table-cell table:style-name="ce21" office:value-type="string" calcext:value-type="string">
            <text:p>9:00 JAIL CAL/REVOS (D)</text:p>
            <draw:custom-shape draw:z-index="118" draw:name="TextBox 1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9" draw:name="TextBox 12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9:00 TVB ARR/FTA/PLEAS (D)</text:p>
          </table:table-cell>
          <table:table-cell table:style-name="ce98" office:value-type="string" calcext:value-type="string">
            <text:p>9:00 CR PCC for 3/31; 4/7 (S)</text:p>
          </table:table-cell>
        </table:table-row>
        <table:table-row table:style-name="ro1">
          <table:table-cell table:style-name="ce106"/>
          <table:table-cell table:style-name="ce119"/>
          <table:table-cell table:style-name="ce45" office:value-type="string" calcext:value-type="string">
            <text:p>9:00 FMV/STALKING (502)</text:p>
            <draw:custom-shape draw:z-index="120" draw:name="TextBox 12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1" draw:name="TextBox 1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6"/>
          <table:table-cell table:style-name="ce62" office:value-type="string" calcext:value-type="string">
            <text:p>9:00 JAIL CAL (M)</text:p>
          </table:table-cell>
        </table:table-row>
        <table:table-row table:style-name="ro1">
          <table:table-cell table:style-name="ce106"/>
          <table:table-cell table:style-name="ce120" office:value-type="string" calcext:value-type="string">
            <text:p>1:30 SPECIAL SET (ADOPTION (B)</text:p>
            <draw:custom-shape draw:z-index="76" draw:name="TextBox 7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BOND STATUS/MOTIONS (D)</text:p>
          </table:table-cell>
          <table:table-cell table:style-name="ce86"/>
          <table:table-cell table:style-name="ce106"/>
        </table:table-row>
        <table:table-row table:style-name="ro1">
          <table:table-cell table:style-name="ce106"/>
          <table:table-cell table:style-name="ce33" office:value-type="string" calcext:value-type="string">
            <text:p>3:00 DRUG COURT (B)</text:p>
            <draw:custom-shape draw:z-index="77" draw:name="TextBox 7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86"/>
          <table:table-cell table:style-name="ce10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60"/>
          <table:table-cell table:style-name="ce39" table:number-columns-repeated="16379"/>
        </table:table-row>
        <table:table-row table:style-name="ro1">
          <table:table-cell table:style-name="ce113" office:value-type="string" calcext:value-type="string" table:number-columns-spanned="2" table:number-rows-spanned="1">
            <text:p>SPRING BREAK</text:p>
          </table:table-cell>
          <table:covered-table-cell table:style-name="ce113"/>
          <table:table-cell table:style-name="ce5" table:number-columns-repeated="2"/>
          <table:table-cell table:style-name="ce124"/>
        </table:table-row>
        <table:table-row table:style-name="ro1">
          <table:table-cell table:style-name="ce114" office:value-type="string" calcext:value-type="string" table:number-columns-spanned="2" table:number-rows-spanned="1">
            <text:p>SUPERIOR COURT CIVIL BENCH TRIALS (D)</text:p>
          </table:table-cell>
          <table:covered-table-cell table:style-name="ce114"/>
          <table:table-cell table:style-name="ce5" table:number-columns-repeated="2"/>
          <table:table-cell table:style-name="ce125"/>
        </table:table-row>
        <table:table-row table:style-name="ro1">
          <table:table-cell table:style-name="ce10"/>
          <table:table-cell table:style-name="ce5" table:number-columns-repeated="3"/>
          <table:table-cell table:style-name="ce125"/>
        </table:table-row>
        <table:table-row table:style-name="ro1">
          <table:table-cell table:style-name="ce12" office:value-type="string" calcext:value-type="string">
            <text:p>9:00 CR NJ/ASH (M)</text:p>
          </table:table-cell>
          <table:table-cell table:style-name="ce5" table:number-columns-repeated="3"/>
          <table:table-cell table:style-name="ce125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5" table:number-columns-repeated="3"/>
          <table:table-cell table:style-name="ce125"/>
        </table:table-row>
        <table:table-row table:style-name="ro1">
          <table:table-cell table:style-name="ce29" office:value-type="string" calcext:value-type="string">
            <text:p>10:00 SPECIAL SET PTC (B)</text:p>
          </table:table-cell>
          <table:table-cell table:style-name="ce5" table:number-columns-repeated="3"/>
          <table:table-cell table:style-name="ce125"/>
        </table:table-row>
        <table:table-row table:style-name="ro1">
          <table:table-cell table:style-name="ce29"/>
          <table:table-cell table:style-name="ce5" table:number-columns-repeated="3"/>
          <table:table-cell table:style-name="ce125"/>
        </table:table-row>
        <table:table-row table:style-name="ro1">
          <table:table-cell table:style-name="ce115"/>
          <table:table-cell table:style-name="ce6" table:number-columns-repeated="4"/>
        </table:table-row>
        <table:table-row table:style-name="ro4" table:number-rows-repeated="1048521">
          <table:table-cell table:number-columns-repeated="5"/>
          <table:table-cell table:style-name="ce39" table:number-columns-repeated="16379"/>
        </table:table-row>
        <table:table-row table:style-name="ro4">
          <table:table-cell table:number-columns-repeated="5"/>
          <table:table-cell table:style-name="ce39" table:number-columns-repeated="16379"/>
        </table:table-row>
      </table:table>
      <table:table table:name="April 2025" table:style-name="ta4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April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Jeffrey S. Bagley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24"/>
          <table:table-cell table:style-name="ce129" office:value-type="string" calcext:value-type="string" table:number-columns-spanned="4" table:number-rows-spanned="1">
            <text:p>SPRING BREAK</text:p>
          </table:table-cell>
          <table:covered-table-cell table:number-columns-repeated="2" table:style-name="ce129"/>
          <table:covered-table-cell table:style-name="ce129">
            <draw:custom-shape draw:z-index="45" draw:name="TextBox 4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9" table:number-columns-repeated="16379"/>
        </table:table-row>
        <table:table-row table:style-name="ro1">
          <table:table-cell table:style-name="ce125"/>
          <table:table-cell table:style-name="ce89" office:value-type="string" calcext:value-type="string" table:number-columns-spanned="4" table:number-rows-spanned="1">
            <text:p>SUPERIOR COURT CIVIL BENCH TRIALS (S)</text:p>
          </table:table-cell>
          <table:covered-table-cell table:number-columns-repeated="2" table:style-name="ce89"/>
          <table:covered-table-cell table:style-name="ce89">
            <draw:custom-shape draw:z-index="46" draw:name="TextBox 4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9" table:number-columns-repeated="16379"/>
        </table:table-row>
        <table:table-row table:style-name="ro1">
          <table:table-cell table:style-name="ce5"/>
          <table:table-cell table:style-name="ce33" office:value-type="string" calcext:value-type="string">
            <text:p>9:00 CV SPECIAL SET (B)</text:p>
          </table:table-cell>
          <table:table-cell table:style-name="ce11" office:value-type="string" calcext:value-type="string">
            <text:p>9:00 CV NJ (S)</text:p>
          </table:table-cell>
          <table:table-cell table:style-name="ce112"/>
          <table:table-cell table:style-name="ce133"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5"/>
          <table:table-cell table:style-name="ce112"/>
          <table:table-cell table:style-name="ce12" office:value-type="string" calcext:value-type="string">
            <text:p>9:00 DUI REVIEWS (M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100" office:value-type="string" calcext:value-type="string">
            <text:p>9:00 CV NJ (M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5"/>
          <table:table-cell table:style-name="ce55" office:value-type="string" calcext:value-type="string">
            <text:p>11:00 CR SPECIAL SET (VJ-402)</text:p>
          </table:table-cell>
          <table:table-cell table:style-name="ce18"/>
          <table:table-cell table:style-name="ce112"/>
          <table:table-cell table:style-name="ce133"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Box 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Box 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TextBox 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" draw:name="TextBox 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" draw:name="TextBox 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" draw:name="TextBox 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TextBox 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TextBox 2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" draw:name="TextBox 2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5"/>
          <table:table-cell table:style-name="ce112">
            <draw:custom-shape draw:z-index="26" draw:name="TextBox 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2" table:number-columns-repeated="2"/>
          <table:table-cell table:style-name="ce133"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" draw:name="TextBox 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TextBox 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" draw:name="TextBox 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5"/>
          <table:table-cell table:style-name="ce33" office:value-type="string" calcext:value-type="string">
            <text:p>3:00 DRUG COURT (B)</text:p>
            <draw:custom-shape draw:z-index="27" draw:name="TextBox 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34" office:value-type="string" calcext:value-type="string">
            <text:p>3:00 CR SPECIAL SET (VJ-402)</text:p>
            <draw:custom-shape draw:z-index="8" draw:name="TextBox 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TextBox 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5" draw:name="TextBox 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39" table:number-columns-repeated="16379"/>
        </table:table-row>
        <table:table-row table:style-name="ro1">
          <table:table-cell table:style-name="ce10"/>
          <table:table-cell table:style-name="ce10" office:value-type="string" calcext:value-type="string">
            <text:p>8:30 CSRU/ADOPTIONS (D)</text:p>
          </table:table-cell>
          <table:table-cell table:style-name="ce10" office:value-type="string" calcext:value-type="string">
            <text:p>8:30 CR ARR (D)</text:p>
          </table:table-cell>
          <table:table-cell table:style-name="ce86"/>
          <table:table-cell table:style-name="ce19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MOTIONS (B)</text:p>
          </table:table-cell>
          <table:table-cell table:style-name="ce37" office:value-type="string" calcext:value-type="string">
            <text:p>9:00 CV NJ (B)</text:p>
          </table:table-cell>
          <table:table-cell table:style-name="ce19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R MOTIONS/REVOS (D)</text:p>
          </table:table-cell>
          <table:table-cell table:style-name="ce10" office:value-type="string" calcext:value-type="string">
            <text:p>9:00 CV UNC/DOMESTIC/NON-</text:p>
          </table:table-cell>
          <table:table-cell table:style-name="ce10" office:value-type="string" calcext:value-type="string">
            <text:p>9:00 CR CC/NJ (D)</text:p>
          </table:table-cell>
          <table:table-cell table:style-name="ce11" office:value-type="string" calcext:value-type="string">
            <text:p>9:00 CV AD-HOC (S)</text:p>
          </table:table-cell>
          <table:table-cell table:style-name="ce75" office:value-type="string" calcext:value-type="string">
            <text:p>8:30 PAC COURT (503)</text:p>
          </table:table-cell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CR NJ (S)</text:p>
          </table:table-cell>
          <table:table-cell table:style-name="ce10" office:value-type="string" calcext:value-type="string">
            <text:p>DOMESTIC (D)</text:p>
          </table:table-cell>
          <table:table-cell table:style-name="ce18" office:value-type="string" calcext:value-type="string">
            <text:p>9:00 FMV/STALKING (502)</text:p>
          </table:table-cell>
          <table:table-cell table:style-name="ce10"/>
          <table:table-cell table:style-name="ce62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PTC (M)</text:p>
          </table:table-cell>
          <table:table-cell table:style-name="ce12" office:value-type="string" calcext:value-type="string">
            <text:p>9:00 CR ARR (M)</text:p>
          </table:table-cell>
          <table:table-cell table:style-name="ce12" office:value-type="string" calcext:value-type="string">
            <text:p>9:00 DUI REVIEWS (M)</text:p>
          </table:table-cell>
          <table:table-cell table:style-name="ce12" office:value-type="string" calcext:value-type="string">
            <text:p>9:00 JAIL CAL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STATUS CONFERENCE (D)</text:p>
          </table:table-cell>
          <table:table-cell table:style-name="ce21" office:value-type="string" calcext:value-type="string">
            <text:p>9:00 CR ASH/PLEAS (D)</text:p>
          </table:table-cell>
          <table:table-cell table:style-name="ce21" office:value-type="string" calcext:value-type="string">
            <text:p>9:00 JAIL CAL/REVOS (D)</text:p>
          </table:table-cell>
          <table:table-cell table:style-name="ce21" office:value-type="string" calcext:value-type="string">
            <text:p>9:00 CR NJ/PLEAS (D)</text:p>
          </table:table-cell>
          <table:table-cell table:style-name="ce75" office:value-type="string" calcext:value-type="string">
            <text:p>10:00 SPECIAL SET (VJ-503)</text:p>
          </table:table-cell>
          <table:table-cell table:style-name="ce39" table:number-columns-repeated="16379"/>
        </table:table-row>
        <table:table-row table:style-name="ro1">
          <table:table-cell table:style-name="ce10"/>
          <table:table-cell table:style-name="ce21"/>
          <table:table-cell table:style-name="ce18"/>
          <table:table-cell table:style-name="ce40">
            <draw:custom-shape draw:z-index="47" draw:name="TextBox 4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8" draw:name="TextBox 4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9" draw:name="TextBox 5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0" draw:name="TextBox 5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1" draw:name="TextBox 5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2" draw:name="TextBox 5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3" draw:name="TextBox 5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4" draw:name="TextBox 5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5" draw:name="TextBox 5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6" draw:name="TextBox 5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7" draw:name="TextBox 5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/>
          <table:table-cell table:style-name="ce39" table:number-columns-repeated="16379"/>
        </table:table-row>
        <table:table-row table:style-name="ro1">
          <table:table-cell table:style-name="ce86"/>
          <table:table-cell table:style-name="ce21" office:value-type="string" calcext:value-type="string">
            <text:p>1:30 CR PTC (D)</text:p>
            <draw:custom-shape draw:z-index="28" draw:name="TextBox 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BOND STATUS/MOTIONS (D)</text:p>
          </table:table-cell>
          <table:table-cell table:style-name="ce131" office:value-type="string" calcext:value-type="string">
            <text:p>1:30 CV PTC (B)</text:p>
            <draw:custom-shape draw:z-index="34" draw:name="TextBox 3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5" draw:name="TextBox 3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6" draw:name="TextBox 3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7" draw:name="TextBox 3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8" draw:name="TextBox 3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9" draw:name="TextBox 4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0" draw:name="TextBox 4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1" draw:name="TextBox 4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2" draw:name="TextBox 4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3" draw:name="TextBox 4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4" draw:name="TextBox 4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2" office:value-type="string" calcext:value-type="string">
            <text:p>2:00 CV JTCC (M)</text:p>
          </table:table-cell>
          <table:table-cell table:style-name="ce39" table:number-columns-repeated="16379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  <draw:custom-shape draw:z-index="29" draw:name="TextBox 3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office:value-type="string" calcext:value-type="string">
            <text:p>3:00 DUI COURT (M)</text:p>
          </table:table-cell>
          <table:table-cell table:style-name="ce131"/>
          <table:table-cell table:style-name="ce62"/>
          <table:table-cell table:style-name="ce39" table:number-columns-repeated="16379"/>
        </table:table-row>
        <table:table-row table:style-name="ro1"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39" table:number-columns-repeated="16379"/>
        </table:table-row>
        <table:table-row table:style-name="ro1">
          <table:table-cell table:style-name="ce126" office:value-type="string" calcext:value-type="string" table:number-columns-spanned="4" table:number-rows-spanned="1">
            <text:p>SUPERIOR COURT CIVIL BENCH TRIALS (D)</text:p>
          </table:table-cell>
          <table:covered-table-cell table:number-columns-repeated="3" table:style-name="ce126"/>
          <table:table-cell table:style-name="ce105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21" office:value-type="string" calcext:value-type="string">
            <text:p>8:30 CR ARR/BOND FF (D)</text:p>
          </table:table-cell>
          <table:table-cell table:style-name="ce86" table:number-columns-repeated="2"/>
          <table:table-cell table:style-name="ce74" office:value-type="string" calcext:value-type="string">
            <text:p>8:30 CR PCC (B)</text:p>
          </table:table-cell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R</text:p>
          </table:table-cell>
          <table:table-cell table:style-name="ce11" office:value-type="string" calcext:value-type="string">
            <text:p>9:00 CR ARR/NJ (S)</text:p>
          </table:table-cell>
          <table:table-cell table:style-name="ce33" office:value-type="string" calcext:value-type="string">
            <text:p>9:00 CR ARR/NJ (B)</text:p>
          </table:table-cell>
          <table:table-cell table:style-name="ce33" office:value-type="string" calcext:value-type="string">
            <text:p>9:00 CV NJ (B)</text:p>
          </table:table-cell>
          <table:table-cell table:style-name="ce74" office:value-type="string" calcext:value-type="string">
            <text:p>9:00 CR NJ (B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TCC (D)</text:p>
          </table:table-cell>
          <table:table-cell table:style-name="ce12" office:value-type="string" calcext:value-type="string">
            <text:p>9:00 BOND FF/FINAL ARR (M)</text:p>
          </table:table-cell>
          <table:table-cell table:style-name="ce11" office:value-type="string" calcext:value-type="string">
            <text:p>9:00 CV NJ (S)</text:p>
          </table:table-cell>
          <table:table-cell table:style-name="ce11" office:value-type="string" calcext:value-type="string">
            <text:p>9:00 CR REVOS/MOTIONS (S)</text:p>
          </table:table-cell>
          <table:table-cell table:style-name="ce105"/>
          <table:table-cell table:style-name="ce39" table:number-columns-repeated="16379"/>
        </table:table-row>
        <table:table-row table:style-name="ro1">
          <table:table-cell table:style-name="ce127" office:value-type="string" calcext:value-type="string">
            <text:p>9:00 ADOPTIONS/UNC (S)</text:p>
          </table:table-cell>
          <table:table-cell table:style-name="ce21"/>
          <table:table-cell table:style-name="ce18" office:value-type="string" calcext:value-type="string">
            <text:p>9:00 FMV/STALKING (502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27" office:value-type="string" calcext:value-type="string">
            <text:p>9:00 CV PEREMPT. CAL (S)</text:p>
          </table:table-cell>
          <table:table-cell table:style-name="ce121"/>
          <table:table-cell table:style-name="ce12" office:value-type="string" calcext:value-type="string">
            <text:p>9:00 DUI REVIEWS (M)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75"/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NJ (M)</text:p>
          </table:table-cell>
          <table:table-cell table:style-name="ce121"/>
          <table:table-cell table:style-name="ce36" office:value-type="string" calcext:value-type="string">
            <text:p>9:00 JAIL CAL/REVOS (D)</text:p>
          </table:table-cell>
          <table:table-cell table:style-name="ce33" office:value-type="string" calcext:value-type="string">
            <text:p>1:30 CV JTCC for 5/12 (B)</text:p>
          </table:table-cell>
          <table:table-cell table:style-name="ce105"/>
          <table:table-cell table:style-name="ce39" table:number-columns-repeated="16379"/>
        </table:table-row>
        <table:table-row table:style-name="ro1">
          <table:table-cell table:style-name="ce47" office:value-type="string" calcext:value-type="string">
            <text:p>9:00 CV NO SERVICE CAL/NJ (D)</text:p>
          </table:table-cell>
          <table:table-cell table:style-name="ce121">
            <draw:custom-shape draw:z-index="30" draw:name="TextBox 3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CR PLEAS (D)</text:p>
          </table:table-cell>
          <table:table-cell table:style-name="ce121"/>
          <table:table-cell table:style-name="ce105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21"/>
          <table:table-cell table:style-name="ce21"/>
          <table:table-cell table:style-name="ce121"/>
          <table:table-cell table:style-name="ce105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1:00 CV SPECIAL SET (B)</text:p>
          </table:table-cell>
          <table:table-cell table:style-name="ce33" office:value-type="string" calcext:value-type="string">
            <text:p>3:00 DRUG COURT (B)</text:p>
            <draw:custom-shape draw:z-index="31" draw:name="TextBox 3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05"/>
          <table:table-cell table:style-name="ce39" table:number-columns-repeated="1637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4" table:number-rows-spanned="1">
            <text:p>SUPERIOR COURT CIVIL BENCH TRIALS (D)</text:p>
          </table:table-cell>
          <table:covered-table-cell table:number-columns-repeated="3" table:style-name="ce89"/>
          <table:table-cell table:style-name="ce124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IVI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90" office:value-type="string" calcext:value-type="string" table:number-columns-spanned="5" table:number-rows-spanned="1">
            <text:p>STATE COURT CRIMINAL JURY TRIALS (VJ - 502) *</text:p>
          </table:table-cell>
          <table:covered-table-cell table:number-columns-repeated="4" table:style-name="ce90"/>
          <table:table-cell table:style-name="ce39" table:number-columns-repeated="16379"/>
        </table:table-row>
        <table:table-row table:style-name="ro1">
          <table:table-cell table:style-name="ce55" office:value-type="string" calcext:value-type="string">
            <text:p>8:30 CR SPECIAL SET (VJ-502)</text:p>
          </table:table-cell>
          <table:table-cell table:style-name="ce33" office:value-type="string" calcext:value-type="string">
            <text:p>9:00 CR BENCH TRIAL (B)</text:p>
          </table:table-cell>
          <table:table-cell table:style-name="ce86"/>
          <table:table-cell table:style-name="ce33" office:value-type="string" calcext:value-type="string">
            <text:p>9:00 CR SPECIAL SET MOTION (B)</text:p>
          </table:table-cell>
          <table:table-cell table:style-name="ce106"/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 (M)</text:p>
          </table:table-cell>
          <table:table-cell table:style-name="ce12" office:value-type="string" calcext:value-type="string">
            <text:p>9:00 CR MOTIONS/BENCH</text:p>
          </table:table-cell>
          <table:table-cell table:style-name="ce12" office:value-type="string" calcext:value-type="string">
            <text:p>9:00 DUI REVIEWS (M)</text:p>
          </table:table-cell>
          <table:table-cell table:style-name="ce12" office:value-type="string" calcext:value-type="string">
            <text:p>9:00 JAIL CAL (M)</text:p>
          </table:table-cell>
          <table:table-cell table:style-name="ce62" office:value-type="string" calcext:value-type="string">
            <text:p>9:00 CR PTC (M)</text:p>
          </table:table-cell>
          <table:table-cell table:style-name="ce39" table:number-columns-repeated="16379"/>
        </table:table-row>
        <table:table-row table:style-name="ro1">
          <table:table-cell table:style-name="ce21"/>
          <table:table-cell table:style-name="ce86" office:value-type="string" calcext:value-type="string">
            <text:p>TRIALS (M)</text:p>
          </table:table-cell>
          <table:table-cell table:style-name="ce36" office:value-type="string" calcext:value-type="string">
            <text:p>9:00 JAIL CAL (D)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86" table:number-columns-repeated="2"/>
          <table:table-cell table:style-name="ce18" office:value-type="string" calcext:value-type="string">
            <text:p>9:00 FMV/STALKING (502)*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86"/>
          <table:table-cell table:style-name="ce86">
            <draw:custom-shape draw:z-index="32" draw:name="TextBox 3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6" table:number-columns-repeated="2"/>
          <table:table-cell table:style-name="ce106"/>
          <table:table-cell table:style-name="ce39" table:number-columns-repeated="16379"/>
        </table:table-row>
        <table:table-row table:style-name="ro1">
          <table:table-cell table:style-name="ce86"/>
          <table:table-cell table:style-name="ce33" office:value-type="string" calcext:value-type="string">
            <text:p>3:00 DRUG COURT (B)</text:p>
            <draw:custom-shape draw:z-index="33" draw:name="TextBox 3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60"/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3" table:number-rows-spanned="1">
            <text:p>SUPERIOR COURT CRIMINAL JURY TRIALS (B)</text:p>
          </table:table-cell>
          <table:covered-table-cell table:number-columns-repeated="2" table:style-name="ce8"/>
          <table:table-cell table:style-name="ce124" table:number-columns-repeated="2"/>
          <table:table-cell table:style-name="ce39" table:number-columns-repeated="16379"/>
        </table:table-row>
        <table:table-row table:style-name="ro1">
          <table:table-cell table:style-name="ce128" office:value-type="string" calcext:value-type="string" table:number-columns-spanned="3" table:number-rows-spanned="1">
            <text:p>STATE COURT CIVIL JURY TRIALS (M)</text:p>
          </table:table-cell>
          <table:covered-table-cell table:number-columns-repeated="2" table:style-name="ce128"/>
          <table:table-cell table:style-name="ce125" table:number-columns-repeated="2"/>
          <table:table-cell table:style-name="ce39" table:number-columns-repeated="16379"/>
        </table:table-row>
        <table:table-row table:style-name="ro1">
          <table:table-cell table:style-name="ce54" office:value-type="string" calcext:value-type="string">
            <text:p>9:00 CV SPECIAL SET (D)</text:p>
          </table:table-cell>
          <table:table-cell table:style-name="ce10" office:value-type="string" calcext:value-type="string">
            <text:p>9:00 CR SPECIAL SET MOTIONS (D)</text:p>
          </table:table-cell>
          <table:table-cell table:style-name="ce86"/>
          <table:table-cell table:style-name="ce5"/>
          <table:table-cell table:style-name="ce125"/>
          <table:table-cell table:style-name="ce39" table:number-columns-repeated="16379"/>
        </table:table-row>
        <table:table-row table:style-name="ro1">
          <table:table-cell table:style-name="ce21"/>
          <table:table-cell table:style-name="ce21" office:value-type="string" calcext:value-type="string">
            <text:p>9:00 CR CC for 6/9 (D)</text:p>
          </table:table-cell>
          <table:table-cell table:style-name="ce21" office:value-type="string" calcext:value-type="string">
            <text:p>9:00 BOND STATUS/MOTIONS (D)</text:p>
          </table:table-cell>
          <table:table-cell table:style-name="ce5"/>
          <table:table-cell table:style-name="ce125"/>
          <table:table-cell table:style-name="ce39" table:number-columns-repeated="16379"/>
        </table:table-row>
        <table:table-row table:style-name="ro1">
          <table:table-cell table:style-name="ce21"/>
          <table:table-cell table:style-name="ce21" office:value-type="string" calcext:value-type="string">
            <text:p>9:00 <text:s/>PLEAS (D)</text:p>
          </table:table-cell>
          <table:table-cell table:style-name="ce21" office:value-type="string" calcext:value-type="string">
            <text:p>9:00 JAIL CAL/REVOS (D)</text:p>
          </table:table-cell>
          <table:table-cell table:style-name="ce5"/>
          <table:table-cell table:style-name="ce125"/>
          <table:table-cell table:style-name="ce39" table:number-columns-repeated="16379"/>
        </table:table-row>
        <table:table-row table:style-name="ro1">
          <table:table-cell table:style-name="ce86" table:number-columns-repeated="2"/>
          <table:table-cell table:style-name="ce12"/>
          <table:table-cell table:style-name="ce5"/>
          <table:table-cell table:style-name="ce125"/>
          <table:table-cell table:style-name="ce39" table:number-columns-repeated="16379"/>
        </table:table-row>
        <table:table-row table:style-name="ro1">
          <table:table-cell table:style-name="ce115" table:number-columns-repeated="2"/>
          <table:table-cell table:style-name="ce130" office:value-type="string" calcext:value-type="string">
            <text:p>3:00 DUI COURT (M)</text:p>
          </table:table-cell>
          <table:table-cell table:style-name="ce6" table:number-columns-repeated="2"/>
          <table:table-cell table:style-name="ce39" table:number-columns-repeated="16379"/>
        </table:table-row>
        <table:table-row table:style-name="ro4" table:number-rows-repeated="1048522">
          <table:table-cell table:number-columns-repeated="5"/>
          <table:table-cell table:style-name="ce39" table:number-columns-repeated="16379"/>
        </table:table-row>
        <table:table-row table:style-name="ro4">
          <table:table-cell table:number-columns-repeated="5"/>
          <table:table-cell table:style-name="ce39" table:number-columns-repeated="16379"/>
        </table:table-row>
      </table:table>
      <table:table table:name="May 2025" table:style-name="ta5" table:print-ranges="'May 2025'.A1:'May 2025'.E54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May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Philip C. Smith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table:number-columns-repeated="3"/>
          <table:table-cell table:style-name="ce60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39" table:number-columns-repeated="16379"/>
        </table:table-row>
        <table:table-row table:style-name="ro1">
          <table:table-cell table:style-name="ce135" table:number-columns-repeated="3"/>
          <table:table-cell table:style-name="ce8" office:value-type="string" calcext:value-type="string" table:number-columns-spanned="2" table:number-rows-spanned="1">
            <text:p>SUPERIOR COURT CRIMINAL JURY TRIALS (B)</text:p>
          </table:table-cell>
          <table:covered-table-cell table:style-name="ce8"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9" table:number-columns-repeated="16379"/>
        </table:table-row>
        <table:table-row table:style-name="ro1">
          <table:table-cell table:style-name="ce136" table:number-columns-repeated="3"/>
          <table:table-cell table:style-name="ce128" office:value-type="string" calcext:value-type="string" table:number-columns-spanned="2" table:number-rows-spanned="1">
            <text:p>STATE COURT CIVIL JURY TRIALS (M)</text:p>
          </table:table-cell>
          <table:covered-table-cell table:style-name="ce128"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9" table:number-columns-repeated="16379"/>
        </table:table-row>
        <table:table-row table:style-name="ro1">
          <table:table-cell table:style-name="ce136" table:number-columns-repeated="3"/>
          <table:table-cell table:style-name="ce62" office:value-type="string" calcext:value-type="string">
            <text:p>9:00 JAIL CAL (M)</text:p>
          </table:table-cell>
          <table:table-cell table:style-name="ce165"/>
          <table:table-cell table:style-name="ce39" table:number-columns-repeated="16379"/>
        </table:table-row>
        <table:table-row table:style-name="ro1">
          <table:table-cell table:style-name="ce137" table:number-columns-repeated="3"/>
          <table:table-cell table:style-name="ce73" office:value-type="string" calcext:value-type="string">
            <text:p>9:00 CR ASH/PLEAS (D)</text:p>
          </table:table-cell>
          <table:table-cell table:style-name="ce166"/>
          <table:table-cell table:style-name="ce39" table:number-columns-repeated="16379"/>
        </table:table-row>
        <table:table-row table:style-name="ro1">
          <table:table-cell table:style-name="ce137" table:number-columns-repeated="3"/>
          <table:table-cell table:style-name="ce73"/>
          <table:table-cell table:style-name="ce167"/>
          <table:table-cell table:style-name="ce39" table:number-columns-repeated="16379"/>
        </table:table-row>
        <table:table-row table:style-name="ro1">
          <table:table-cell table:style-name="ce138" table:number-columns-repeated="3"/>
          <table:table-cell table:style-name="ce73" office:value-type="string" calcext:value-type="string">
            <text:p>1:30 CR PTC (D)</text:p>
          </table:table-cell>
          <table:table-cell table:style-name="ce168"/>
          <table:table-cell table:style-name="ce39" table:number-columns-repeated="16379"/>
        </table:table-row>
        <table:table-row table:style-name="ro1">
          <table:table-cell table:style-name="ce139" table:number-columns-repeated="3"/>
          <table:table-cell table:style-name="ce55" office:value-type="string" calcext:value-type="string">
            <text:p>3:00 CARE COURT (502)</text:p>
          </table:table-cell>
          <table:table-cell table:style-name="ce169"/>
          <table:table-cell table:style-name="ce39" table:number-columns-repeated="1637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39" table:number-columns-repeated="16379"/>
        </table:table-row>
        <table:table-row table:style-name="ro1">
          <table:table-cell table:style-name="ce140" office:value-type="string" calcext:value-type="string" table:number-columns-spanned="5" table:number-rows-spanned="1">
            <text:p>SUPERIOR COURT SPECIAL SET CRIMINAL JURY TRIAL (VJ EMERSON-502)</text:p>
          </table:table-cell>
          <table:covered-table-cell table:number-columns-repeated="4" table:style-name="ce140"/>
        </table:table-row>
        <table:table-row table:style-name="ro1">
          <table:table-cell table:style-name="ce10" office:value-type="string" calcext:value-type="string">
            <text:p>8:30 CSRU/ADOPTIONS (D)</text:p>
          </table:table-cell>
          <table:table-cell table:style-name="ce112"/>
          <table:table-cell table:style-name="ce10" office:value-type="string" calcext:value-type="string">
            <text:p>8:30 CR ARR (D)</text:p>
          </table:table-cell>
          <table:table-cell table:style-name="ce112"/>
          <table:table-cell table:style-name="ce84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112"/>
          <table:table-cell table:style-name="ce37" office:value-type="string" calcext:value-type="string">
            <text:p>9:00 CR MOTIONS (B)</text:p>
          </table:table-cell>
          <table:table-cell table:style-name="ce37" office:value-type="string" calcext:value-type="string">
            <text:p>9:00 CV NJ (B)</text:p>
          </table:table-cell>
          <table:table-cell table:style-name="ce74" office:value-type="string" calcext:value-type="string">
            <text:p>9:00 CV PTC (B)</text:p>
          </table:table-cell>
        </table:table-row>
        <table:table-row table:style-name="ro1">
          <table:table-cell table:style-name="ce75" office:value-type="string" calcext:value-type="string">
            <text:p>9:00 CR PLEA (VJ Emerson - 502)</text:p>
          </table:table-cell>
          <table:table-cell table:style-name="ce112"/>
          <table:table-cell table:style-name="ce37" table:number-columns-repeated="2"/>
          <table:table-cell table:style-name="ce74"/>
        </table:table-row>
        <table:table-row table:style-name="ro1">
          <table:table-cell table:style-name="ce33" office:value-type="string" calcext:value-type="string">
            <text:p>9:00 FMV/STALKING - VJ (402)</text:p>
          </table:table-cell>
          <table:table-cell table:style-name="ce37" office:value-type="string" calcext:value-type="string">
            <text:p>9:00 CR REVOS (B)</text:p>
          </table:table-cell>
          <table:table-cell table:style-name="ce10" office:value-type="string" calcext:value-type="string">
            <text:p>9:00 CR NJ (D)</text:p>
          </table:table-cell>
          <table:table-cell table:style-name="ce10" office:value-type="string" calcext:value-type="string">
            <text:p>9:00 CR MOTIONS/REVOS (D)</text:p>
          </table:table-cell>
          <table:table-cell table:style-name="ce19" office:value-type="string" calcext:value-type="string">
            <text:p>9:00 CR PCC/NJ (D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SPECIAL SET (B)</text:p>
          </table:table-cell>
          <table:table-cell table:style-name="ce10" office:value-type="string" calcext:value-type="string">
            <text:p>9:00 CV DOMESTIC (D)</text:p>
          </table:table-cell>
          <table:table-cell table:style-name="ce34" office:value-type="string" calcext:value-type="string">
            <text:p>9:00 CV NJ (S)</text:p>
          </table:table-cell>
          <table:table-cell table:style-name="ce11" office:value-type="string" calcext:value-type="string">
            <text:p>9:00 CR REVOS/MOTIONS (S)</text:p>
          </table:table-cell>
          <table:table-cell table:style-name="ce98" office:value-type="string" calcext:value-type="string">
            <text:p>9:00 CR CC for 5/19; 5/27 (S)</text:p>
          </table:table-cell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11" office:value-type="string" calcext:value-type="string">
            <text:p>9:00 CR ARR/NJ (S)</text:p>
          </table:table-cell>
          <table:table-cell table:style-name="ce155" office:value-type="string" calcext:value-type="string">
            <text:p>9:00 FMV/STALKING (502)</text:p>
          </table:table-cell>
          <table:table-cell table:style-name="ce162" office:value-type="string" calcext:value-type="string">
            <text:p>9:00 JAIL CAL/REVOS (D)</text:p>
          </table:table-cell>
          <table:table-cell table:style-name="ce73" office:value-type="string" calcext:value-type="string">
            <text:p>9:00 TVB ARR/FTA/PLEAS (D)</text:p>
          </table:table-cell>
        </table:table-row>
        <table:table-row table:style-name="ro1">
          <table:table-cell table:style-name="ce12" office:value-type="string" calcext:value-type="string">
            <text:p>9:00 CV NJ (M)</text:p>
          </table:table-cell>
          <table:table-cell table:style-name="ce12" office:value-type="string" calcext:value-type="string">
            <text:p>9:00 CR ARR/BOND FF (M)</text:p>
          </table:table-cell>
          <table:table-cell table:style-name="ce12" office:value-type="string" calcext:value-type="string">
            <text:p>9:00 DUI REVIEWS (M)</text:p>
          </table:table-cell>
          <table:table-cell table:style-name="ce33" office:value-type="string" calcext:value-type="string">
            <text:p>1:30 CV BTCC for 6/2, 6/9 and</text:p>
          </table:table-cell>
          <table:table-cell table:style-name="ce98" office:value-type="string" calcext:value-type="string">
            <text:p>10:00 CR REVOS - VJ (503)</text:p>
          </table:table-cell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112"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2"/>
          <table:table-cell table:style-name="ce29" office:value-type="string" calcext:value-type="string">
            <text:p><text:s text:c="8"/>7/7 (B)</text:p>
          </table:table-cell>
          <table:table-cell table:style-name="ce170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33" office:value-type="string" calcext:value-type="string">
            <text:p>3:00 DRUG COURT (B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6" office:value-type="string" calcext:value-type="string">
            <text:p>3:00 DUI COURT (M)</text:p>
          </table:table-cell>
          <table:table-cell table:style-name="ce21" office:value-type="string" calcext:value-type="string">
            <text:p>1:30 BOND STATUS/MOTIONS (D)</text:p>
          </table:table-cell>
          <table:table-cell table:style-name="ce171"/>
        </table:table-row>
        <table:table-row table:style-name="ro1">
          <table:table-cell table:style-name="ce141" office:value-type="string" calcext:value-type="string">
            <text:p>1:30 CR MOTIONS (D)</text:p>
          </table:table-cell>
          <table:table-cell table:style-name="ce40"/>
          <table:table-cell table:style-name="ce157"/>
          <table:table-cell table:style-name="ce12" office:value-type="string" calcext:value-type="string">
            <text:p>2:30 JAIL CAL/REVOS (M)</text:p>
          </table:table-cell>
          <table:table-cell table:style-name="ce61"/>
          <table:table-cell table:style-name="ce39" table:number-columns-repeated="16379"/>
        </table:table-row>
        <table:table-row table:style-name="ro1"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39" table:number-columns-repeated="16379"/>
        </table:table-row>
        <table:table-row table:style-name="ro1">
          <table:table-cell table:style-name="ce142" office:value-type="string" calcext:value-type="string" table:number-columns-spanned="5" table:number-rows-spanned="1">
            <text:p>SUPERIOR COURT CIVIL JURY TRIALS (B)</text:p>
          </table:table-cell>
          <table:covered-table-cell table:number-columns-repeated="4" table:style-name="ce142"/>
          <table:table-cell table:style-name="ce39" table:number-columns-repeated="16379"/>
        </table:table-row>
        <table:table-row table:style-name="ro1">
          <table:table-cell table:style-name="ce143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143"/>
          <table:table-cell table:style-name="ce39" table:number-columns-repeated="16379"/>
        </table:table-row>
        <table:table-row table:style-name="ro1">
          <table:table-cell table:style-name="ce144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144"/>
        </table:table-row>
        <table:table-row table:style-name="ro1">
          <table:table-cell table:style-name="ce145" office:value-type="string" calcext:value-type="string" table:number-columns-spanned="5" table:number-rows-spanned="1">
            <text:p>SUPERIOR COURT CRIMINAL JURY TRIAL (VJ BATCHELOR-402)</text:p>
          </table:table-cell>
          <table:covered-table-cell table:number-columns-repeated="4" table:style-name="ce145"/>
        </table:table-row>
        <table:table-row table:style-name="ro1">
          <table:table-cell table:style-name="ce146" office:value-type="string" calcext:value-type="string">
            <text:p>9:00 CV BENCH TRIAL (S)</text:p>
          </table:table-cell>
          <table:table-cell table:style-name="ce153"/>
          <table:table-cell table:style-name="ce158"/>
          <table:table-cell table:style-name="ce163" office:value-type="string" calcext:value-type="string">
            <text:p>9:00 CV SPECIAL SET (S)</text:p>
          </table:table-cell>
          <table:table-cell table:style-name="ce99"/>
        </table:table-row>
        <table:table-row table:style-name="ro1">
          <table:table-cell table:style-name="ce147" office:value-type="string" calcext:value-type="string">
            <text:p>GRAND JURY-R</text:p>
          </table:table-cell>
          <table:table-cell table:style-name="ce13"/>
          <table:table-cell table:style-name="ce112"/>
          <table:table-cell table:style-name="ce164"/>
          <table:table-cell table:style-name="ce172" office:value-type="string" calcext:value-type="string">
            <text:p>9:00 CR PCC 5/19; 5/27 (S)</text:p>
          </table:table-cell>
        </table:table-row>
        <table:table-row table:style-name="ro1">
          <table:table-cell table:style-name="ce148" office:value-type="string" calcext:value-type="string">
            <text:p>9:00 CR JURY TRIAL (402)</text:p>
          </table:table-cell>
          <table:table-cell table:style-name="ce13"/>
          <table:table-cell table:style-name="ce155" office:value-type="string" calcext:value-type="string">
            <text:p>9:00 FMV/STALKING (401)</text:p>
          </table:table-cell>
          <table:table-cell table:style-name="ce164"/>
          <table:table-cell table:style-name="ce104"/>
        </table:table-row>
        <table:table-row table:style-name="ro1">
          <table:table-cell table:style-name="ce35" office:value-type="string" calcext:value-type="string">
            <text:p>9:00 CR MOTIONS/ASH (M)</text:p>
          </table:table-cell>
          <table:table-cell table:style-name="ce35" office:value-type="string" calcext:value-type="string">
            <text:p>9:00 CR MOTIONS/PLEAS (M)</text:p>
          </table:table-cell>
          <table:table-cell table:style-name="ce112" table:number-columns-repeated="2"/>
          <table:table-cell table:style-name="ce75" office:value-type="string" calcext:value-type="string">
            <text:p>10:00 PAC COURT (401)</text:p>
          </table:table-cell>
        </table:table-row>
        <table:table-row table:style-name="ro1">
          <table:table-cell table:style-name="ce35" table:number-columns-repeated="2"/>
          <table:table-cell table:style-name="ce112" table:number-columns-repeated="2"/>
          <table:table-cell table:style-name="ce75"/>
        </table:table-row>
        <table:table-row table:style-name="ro1">
          <table:table-cell table:style-name="ce149"/>
          <table:table-cell table:style-name="ce33"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2"/>
          <table:table-cell table:style-name="ce55" office:value-type="string" calcext:value-type="string">
            <text:p>3:00 CARE COURT (401)</text:p>
          </table:table-cell>
          <table:table-cell table:style-name="ce8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39" table:number-columns-repeated="16379"/>
        </table:table-row>
        <table:table-row table:style-name="ro1">
          <table:table-cell table:style-name="ce143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143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V SPECIAL SET (B)</text:p>
          </table:table-cell>
          <table:table-cell table:style-name="ce21" office:value-type="string" calcext:value-type="string">
            <text:p>8:30 CR ARR/BOND FF (D)</text:p>
          </table:table-cell>
          <table:table-cell table:style-name="ce33" office:value-type="string" calcext:value-type="string">
            <text:p>9:00 CR ARR/NJ (B)</text:p>
          </table:table-cell>
          <table:table-cell table:style-name="ce33" office:value-type="string" calcext:value-type="string">
            <text:p>9:00 CV NJ (B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NJ (M)</text:p>
          </table:table-cell>
          <table:table-cell table:style-name="ce12" office:value-type="string" calcext:value-type="string">
            <text:p>9:00 CR JTCC (M)</text:p>
          </table:table-cell>
          <table:table-cell table:style-name="ce75" office:value-type="string" calcext:value-type="string">
            <text:p>9:00 CR ARR/NJ (JUV CT-VJ Davis)</text:p>
          </table:table-cell>
          <table:table-cell table:style-name="ce75" office:value-type="string" calcext:value-type="string">
            <text:p>9:00 CV NJ (JUV CT-VJ Davis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47" office:value-type="string" calcext:value-type="string">
            <text:p>9:00 CV NO SERVICE/NJ (D)</text:p>
          </table:table-cell>
          <table:table-cell table:style-name="ce21"/>
          <table:table-cell table:style-name="ce159" office:value-type="string" calcext:value-type="string">
            <text:p>9:00 FMV/STALKING (Location TBD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12"/>
          <table:table-cell table:style-name="ce35" office:value-type="string" calcext:value-type="string">
            <text:p>9:00 DUI REVIEWS (M)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33"/>
          <table:table-cell table:style-name="ce112"/>
          <table:table-cell table:style-name="ce21" office:value-type="string" calcext:value-type="string">
            <text:p>9:00 CR JAIL CAL/REVO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33"/>
          <table:table-cell table:style-name="ce112"/>
          <table:table-cell table:style-name="ce21"/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112"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 office:value-type="string" calcext:value-type="string">
            <text:p>1:30 CR BOND STAT/MOTION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33" office:value-type="string" calcext:value-type="string">
            <text:p>3:00 DRUG COURT (B)</text:p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39" table:number-columns-repeated="16379"/>
        </table:table-row>
        <table:table-row table:style-name="ro1">
          <table:table-cell table:style-name="ce150"/>
          <table:table-cell table:style-name="ce154" office:value-type="string" calcext:value-type="string" table:number-columns-spanned="4" table:number-rows-spanned="1">
            <text:p>SUPERIOR COURT CRIMINAL JURY TRIALS (S)</text:p>
          </table:table-cell>
          <table:covered-table-cell table:number-columns-repeated="3" table:style-name="ce154"/>
          <table:table-cell table:style-name="ce39" table:number-columns-repeated="16379"/>
        </table:table-row>
        <table:table-row table:style-name="ro1">
          <table:table-cell table:style-name="ce151" office:value-type="string" calcext:value-type="string">
            <text:p>MEMORIAL DAY HOLIDAY</text:p>
          </table:table-cell>
          <table:table-cell table:style-name="ce152" table:number-columns-repeated="3"/>
          <table:table-cell table:style-name="ce64"/>
          <table:table-cell table:style-name="ce39" table:number-columns-repeated="16379"/>
        </table:table-row>
        <table:table-row table:style-name="ro1">
          <table:table-cell table:style-name="ce23" table:number-columns-repeated="2"/>
          <table:table-cell table:style-name="ce35" office:value-type="string" calcext:value-type="string">
            <text:p>9:00 PLEAS (M)</text:p>
          </table:table-cell>
          <table:table-cell table:style-name="ce30" office:value-type="string" calcext:value-type="string">
            <text:p>9:00 JAIL CAL (M)</text:p>
          </table:table-cell>
          <table:table-cell table:style-name="ce64"/>
          <table:table-cell table:style-name="ce39" table:number-columns-repeated="16379"/>
        </table:table-row>
        <table:table-row table:style-name="ro1">
          <table:table-cell table:style-name="ce151"/>
          <table:table-cell table:style-name="ce21" office:value-type="string" calcext:value-type="string">
            <text:p>9:00 CR NJ/PLEAS (D)</text:p>
          </table:table-cell>
          <table:table-cell table:style-name="ce160" office:value-type="string" calcext:value-type="string">
            <text:p>9:00 FMV/STALKING (502)</text:p>
          </table:table-cell>
          <table:table-cell table:style-name="ce21" office:value-type="string" calcext:value-type="string">
            <text:p>9:00 CR PLEAS/PCC (D)</text:p>
          </table:table-cell>
          <table:table-cell table:style-name="ce64"/>
          <table:table-cell table:style-name="ce39" table:number-columns-repeated="16379"/>
        </table:table-row>
        <table:table-row table:style-name="ro1">
          <table:table-cell table:style-name="ce152" table:number-columns-repeated="2"/>
          <table:table-cell table:style-name="ce21" office:value-type="string" calcext:value-type="string">
            <text:p>9:00 CR JAIL CAL/PLEAS (D)</text:p>
          </table:table-cell>
          <table:table-cell table:style-name="ce152"/>
          <table:table-cell table:style-name="ce64"/>
          <table:table-cell table:style-name="ce39" table:number-columns-repeated="16379"/>
        </table:table-row>
        <table:table-row table:style-name="ro1">
          <table:table-cell table:style-name="ce31"/>
          <table:table-cell table:style-name="ce31"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" draw:name="TextBox 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1" office:value-type="string" calcext:value-type="string">
            <text:p>1:30 CR BOND STAT/MOTIONS (D)</text:p>
          </table:table-cell>
          <table:table-cell table:style-name="ce134" office:value-type="string" calcext:value-type="string">
            <text:p>3:00 CARE COURT (501)</text:p>
          </table:table-cell>
          <table:table-cell table:style-name="ce173"/>
          <table:table-cell table:style-name="ce39" table:number-columns-repeated="16379"/>
        </table:table-row>
        <table:table-row table:style-name="ro1" table:number-rows-repeated="5">
          <table:table-cell table:style-name="ce32" table:number-columns-repeated="4"/>
          <table:table-cell/>
          <table:table-cell table:style-name="ce39" table:number-columns-repeated="16379"/>
        </table:table-row>
        <table:table-row table:style-name="ro1" table:number-rows-repeated="5">
          <table:table-cell table:style-name="ce32"/>
          <table:table-cell table:number-columns-repeated="4"/>
          <table:table-cell table:style-name="ce39" table:number-columns-repeated="16379"/>
        </table:table-row>
        <table:table-row table:style-name="ro1" table:number-rows-repeated="1048511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  <table:named-expressions>
          <table:named-range table:name="_xlnm.Print_Area" table:base-cell-address="$'January 2025'.$A$1" table:cell-range-address="$'May 2025'.$A$1:.$E$54" table:range-usable-as="print-range"/>
        </table:named-expressions>
      </table:table>
      <table:table table:name="June 2025" table:style-name="ta6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June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David L. Dickinson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3"/>
          <table:table-cell table:style-name="ce21" office:value-type="string" calcext:value-type="string">
            <text:p>8:30 CR ARR/BOND FF (D)</text:p>
          </table:table-cell>
          <table:table-cell table:style-name="ce112"/>
          <table:table-cell table:style-name="ce12" office:value-type="string" calcext:value-type="string">
            <text:p>9:00 JAIL CAL/REVOS (M)</text:p>
          </table:table-cell>
          <table:table-cell table:style-name="ce73" office:value-type="string" calcext:value-type="string">
            <text:p>9:00 CV NJ (D)</text:p>
          </table:table-cell>
          <table:table-cell table:style-name="ce39" table:number-columns-repeated="16379"/>
        </table:table-row>
        <table:table-row table:style-name="ro1">
          <table:table-cell table:style-name="ce35" office:value-type="string" calcext:value-type="string">
            <text:p>9:00 CV NJ (VJ Gober)</text:p>
          </table:table-cell>
          <table:table-cell table:style-name="ce12" office:value-type="string" calcext:value-type="string">
            <text:p>9:00 CR BOND FF/PCC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21" office:value-type="string" calcext:value-type="string">
            <text:p>9:00 CR ASH/PLEAS (D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3"/>
          <table:table-cell table:style-name="ce21"/>
          <table:table-cell table:style-name="ce12" office:value-type="string" calcext:value-type="string">
            <text:p>9:00 DUI REVIEWS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112"/>
          <table:table-cell table:style-name="ce21" office:value-type="string" calcext:value-type="string">
            <text:p>9:00 JAIL CAL/REVO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21" office:value-type="string" calcext:value-type="string">
            <text:p>1:30 CR PLEAS (D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CR BOND STAT/MOTIONS (D)</text:p>
          </table:table-cell>
          <table:table-cell table:style-name="ce21" office:value-type="string" calcext:value-type="string">
            <text:p>1:30 CR PTC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33" office:value-type="string" calcext:value-type="string">
            <text:p>3:00 DRUG COURT (B)</text:p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6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28" office:value-type="string" calcext:value-type="string" table:number-columns-spanned="5" table:number-rows-spanned="1">
            <text:p>STATE COURT CRIMINAL/CIVIL JURY TRIALS (M)</text:p>
          </table:table-cell>
          <table:covered-table-cell table:number-columns-repeated="4" table:style-name="ce128"/>
          <table:table-cell table:style-name="ce39" table:number-columns-repeated="16379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8:30 CSRU/ADOPTIONS (D)</text:p>
          </table:table-cell>
          <table:table-cell table:style-name="ce10"/>
          <table:table-cell table:style-name="ce10" office:value-type="string" calcext:value-type="string">
            <text:p>8:30 CR ARR (D)</text:p>
          </table:table-cell>
          <table:table-cell table:style-name="ce177"/>
          <table:table-cell table:style-name="ce182"/>
          <table:table-cell table:style-name="ce39" table:number-columns-repeated="16379"/>
        </table:table-row>
        <table:table-row table:style-name="ro1">
          <table:table-cell table:style-name="ce10"/>
          <table:table-cell table:style-name="ce121"/>
          <table:table-cell table:style-name="ce33" office:value-type="string" calcext:value-type="string">
            <text:p>9:00 CR ARR/NJ (B)</text:p>
          </table:table-cell>
          <table:table-cell table:style-name="ce177"/>
          <table:table-cell table:style-name="ce182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10" office:value-type="string" calcext:value-type="string">
            <text:p>9:00 CV DOMESTIC (D)</text:p>
          </table:table-cell>
          <table:table-cell table:style-name="ce10" office:value-type="string" calcext:value-type="string">
            <text:p>9:00 CR NJ (D)</text:p>
          </table:table-cell>
          <table:table-cell table:style-name="ce178" office:value-type="string" calcext:value-type="string">
            <text:p>9:00 CR MOTIONS/REVOS (D)</text:p>
          </table:table-cell>
          <table:table-cell table:style-name="ce183" office:value-type="string" calcext:value-type="string">
            <text:p>9:00 CR NJ (D)</text:p>
          </table:table-cell>
          <table:table-cell table:style-name="ce39" table:number-columns-repeated="16379"/>
        </table:table-row>
        <table:table-row table:style-name="ro5">
          <table:table-cell table:style-name="ce16" office:value-type="string" calcext:value-type="string">
            <text:p>GRAND JURY-R</text:p>
          </table:table-cell>
          <table:table-cell table:style-name="ce11" office:value-type="string" calcext:value-type="string">
            <text:p>9:00 CR ARR/NJ (S)</text:p>
          </table:table-cell>
          <table:table-cell table:style-name="ce11" office:value-type="string" calcext:value-type="string">
            <text:p>9:00 CV NJ (S)</text:p>
          </table:table-cell>
          <table:table-cell table:style-name="ce179" office:value-type="string" calcext:value-type="string">
            <text:p>9:00 CR REVOS/MOTIONS (S)</text:p>
          </table:table-cell>
          <table:table-cell table:style-name="ce172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121"/>
          <table:table-cell table:style-name="ce45" office:value-type="string" calcext:value-type="string">
            <text:p>9:00 FMV/STALKING (502)</text:p>
          </table:table-cell>
          <table:table-cell table:style-name="ce180" office:value-type="string" calcext:value-type="string">
            <text:p>9:00 JAIL CAL (M)</text:p>
          </table:table-cell>
          <table:table-cell table:style-name="ce182"/>
          <table:table-cell table:style-name="ce39" table:number-columns-repeated="16379"/>
        </table:table-row>
        <table:table-row table:style-name="ro1">
          <table:table-cell table:style-name="ce12"/>
          <table:table-cell table:style-name="ce121"/>
          <table:table-cell table:style-name="ce21" office:value-type="string" calcext:value-type="string">
            <text:p>9:00 JAIL CAL (D)</text:p>
          </table:table-cell>
          <table:table-cell table:style-name="ce181" office:value-type="string" calcext:value-type="string">
            <text:p>10:00 CV SPECIAL SET (VJ-502)</text:p>
          </table:table-cell>
          <table:table-cell table:style-name="ce182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121"/>
          <table:table-cell table:style-name="ce11" office:value-type="string" calcext:value-type="string">
            <text:p>1:30 CV JTCC for 7/21 (S)</text:p>
          </table:table-cell>
          <table:table-cell table:style-name="ce10"/>
          <table:table-cell table:style-name="ce182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33" office:value-type="string" calcext:value-type="string">
            <text:p>3:00 DRUG COURT (B)</text:p>
            <draw:custom-shape draw:z-index="4" draw:name="TextBox 5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Box 6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86"/>
          <table:table-cell table:style-name="ce106"/>
          <table:table-cell table:style-name="ce39" table:number-columns-repeated="1637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3" table:number-rows-spanned="1">
            <text:p>SUPERIOR COURT CIVIL BENCH TRIALS (D)</text:p>
          </table:table-cell>
          <table:covered-table-cell table:number-columns-repeated="2" table:style-name="ce89"/>
          <table:table-cell table:style-name="ce4"/>
          <table:table-cell table:style-name="ce60"/>
        </table:table-row>
        <table:table-row table:style-name="ro1">
          <table:table-cell table:style-name="ce128" office:value-type="string" calcext:value-type="string" table:number-columns-spanned="5" table:number-rows-spanned="1">
            <text:p>STATE COURT CRIMINAL/CIVIL JURY TRIALS (M)</text:p>
          </table:table-cell>
          <table:covered-table-cell table:number-columns-repeated="4" table:style-name="ce128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V SPECIAL SET (B)</text:p>
          </table:table-cell>
          <table:table-cell table:style-name="ce175"/>
          <table:table-cell table:style-name="ce175" office:value-type="string" calcext:value-type="string">
            <text:p>8:30 JAIL <text:s/>CAL (D)</text:p>
          </table:table-cell>
          <table:table-cell table:style-name="ce158"/>
          <table:table-cell table:style-name="ce184"/>
        </table:table-row>
        <table:table-row table:style-name="ro1">
          <table:table-cell table:style-name="ce55" office:value-type="string" calcext:value-type="string">
            <text:p>9:00 FMV/STALKING (VJ-502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MOTIONS (B)</text:p>
          </table:table-cell>
          <table:table-cell table:style-name="ce35" office:value-type="string" calcext:value-type="string">
            <text:p>9:00 JAIL CAL/REVOS (M)</text:p>
          </table:table-cell>
          <table:table-cell table:style-name="ce185" office:value-type="string" calcext:value-type="string">
            <text:p>9:00 CV BENCH TRIALS (S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TCC (D)</text:p>
          </table:table-cell>
          <table:table-cell table:style-name="ce112"/>
          <table:table-cell table:style-name="ce45" office:value-type="string" calcext:value-type="string">
            <text:p>9:00 FMV/STALKING (502)</text:p>
          </table:table-cell>
          <table:table-cell table:style-name="ce112"/>
          <table:table-cell table:style-name="ce75" office:value-type="string" calcext:value-type="string">
            <text:p>10:00 PAC COURT (502)</text:p>
          </table:table-cell>
        </table:table-row>
        <table:table-row table:style-name="ro1">
          <table:table-cell table:style-name="ce21"/>
          <table:table-cell table:style-name="ce112"/>
          <table:table-cell table:style-name="ce35" office:value-type="string" calcext:value-type="string">
            <text:p>9:00 CR DUI REVIEWS (M)</text:p>
          </table:table-cell>
          <table:table-cell table:style-name="ce112"/>
          <table:table-cell table:style-name="ce84"/>
        </table:table-row>
        <table:table-row table:style-name="ro1">
          <table:table-cell table:style-name="ce10"/>
          <table:table-cell table:style-name="ce112">
            <draw:custom-shape draw:z-index="6" draw:name="TextBox 7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112"/>
          <table:table-cell table:style-name="ce84"/>
        </table:table-row>
        <table:table-row table:style-name="ro1">
          <table:table-cell table:style-name="ce10"/>
          <table:table-cell table:style-name="ce33" office:value-type="string" calcext:value-type="string">
            <text:p>3:00 DRUG COURT (B)</text:p>
            <draw:custom-shape draw:z-index="7" draw:name="TextBox 8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55" office:value-type="string" calcext:value-type="string">
            <text:p>2:30 CARE COURT (502)</text:p>
          </table:table-cell>
          <table:table-cell table:style-name="ce84"/>
        </table:table-row>
        <table:table-row table:style-name="ro1">
          <table:table-cell table:style-name="ce112" table:number-columns-repeated="2"/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18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  <draw:custom-shape draw:z-index="10" draw:name="TextBox 11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3" table:number-rows-spanned="1">
            <text:p>SUPERIOR COURT CIVIL BENCH TRIALS (D)</text:p>
          </table:table-cell>
          <table:covered-table-cell table:number-columns-repeated="2" table:style-name="ce89"/>
          <table:table-cell table:style-name="ce4"/>
          <table:table-cell table:style-name="ce60"/>
        </table:table-row>
        <table:table-row table:style-name="ro1">
          <table:table-cell table:style-name="ce33" office:value-type="string" calcext:value-type="string">
            <text:p>9:00 CV SPECIAL SET (B)</text:p>
          </table:table-cell>
          <table:table-cell table:style-name="ce112" table:number-columns-repeated="2"/>
          <table:table-cell table:style-name="ce55" office:value-type="string" calcext:value-type="string">
            <text:p>9:00 CV NJ (VJ-501)</text:p>
          </table:table-cell>
          <table:table-cell table:style-name="ce75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ADOPTIONS/UNC/CSRU (B)</text:p>
          </table:table-cell>
          <table:table-cell table:style-name="ce12" office:value-type="string" calcext:value-type="string">
            <text:p>9:00 CR MOTIONS/BENCH </text:p>
          </table:table-cell>
          <table:table-cell table:style-name="ce12" office:value-type="string" calcext:value-type="string">
            <text:p>9:00 CR PLEAS (M)</text:p>
          </table:table-cell>
          <table:table-cell table:style-name="ce33"/>
          <table:table-cell table:style-name="ce84"/>
          <table:table-cell table:style-name="ce39" table:number-columns-repeated="16379"/>
        </table:table-row>
        <table:table-row table:style-name="ro1">
          <table:table-cell table:style-name="ce55"/>
          <table:table-cell table:style-name="ce12" office:value-type="string" calcext:value-type="string">
            <text:p>TRIALS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ENCH TRIALS (D)</text:p>
          </table:table-cell>
          <table:table-cell table:style-name="ce21" office:value-type="string" calcext:value-type="string">
            <text:p>9:00 CR NJ/PLEAS (D)</text:p>
          </table:table-cell>
          <table:table-cell table:style-name="ce36" office:value-type="string" calcext:value-type="string">
            <text:p>9:00 JAIL CAL/REVOS (D)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/ASH (M)</text:p>
          </table:table-cell>
          <table:table-cell table:style-name="ce112">
            <draw:custom-shape draw:z-index="11" draw:name="TextBox 12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BOND STATUS/MOTION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V NO SERVICE CAL; NJ (D)</text:p>
          </table:table-cell>
          <table:table-cell table:style-name="ce33" office:value-type="string" calcext:value-type="string">
            <text:p>3:00 DRUG COURT (B)</text:p>
            <draw:custom-shape draw:z-index="8" draw:name="TextBox 9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" draw:name="TextBox 10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Box 13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60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V SPECIAL SET (B)</text:p>
          </table:table-cell>
          <table:table-cell table:style-name="ce176" table:number-columns-repeated="3"/>
          <table:table-cell table:style-name="ce135"/>
          <table:table-cell table:style-name="ce39" table:number-columns-repeated="16379"/>
        </table:table-row>
        <table:table-row table:style-name="ro1">
          <table:table-cell table:style-name="ce10"/>
          <table:table-cell table:style-name="ce136" table:number-columns-repeated="3"/>
          <table:table-cell table:style-name="ce187"/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PTC/POA (M)</text:p>
          </table:table-cell>
          <table:table-cell table:style-name="ce137" table:number-columns-repeated="3"/>
          <table:table-cell table:style-name="ce187"/>
          <table:table-cell table:style-name="ce39" table:number-columns-repeated="16379"/>
        </table:table-row>
        <table:table-row table:style-name="ro1" table:number-rows-repeated="2">
          <table:table-cell table:style-name="ce112"/>
          <table:table-cell table:style-name="ce137" table:number-columns-repeated="3"/>
          <table:table-cell table:style-name="ce187"/>
          <table:table-cell table:style-name="ce39" table:number-columns-repeated="16379"/>
        </table:table-row>
        <table:table-row table:style-name="ro1">
          <table:table-cell table:style-name="ce112"/>
          <table:table-cell table:style-name="ce138" table:number-columns-repeated="3"/>
          <table:table-cell table:style-name="ce187"/>
          <table:table-cell table:style-name="ce39" table:number-columns-repeated="16379"/>
        </table:table-row>
        <table:table-row table:style-name="ro1">
          <table:table-cell table:style-name="ce174"/>
          <table:table-cell table:style-name="ce139" table:number-columns-repeated="4"/>
          <table:table-cell table:style-name="ce39" table:number-columns-repeated="16379"/>
        </table:table-row>
        <table:table-row table:style-name="ro1" table:number-rows-repeated="1048524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July 2025" table:style-name="ta7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July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Jeffrey S. Bagley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39" table:number-columns-repeated="16379"/>
        </table:table-row>
        <table:table-row table:style-name="ro1">
          <table:table-cell table:style-name="ce176"/>
          <table:table-cell table:style-name="ce112" table:number-columns-repeated="3"/>
          <table:table-cell table:style-name="ce199">
            <draw:custom-shape draw:z-index="0" draw:name="TextBox 1" draw:style-name="gr1" draw:text-style-name="P1" svg:width="0.2012in" svg:height="0.2886in" svg:x="0.948in" svg:y="0.13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6">
          <table:table-cell table:style-name="ce136"/>
          <table:table-cell table:style-name="ce178" office:value-type="string" calcext:value-type="string">
            <text:p>9:00 CR MOTIONS/BENCH TRIAL</text:p>
            <text:p> (VJ-504)</text:p>
          </table:table-cell>
          <table:table-cell table:style-name="ce33" office:value-type="string" calcext:value-type="string">
            <text:p>9:00 CV SPECIAL SET (B)</text:p>
          </table:table-cell>
          <table:table-cell table:style-name="ce196"/>
          <table:table-cell table:style-name="ce200" office:value-type="string" calcext:value-type="string">
            <text:p>INDEPENDENCE DAY </text:p>
          </table:table-cell>
          <table:table-cell table:style-name="ce39" table:number-columns-repeated="16379"/>
        </table:table-row>
        <table:table-row table:style-name="ro1">
          <table:table-cell table:style-name="ce137"/>
          <table:table-cell table:style-name="ce10"/>
          <table:table-cell table:style-name="ce45" office:value-type="string" calcext:value-type="string">
            <text:p>9:00 CV SPECIAL SET (502)</text:p>
          </table:table-cell>
          <table:table-cell table:style-name="ce197" office:value-type="string" calcext:value-type="string">
            <text:p>9:00 JAIL CAL/REVOS (M)</text:p>
          </table:table-cell>
          <table:table-cell table:style-name="ce200" office:value-type="string" calcext:value-type="string">
            <text:p>OBSERVED</text:p>
          </table:table-cell>
          <table:table-cell table:style-name="ce39" table:number-columns-repeated="16379"/>
        </table:table-row>
        <table:table-row table:style-name="ro1">
          <table:table-cell table:style-name="ce137"/>
          <table:table-cell table:style-name="ce86" office:value-type="string" calcext:value-type="string">
            <text:p>9:00 CR SPECIAL SET MOTION (M)</text:p>
          </table:table-cell>
          <table:table-cell table:style-name="ce45" office:value-type="string" calcext:value-type="string">
            <text:p>9:20 FMV/STALKING (502)</text:p>
          </table:table-cell>
          <table:table-cell table:style-name="ce112"/>
          <table:table-cell table:style-name="ce199"/>
          <table:table-cell table:style-name="ce39" table:number-columns-repeated="16379"/>
        </table:table-row>
        <table:table-row table:style-name="ro1">
          <table:table-cell table:style-name="ce137"/>
          <table:table-cell table:style-name="ce112"/>
          <table:table-cell table:style-name="ce12" office:value-type="string" calcext:value-type="string">
            <text:p>9:00 DUI REVIEWS (M)</text:p>
          </table:table-cell>
          <table:table-cell table:style-name="ce112"/>
          <table:table-cell table:style-name="ce199"/>
          <table:table-cell table:style-name="ce39" table:number-columns-repeated="16379"/>
        </table:table-row>
        <table:table-row table:style-name="ro1">
          <table:table-cell table:style-name="ce188"/>
          <table:table-cell table:style-name="ce33" office:value-type="string" calcext:value-type="string">
            <text:p>3:00 DRUG COURT (B)</text:p>
            <draw:custom-shape draw:z-index="1" draw:name="TextBox 2" draw:style-name="gr1" draw:text-style-name="P1" svg:width="0.2012in" svg:height="0.2886in" svg:x="0.948in" svg:y="0.0579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" draw:name="TextBox 3" draw:style-name="gr1" draw:text-style-name="P1" svg:width="0.2012in" svg:height="0.2886in" svg:x="0.948in" svg:y="0.0579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39"/>
          <table:table-cell table:style-name="ce174" table:number-columns-repeated="3"/>
          <table:table-cell table:style-name="ce186"/>
          <table:table-cell table:style-name="ce39" table:number-columns-repeated="1637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  <draw:custom-shape draw:z-index="9" draw:name="TextBox 10" draw:style-name="gr1" draw:text-style-name="P1" svg:width="0.2012in" svg:height="0.2886in" svg:x="0.948in" svg:y="0.057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8:30 CSRU/ADOPTIONS (D)</text:p>
          </table:table-cell>
          <table:table-cell table:style-name="ce112"/>
          <table:table-cell table:style-name="ce10" office:value-type="string" calcext:value-type="string">
            <text:p>8:30 CR ARR (D)</text:p>
          </table:table-cell>
          <table:table-cell table:style-name="ce13"/>
          <table:table-cell table:style-name="ce84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10" office:value-type="string" calcext:value-type="string">
            <text:p>9:00 CV DOMESTIC (D)</text:p>
          </table:table-cell>
          <table:table-cell table:style-name="ce10" office:value-type="string" calcext:value-type="string">
            <text:p>9:00 CR NJ (D)</text:p>
          </table:table-cell>
          <table:table-cell table:style-name="ce10" office:value-type="string" calcext:value-type="string">
            <text:p>9:00 CR MOTIONS/REVOS (D)</text:p>
          </table:table-cell>
          <table:table-cell table:style-name="ce19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34" office:value-type="string" calcext:value-type="string">
            <text:p>9:00 CR ARR/NJ (S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34" office:value-type="string" calcext:value-type="string">
            <text:p>9:00 CR REVOS/MOTIONS (S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12" office:value-type="string" calcext:value-type="string">
            <text:p>9:00 CR ARR (M)</text:p>
          </table:table-cell>
          <table:table-cell table:style-name="ce34" office:value-type="string" calcext:value-type="string">
            <text:p>9:00 CV NJ (S)</text:p>
          </table:table-cell>
          <table:table-cell table:style-name="ce35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21" office:value-type="string" calcext:value-type="string">
            <text:p>9:00 CR NJ/PLEAS (D)</text:p>
          </table:table-cell>
          <table:table-cell table:style-name="ce35" office:value-type="string" calcext:value-type="string">
            <text:p>9:00 CR MOTIONS/NJ (M)</text:p>
          </table:table-cell>
          <table:table-cell table:style-name="ce36" office:value-type="string" calcext:value-type="string">
            <text:p>9:00 CR ASH/PLEAS (D)</text:p>
          </table:table-cell>
          <table:table-cell table:style-name="ce84"/>
          <table:table-cell table:style-name="ce39" table:number-columns-repeated="16379"/>
        </table:table-row>
        <table:table-row table:style-name="ro6">
          <table:table-cell table:style-name="ce189"/>
          <table:table-cell table:style-name="ce112"/>
          <table:table-cell table:style-name="ce51" office:value-type="string" calcext:value-type="string">
            <text:p>9:00 JAIL CAL/REVOS/MOTIONS/</text:p>
            <text:p>BOND STATUS (D)</text:p>
          </table:table-cell>
          <table:table-cell table:style-name="ce10" office:value-type="string" calcext:value-type="string">
            <text:p>1:30 CR CC (D)</text:p>
          </table:table-cell>
          <table:table-cell table:style-name="ce74" office:value-type="string" calcext:value-type="string">
            <text:p>1:30 CV SPECIAL SET (B)</text:p>
          </table:table-cell>
          <table:table-cell table:style-name="ce39" table:number-columns-repeated="16379"/>
        </table:table-row>
        <table:table-row table:style-name="ro1">
          <table:table-cell table:style-name="ce189"/>
          <table:table-cell table:style-name="ce33" office:value-type="string" calcext:value-type="string">
            <text:p>3:00 DRUG COURT (B)</text:p>
            <draw:custom-shape draw:z-index="3" draw:name="TextBox 4" draw:style-name="gr1" draw:text-style-name="P1" svg:width="0.2012in" svg:height="0.2886in" svg:x="0.948in" svg:y="0.11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Box 5" draw:style-name="gr1" draw:text-style-name="P1" svg:width="0.2012in" svg:height="0.2886in" svg:x="0.948in" svg:y="0.11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5"/>
          <table:table-cell table:style-name="ce21" office:value-type="string" calcext:value-type="string">
            <text:p>1:30 CR PTC (D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190"/>
          <table:table-cell table:style-name="ce112"/>
          <table:table-cell table:style-name="ce12" office:value-type="string" calcext:value-type="string">
            <text:p>3:00 CR DUI COURT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BENCH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N (S)</text:p>
          </table:table-cell>
          <table:table-cell table:style-name="ce112" table:number-columns-repeated="2"/>
          <table:table-cell table:style-name="ce198"/>
          <table:table-cell table:style-name="ce62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V BENCH TRIALS (B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MOTIONS (B)</text:p>
          </table:table-cell>
          <table:table-cell table:style-name="ce37" office:value-type="string" calcext:value-type="string">
            <text:p>9:00 ADOPTION SS/CV NJ (B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55" office:value-type="string" calcext:value-type="string">
            <text:p>9:00 FMV/STALKING (VJ-502)</text:p>
          </table:table-cell>
          <table:table-cell table:style-name="ce12" office:value-type="string" calcext:value-type="string">
            <text:p>9:00 BOND FF/PTC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20" office:value-type="string" calcext:value-type="string">
            <text:p>9:00 JAIL CAL/REVOS (M)</text:p>
          </table:table-cell>
          <table:table-cell table:style-name="ce75" office:value-type="string" calcext:value-type="string">
            <text:p>*9:00 PAC COURT (502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T CC (D)</text:p>
          </table:table-cell>
          <table:table-cell table:style-name="ce21" office:value-type="string" calcext:value-type="string">
            <text:p>9:00 CR ARR/BOND FF (D)</text:p>
          </table:table-cell>
          <table:table-cell table:style-name="ce35" office:value-type="string" calcext:value-type="string">
            <text:p>9:00 DUI REVIEWS (M)</text:p>
          </table:table-cell>
          <table:table-cell table:style-name="ce51" office:value-type="string" calcext:value-type="string">
            <text:p>9:00 CR JTCC for 8/25; 9/29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21" office:value-type="string" calcext:value-type="string">
            <text:p>9:00 JAIL CAL/REVOS/PLEAS (D)</text:p>
          </table:table-cell>
          <table:table-cell table:style-name="ce51" office:value-type="string" calcext:value-type="string">
            <text:p>9:00 PLEAS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12" office:value-type="string" calcext:value-type="string">
            <text:p>1:30 CR MOTION (M)</text:p>
          </table:table-cell>
          <table:table-cell table:style-name="ce33" office:value-type="string" calcext:value-type="string">
            <text:p>1:30 CR JTCC for 8/18-29 (B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17" office:value-type="string" calcext:value-type="string">
            <text:p>3:00 DRUG COURT (B)</text:p>
            <draw:custom-shape draw:z-index="5" draw:name="TextBox 6" draw:style-name="gr1" draw:text-style-name="P1" svg:width="0.2012in" svg:height="0.2886in" svg:x="0.948in" svg:y="0.11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Box 7" draw:style-name="gr1" draw:text-style-name="P1" svg:width="0.2012in" svg:height="0.2886in" svg:x="0.948in" svg:y="0.11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62" office:value-type="string" calcext:value-type="string">
            <text:p>2:00 CV JTCC (M)</text:p>
          </table:table-cell>
          <table:table-cell table:style-name="ce39" table:number-columns-repeated="1637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  <draw:custom-shape draw:z-index="10" draw:name="TextBox 11" draw:style-name="gr1" draw:text-style-name="P1" svg:width="0.2012in" svg:height="0.2886in" svg:x="0.948in" svg:y="0.11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SPECIAL SET CIVIL BENCH TRIAL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91" office:value-type="string" calcext:value-type="string" table:number-columns-spanned="4" table:number-rows-spanned="1">
            <text:p>SUPERIOR COURT SPECIAL SET CIVIL BENCH TRIAL (VJ-502) *10AM-5PM</text:p>
          </table:table-cell>
          <table:covered-table-cell table:number-columns-repeated="3" table:style-name="ce191"/>
          <table:table-cell table:style-name="ce187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58"/>
          <table:table-cell table:style-name="ce194"/>
          <table:table-cell table:style-name="ce158" table:number-columns-repeated="2"/>
          <table:table-cell table:style-name="ce201"/>
          <table:table-cell table:style-name="ce39" table:number-columns-repeated="16379"/>
        </table:table-row>
        <table:table-row table:style-name="ro1">
          <table:table-cell table:style-name="ce112"/>
          <table:table-cell table:style-name="ce12" office:value-type="string" calcext:value-type="string">
            <text:p>10:00 CV PTC (M)</text:p>
          </table:table-cell>
          <table:table-cell table:style-name="ce45" office:value-type="string" calcext:value-type="string">
            <text:p>9:00 FMV/STALKING (504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98" office:value-type="string" calcext:value-type="string">
            <text:p>9:00 CR CC for 8/18; 8/25 (S)</text:p>
          </table:table-cell>
          <table:table-cell table:style-name="ce39" table:number-columns-repeated="16379"/>
        </table:table-row>
        <table:table-row table:style-name="ro1">
          <table:table-cell table:style-name="ce112" table:number-columns-repeated="4"/>
          <table:table-cell table:style-name="ce98" office:value-type="string" calcext:value-type="string">
            <text:p>9:00 CR STATUS CONF (S)</text:p>
          </table:table-cell>
          <table:table-cell table:style-name="ce39" table:number-columns-repeated="16379"/>
        </table:table-row>
        <table:table-row table:style-name="ro1">
          <table:table-cell table:style-name="ce112"/>
          <table:table-cell table:style-name="ce33" office:value-type="string" calcext:value-type="string">
            <text:p>3:00 DRUG COURT (B)</text:p>
            <draw:custom-shape draw:z-index="7" draw:name="TextBox 8" draw:style-name="gr1" draw:text-style-name="P1" svg:width="0.2012in" svg:height="0.2886in" svg:x="0.948in" svg:y="0.11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" draw:name="TextBox 9" draw:style-name="gr1" draw:text-style-name="P1" svg:width="0.2012in" svg:height="0.2886in" svg:x="0.948in" svg:y="0.115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 table:number-columns-repeated="4"/>
          <table:table-cell table:style-name="ce186"/>
          <table:table-cell table:style-name="ce39" table:number-columns-repeated="1637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60"/>
          <table:table-cell table:style-name="ce39" table:number-columns-repeated="16379"/>
        </table:table-row>
        <table:table-row table:style-name="ro1">
          <table:table-cell table:style-name="ce192" office:value-type="string" calcext:value-type="string" table:number-columns-spanned="4" table:number-rows-spanned="1">
            <text:p>SUMMER CSCJ CONFERENCE</text:p>
          </table:table-cell>
          <table:covered-table-cell table:number-columns-repeated="3" table:style-name="ce192"/>
          <table:table-cell table:style-name="ce187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4" table:number-rows-spanned="1">
            <text:p>AV Upgrade Courtroom 504 - Courtroom 502 reserved for Judge Dickinson</text:p>
          </table:table-cell>
          <table:covered-table-cell table:number-columns-repeated="3" table:style-name="ce193"/>
          <table:table-cell table:style-name="ce187"/>
          <table:table-cell table:style-name="ce39" table:number-columns-repeated="16379"/>
        </table:table-row>
        <table:table-row table:style-name="ro1">
          <table:table-cell table:style-name="ce112"/>
          <table:table-cell table:style-name="ce12" office:value-type="string" calcext:value-type="string">
            <text:p>9:00 CR ASH/PLEAS (M)</text:p>
          </table:table-cell>
          <table:table-cell table:style-name="ce12" office:value-type="string" calcext:value-type="string">
            <text:p>9:00 CR PTC (M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187"/>
          <table:table-cell table:style-name="ce39" table:number-columns-repeated="16379"/>
        </table:table-row>
        <table:table-row table:style-name="ro6">
          <table:table-cell table:style-name="ce21" office:value-type="string" calcext:value-type="string">
            <text:p>9:00 CV JTCC for 8/25; 9/29;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51" office:value-type="string" calcext:value-type="string">
            <text:p>9:00 JAIL CAL/REVOS/BOND STATUS (D)</text:p>
          </table:table-cell>
          <table:table-cell table:style-name="ce112"/>
          <table:table-cell table:style-name="ce187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10/27; 11/17 (D)</text:p>
          </table:table-cell>
          <table:table-cell table:style-name="ce112" table:number-columns-repeated="3"/>
          <table:table-cell table:style-name="ce187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V NO SERVICE CAL/NJ (D)</text:p>
          </table:table-cell>
          <table:table-cell table:style-name="ce21" office:value-type="string" calcext:value-type="string">
            <text:p>1:30 CR MOTIONS (D)</text:p>
            <draw:custom-shape draw:z-index="11" draw:name="TextBox 12" draw:style-name="gr1" draw:text-style-name="P1" svg:width="0.2012in" svg:height="0.2886in" svg:x="0.948in" svg:y="0.1728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2" table:number-columns-repeated="2"/>
          <table:table-cell table:style-name="ce187"/>
          <table:table-cell table:style-name="ce39" table:number-columns-repeated="16379"/>
        </table:table-row>
        <table:table-row table:style-name="ro1">
          <table:table-cell table:style-name="ce112"/>
          <table:table-cell table:style-name="ce55" office:value-type="string" calcext:value-type="string">
            <text:p>3:00 DRUG COURT (Willis-501)</text:p>
            <draw:custom-shape draw:z-index="12" draw:name="TextBox 13" draw:style-name="gr1" draw:text-style-name="P1" svg:width="0.2012in" svg:height="0.2886in" svg:x="0.948in" svg:y="0.1728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55" office:value-type="string" calcext:value-type="string">
            <text:p>3:00 CARE COURT (502)</text:p>
          </table:table-cell>
          <table:table-cell table:style-name="ce187"/>
          <table:table-cell table:style-name="ce39" table:number-columns-repeated="16379"/>
        </table:table-row>
        <table:table-row table:style-name="ro1">
          <table:table-cell table:style-name="ce174" table:number-columns-repeated="4"/>
          <table:table-cell table:style-name="ce139"/>
          <table:table-cell table:style-name="ce39" table:number-columns-repeated="16379"/>
        </table:table-row>
        <table:table-row table:style-name="ro1" table:number-rows-repeated="1048524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August 2025" table:style-name="ta8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August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Philip C. Smith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table:number-columns-repeated="4"/>
          <table:table-cell table:style-name="ce60" office:value-type="float" office:value="1" calcext:value-type="float">
            <text:p>1</text:p>
          </table:table-cell>
          <table:table-cell table:style-name="ce39" table:number-columns-repeated="16379"/>
        </table:table-row>
        <table:table-row table:style-name="ro1">
          <table:table-cell table:style-name="ce202" table:number-columns-repeated="2"/>
          <table:table-cell table:style-name="ce193" office:value-type="string" calcext:value-type="string" table:number-columns-spanned="3" table:number-rows-spanned="1">
            <text:p>AV Upgrade Courtroom 504 - Courtroom 502 Reserved for Judge Dickinson</text:p>
          </table:table-cell>
          <table:covered-table-cell table:style-name="ce193"/>
          <table:covered-table-cell table:style-name="ce193"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9" table:number-columns-repeated="16379"/>
        </table:table-row>
        <table:table-row table:style-name="ro1">
          <table:table-cell table:style-name="ce202" table:number-columns-repeated="4"/>
          <table:table-cell table:style-name="ce199"/>
          <table:table-cell table:style-name="ce39" table:number-columns-repeated="16379"/>
        </table:table-row>
        <table:table-row table:style-name="ro1">
          <table:table-cell table:style-name="ce202" table:number-columns-repeated="4"/>
          <table:table-cell table:style-name="ce62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 table:number-rows-repeated="3">
          <table:table-cell table:style-name="ce202" table:number-columns-repeated="4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504 - Courtroom 502 reserved for Judge Dickinson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8:30 CSRU/ADOPTIONS (D)</text:p>
          </table:table-cell>
          <table:table-cell table:style-name="ce112"/>
          <table:table-cell table:style-name="ce10" office:value-type="string" calcext:value-type="string">
            <text:p>8:30 CR ARR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V SPECIAL SET (B)</text:p>
          </table:table-cell>
          <table:table-cell table:style-name="ce37" office:value-type="string" calcext:value-type="string">
            <text:p>9:00 CR REVOS (B)</text:p>
          </table:table-cell>
          <table:table-cell table:style-name="ce37" office:value-type="string" calcext:value-type="string">
            <text:p>9:00 CR ARR/NJ (B)</text:p>
          </table:table-cell>
          <table:table-cell table:style-name="ce37" office:value-type="string" calcext:value-type="string">
            <text:p>9:00 CV NJ/ADOPTION SS (B)</text:p>
          </table:table-cell>
          <table:table-cell table:style-name="ce74" office:value-type="string" calcext:value-type="string">
            <text:p>9:00 CV NJ (B)</text:p>
          </table:table-cell>
          <table:table-cell table:style-name="ce39" table:number-columns-repeated="16379"/>
        </table:table-row>
        <table:table-row table:style-name="ro1">
          <table:table-cell table:style-name="ce12"/>
          <table:table-cell table:style-name="ce10" office:value-type="string" calcext:value-type="string">
            <text:p>9:00 CV DOMESTIC (D)</text:p>
          </table:table-cell>
          <table:table-cell table:style-name="ce10" office:value-type="string" calcext:value-type="string">
            <text:p>9:00 CR NJ (D)</text:p>
          </table:table-cell>
          <table:table-cell table:style-name="ce10" office:value-type="string" calcext:value-type="string">
            <text:p>9:00 CR MOTIONS/REVOS (D)</text:p>
          </table:table-cell>
          <table:table-cell table:style-name="ce19" office:value-type="string" calcext:value-type="string">
            <text:p>9:00 CR NJ/PCC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112"/>
          <table:table-cell table:style-name="ce45" office:value-type="string" calcext:value-type="string">
            <text:p>9:00 FMV/STALKING (503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2" office:value-type="string" calcext:value-type="string">
            <text:p>9:00 CR ARR (M)</text:p>
          </table:table-cell>
          <table:table-cell table:style-name="ce12" office:value-type="string" calcext:value-type="string">
            <text:p>9:00 DUI REVIEWS (M)</text:p>
          </table:table-cell>
          <table:table-cell table:style-name="ce21" office:value-type="string" calcext:value-type="string">
            <text:p>9:00 CR ASH/PLEAS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112"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9:00 JAIL CAL/REVOS/MOTIONS/</text:p>
          </table:table-cell>
          <table:table-cell table:style-name="ce10"/>
          <table:table-cell table:style-name="ce220"/>
          <table:table-cell table:style-name="ce39" table:number-columns-repeated="16379"/>
        </table:table-row>
        <table:table-row table:style-name="ro1">
          <table:table-cell table:style-name="ce33"/>
          <table:table-cell table:style-name="ce33" office:value-type="string" calcext:value-type="string">
            <text:p>3:00 DRUG COURT (B)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BOND STATUS (D)</text:p>
          </table:table-cell>
          <table:table-cell table:style-name="ce21" office:value-type="string" calcext:value-type="string">
            <text:p>1:30 CR PTC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74"/>
          <table:table-cell table:style-name="ce112"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3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03" office:value-type="string" calcext:value-type="string">
            <text:p>8:30 CSRU (S)</text:p>
          </table:table-cell>
          <table:table-cell table:style-name="ce211" office:value-type="string" calcext:value-type="string">
            <text:p>8:30 CR ARR/BOND FF (D)</text:p>
          </table:table-cell>
          <table:table-cell table:style-name="ce158"/>
          <table:table-cell table:style-name="ce216"/>
          <table:table-cell table:style-name="ce221" office:value-type="string" calcext:value-type="string">
            <text:p>8:30 CR PCC (B)</text:p>
          </table:table-cell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R</text:p>
          </table:table-cell>
          <table:table-cell table:style-name="ce12"/>
          <table:table-cell table:style-name="ce37" office:value-type="string" calcext:value-type="string">
            <text:p>9:00 CR MOTIONS (B)</text:p>
          </table:table-cell>
          <table:table-cell table:style-name="ce198"/>
          <table:table-cell table:style-name="ce78" office:value-type="string" calcext:value-type="string">
            <text:p>9:00 CR NJ/CV NJ (B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4" office:value-type="string" calcext:value-type="string">
            <text:p>9:00 CR ARR/NJ (S)</text:p>
          </table:table-cell>
          <table:table-cell table:style-name="ce11" office:value-type="string" calcext:value-type="string">
            <text:p>9:00 CV NJ (S)</text:p>
          </table:table-cell>
          <table:table-cell table:style-name="ce37" office:value-type="string" calcext:value-type="string">
            <text:p>9:00 CV NJ (B)</text:p>
          </table:table-cell>
          <table:table-cell table:style-name="ce222" office:value-type="string" calcext:value-type="string">
            <text:p>9:00 CR JT PCC for 8/18; 8/25 (S)</text:p>
          </table:table-cell>
          <table:table-cell table:style-name="ce39" table:number-columns-repeated="16379"/>
        </table:table-row>
        <table:table-row table:style-name="ro6">
          <table:table-cell table:style-name="ce11" office:value-type="string" calcext:value-type="string">
            <text:p>9:00 ADOPTIONS/UNC (S)</text:p>
          </table:table-cell>
          <table:table-cell table:style-name="ce12" office:value-type="string" calcext:value-type="string">
            <text:p>9:00 CR BOND FF/MOTIONS</text:p>
          </table:table-cell>
          <table:table-cell table:style-name="ce213" office:value-type="string" calcext:value-type="string">
            <text:p><text:span text:style-name="T1">9:00 FMV/STALKING;</text:span><text:span text:style-name="T2"> SPECIAL SET CV BENCH TRIAL </text:span><text:span text:style-name="T3">(502)</text:span></text:p>
          </table:table-cell>
          <table:table-cell table:style-name="ce179" office:value-type="string" calcext:value-type="string">
            <text:p>9:00 CR REVOS/MOTIONS (S)</text:p>
          </table:table-cell>
          <table:table-cell table:style-name="ce182" office:value-type="string" calcext:value-type="string">
            <text:p>9:00 CR NJ (S)</text:p>
          </table:table-cell>
          <table:table-cell table:style-name="ce39" table:number-columns-repeated="16379"/>
        </table:table-row>
        <table:table-row table:style-name="ro6">
          <table:table-cell table:style-name="ce204" office:value-type="string" calcext:value-type="string">
            <text:p>9:00 SPECIAL SET FMV/STALKING (502)</text:p>
          </table:table-cell>
          <table:table-cell table:style-name="ce112"/>
          <table:table-cell table:style-name="ce35" office:value-type="string" calcext:value-type="string">
            <text:p>9:00 PLEAS/PTC (M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223" office:value-type="string" calcext:value-type="string">
            <text:p>9:00 CR SPECIAL SET MOTION (M)</text:p>
          </table:table-cell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V NJ (D)</text:p>
          </table:table-cell>
          <table:table-cell table:style-name="ce112"/>
          <table:table-cell table:style-name="ce21" office:value-type="string" calcext:value-type="string">
            <text:p>9:00 JAIL CAL/PLEAS/REVOS (D)</text:p>
          </table:table-cell>
          <table:table-cell table:style-name="ce21" office:value-type="string" calcext:value-type="string">
            <text:p>9:00 PLEAS/PCC for 8/25; 9/29 (D)</text:p>
          </table:table-cell>
          <table:table-cell table:style-name="ce75" office:value-type="string" calcext:value-type="string">
            <text:p>10:00 PAC COURT (402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/BENCH TL (M)</text:p>
          </table:table-cell>
          <table:table-cell table:style-name="ce112">
            <draw:custom-shape draw:z-index="3" draw:name="TextBox 4" draw:style-name="gr1" draw:text-style-name="P1" svg:width="0.2012in" svg:height="0.2886in" svg:x="0.948in" svg:y="0.104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office:value-type="string" calcext:value-type="string">
            <text:p>1:30 CV CC 9/22; 9/29 (S)</text:p>
          </table:table-cell>
          <table:table-cell table:style-name="ce217" office:value-type="string" calcext:value-type="string">
            <text:p>1:30 CV JTCC for 9/15 (B)</text:p>
          </table:table-cell>
          <table:table-cell table:style-name="ce62" office:value-type="string" calcext:value-type="string">
            <text:p>3:00 CR SPECIAL SET PLEA (M)</text:p>
          </table:table-cell>
          <table:table-cell table:style-name="ce39" table:number-columns-repeated="16379"/>
        </table:table-row>
        <table:table-row table:style-name="ro1">
          <table:table-cell table:style-name="ce205"/>
          <table:table-cell table:style-name="ce33" office:value-type="string" calcext:value-type="string">
            <text:p>3:00 DRUG COURT (B)</text:p>
            <draw:custom-shape draw:z-index="4" draw:name="TextBox 5" draw:style-name="gr1" draw:text-style-name="P1" svg:width="0.2012in" svg:height="0.2886in" svg:x="0.948in" svg:y="0.104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62"/>
          <table:table-cell table:style-name="ce39" table:number-columns-repeated="1637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10" office:value-type="string" calcext:value-type="string" table:number-columns-spanned="3" table:number-rows-spanned="1">
            <text:p>STATE COURT SPECIAL SET CIVIL JURY TRIAL (M)</text:p>
          </table:table-cell>
          <table:covered-table-cell table:number-columns-repeated="2" table:style-name="ce110"/>
          <table:table-cell table:style-name="ce216"/>
          <table:table-cell table:style-name="ce84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V NJ (D)</text:p>
          </table:table-cell>
          <table:table-cell table:style-name="ce21" office:value-type="string" calcext:value-type="string">
            <text:p>9:00 CR NJ/PLEAS (D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212" office:value-type="string" calcext:value-type="string">
            <text:p>9:00 JAIL CAL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12"/>
          <table:table-cell table:style-name="ce209" office:value-type="string" calcext:value-type="string">
            <text:p>9:00 CR PTC (VJ CARBO - 502)</text:p>
          </table:table-cell>
          <table:table-cell table:style-name="ce12" office:value-type="string" calcext:value-type="string">
            <text:p>9:00 DUI REVIEWS (M)</text:p>
          </table:table-cell>
          <table:table-cell table:style-name="ce21" office:value-type="string" calcext:value-type="string">
            <text:p>9:00 CR MOTIONS/PLEAS (D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205"/>
          <table:table-cell table:style-name="ce112"/>
          <table:table-cell table:style-name="ce47" office:value-type="string" calcext:value-type="string">
            <text:p>9:00 JAIL CAL/REVOS/BOND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1:30 CV NJ (D)</text:p>
          </table:table-cell>
          <table:table-cell table:style-name="ce33" office:value-type="string" calcext:value-type="string">
            <text:p>3:00 DRUG COURT (B)</text:p>
            <draw:custom-shape draw:z-index="5" draw:name="TextBox 6" draw:style-name="gr1" draw:text-style-name="P1" svg:width="0.2012in" svg:height="0.2886in" svg:x="0.948in" svg:y="0.104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Box 7" draw:style-name="gr1" draw:text-style-name="P1" svg:width="0.2012in" svg:height="0.2886in" svg:x="0.948in" svg:y="0.104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 office:value-type="string" calcext:value-type="string">
            <text:p>STATUS/MOTIONS (D)</text:p>
          </table:table-cell>
          <table:table-cell table:style-name="ce55" office:value-type="string" calcext:value-type="string">
            <text:p>3:00 CARE COURT (502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30" office:value-type="string" calcext:value-type="string">
            <text:p>3:00 DUI COURT (M)</text:p>
          </table:table-cell>
          <table:table-cell table:style-name="ce112"/>
          <table:table-cell table:style-name="ce186"/>
          <table:table-cell table:style-name="ce39" table:number-columns-repeated="1637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20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06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90" office:value-type="string" calcext:value-type="string" table:number-columns-spanned="5" table:number-rows-spanned="1">
            <text:p>STATE COURT CIVIL JURY TRIALS (VJ-CARBO) *502 MONDAY &amp; TUESDAY/401 WEDNESDAY-FRIDAY</text:p>
          </table:table-cell>
          <table:covered-table-cell table:number-columns-repeated="4" table:style-name="ce90"/>
          <table:table-cell table:style-name="ce39" table:number-columns-repeated="16379"/>
        </table:table-row>
        <table:table-row table:style-name="ro1">
          <table:table-cell table:style-name="ce207" table:number-columns-repeated="2"/>
          <table:table-cell table:style-name="ce45" office:value-type="string" calcext:value-type="string">
            <text:p>9:00 FMV/STALKING (KMC-504)</text:p>
          </table:table-cell>
          <table:table-cell table:style-name="ce207"/>
          <table:table-cell table:style-name="ce224"/>
        </table:table-row>
        <table:table-row table:style-name="ro1">
          <table:table-cell table:style-name="ce208" office:value-type="string" calcext:value-type="string">
            <text:p>9:00 CR SENTENCING (S)</text:p>
          </table:table-cell>
          <table:table-cell table:style-name="ce207"/>
          <table:table-cell table:number-columns-repeated="2" table:style-name="ce45" office:value-type="string" calcext:value-type="string">
            <text:p>9:00 CV SPECIAL SET (KMC-504)</text:p>
          </table:table-cell>
          <table:table-cell table:style-name="ce224"/>
        </table:table-row>
        <table:table-row table:style-name="ro1">
          <table:table-cell table:style-name="ce209"/>
          <table:table-cell table:style-name="ce212" office:value-type="string" calcext:value-type="string">
            <text:p>9:00 CR JTCC (M)</text:p>
          </table:table-cell>
          <table:table-cell table:style-name="ce214" office:value-type="string" calcext:value-type="string">
            <text:p>9:00 CR ASH/POA (VJ CARBO-401)</text:p>
          </table:table-cell>
          <table:table-cell table:style-name="ce218" office:value-type="string" calcext:value-type="string">
            <text:p>9:00 JAIL CAL (VJ CARBO - 401)</text:p>
          </table:table-cell>
          <table:table-cell table:style-name="ce224"/>
          <table:table-cell table:style-name="ce39" table:number-columns-repeated="16379"/>
        </table:table-row>
        <table:table-row table:style-name="ro5">
          <table:table-cell table:style-name="ce164"/>
          <table:table-cell table:style-name="ce207">
            <draw:custom-shape draw:z-index="7" draw:name="TextBox 8" draw:style-name="gr1" draw:text-style-name="P1" svg:width="0.2012in" svg:height="0.2886in" svg:x="0.948in" svg:y="0.104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" office:value-type="string" calcext:value-type="string">
            <text:p>9:00 JAIL CAL (D)</text:p>
          </table:table-cell>
          <table:table-cell table:style-name="ce45"/>
          <table:table-cell table:style-name="ce224"/>
          <table:table-cell table:style-name="ce39" table:number-columns-repeated="16379"/>
        </table:table-row>
        <table:table-row table:style-name="ro1">
          <table:table-cell table:style-name="ce210"/>
          <table:table-cell table:style-name="ce85" office:value-type="string" calcext:value-type="string">
            <text:p>3:00 DRUG COURT (B)</text:p>
            <draw:custom-shape draw:z-index="8" draw:name="TextBox 9" draw:style-name="gr1" draw:text-style-name="P1" svg:width="0.2012in" svg:height="0.2886in" svg:x="0.948in" svg:y="0.11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5" office:value-type="string" calcext:value-type="string">
            <text:p>4:00 DUI COURT (WILLIS-502)</text:p>
          </table:table-cell>
          <table:table-cell table:style-name="ce219" office:value-type="string" calcext:value-type="string">
            <text:p>1:30 CR SENTENCING (B)</text:p>
          </table:table-cell>
          <table:table-cell table:style-name="ce225"/>
          <table:table-cell table:style-name="ce39" table:number-columns-repeated="16379"/>
        </table:table-row>
        <table:table-row table:style-name="ro1" table:number-rows-repeated="2">
          <table:table-cell table:style-name="ce32" table:number-columns-repeated="4"/>
          <table:table-cell/>
          <table:table-cell table:style-name="ce32" table:number-columns-repeated="16379"/>
        </table:table-row>
        <table:table-row table:style-name="ro1" table:number-rows-repeated="1048521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September 2025" table:style-name="ta9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September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David L. Dickinson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39" table:number-columns-repeated="16379"/>
        </table:table-row>
        <table:table-row table:style-name="ro1">
          <table:table-cell table:style-name="ce167"/>
          <table:table-cell table:style-name="ce233" office:value-type="string" calcext:value-type="string">
            <text:p>8:30 CSRU/ADOPTIONS (D)</text:p>
          </table:table-cell>
          <table:table-cell table:style-name="ce234" office:value-type="string" calcext:value-type="string">
            <text:p>8:30 CR MOTIONS (D)</text:p>
          </table:table-cell>
          <table:table-cell table:style-name="ce233" office:value-type="string" calcext:value-type="string">
            <text:p>8:30 CR ARR (D)</text:p>
          </table:table-cell>
          <table:table-cell table:style-name="ce239" office:value-type="string" calcext:value-type="string">
            <text:p>8:30 CR SENTENCING (D)</text:p>
            <draw:custom-shape draw:z-index="21" draw:name="TextBox 2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TextBox 2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63" office:value-type="string" calcext:value-type="string">
            <text:p>LABOR DAY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R REVOS (B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" draw:name="TextBox 1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R ARR/NJ (B)</text:p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" draw:name="TextBox 1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V NJ (B)</text:p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" draw:name="TextBox 1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7" office:value-type="string" calcext:value-type="string">
            <text:p>9:00 CV NJ (B)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TextBox 1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5" draw:name="TextBox 2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6" draw:name="TextBox 2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7" draw:name="TextBox 2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8" draw:name="TextBox 2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67"/>
          <table:table-cell table:style-name="ce233" office:value-type="string" calcext:value-type="string">
            <text:p>9:30 PEREMPT. CC/UNC (D)</text:p>
          </table:table-cell>
          <table:table-cell table:style-name="ce233" office:value-type="string" calcext:value-type="string">
            <text:p>9:00 CV DOMESTIC (D)</text:p>
          </table:table-cell>
          <table:table-cell table:style-name="ce233" office:value-type="string" calcext:value-type="string">
            <text:p>9:00 CR NJ (D)</text:p>
          </table:table-cell>
          <table:table-cell table:style-name="ce233" office:value-type="string" calcext:value-type="string">
            <text:p>9:00 CR MOTIONS/REVOS (D)</text:p>
            <draw:custom-shape draw:z-index="23" draw:name="TextBox 2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TextBox 2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67"/>
          <table:table-cell table:style-name="ce233" office:value-type="string" calcext:value-type="string">
            <text:p>10:30 CV NON-DOMESTIC (D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16" office:value-type="string" calcext:value-type="string">
            <text:p>9:00 BOND FF/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67" table:number-columns-repeated="2"/>
          <table:table-cell table:style-name="ce116" office:value-type="string" calcext:value-type="string">
            <text:p>9:00 DUI REVIEWS (M)</text:p>
          </table:table-cell>
          <table:table-cell table:style-name="ce236" office:value-type="string" calcext:value-type="string">
            <text:p>9:00 CR ASH/PLEAS (D)</text:p>
          </table:table-cell>
          <table:table-cell table:style-name="ce167"/>
          <table:table-cell table:style-name="ce39" table:number-columns-repeated="16379"/>
        </table:table-row>
        <table:table-row table:style-name="ro1">
          <table:table-cell table:style-name="ce167" table:number-columns-repeated="2"/>
          <table:table-cell table:style-name="ce235" office:value-type="string" calcext:value-type="string">
            <text:p>9:00 CV NJ (D)</text:p>
          </table:table-cell>
          <table:table-cell table:style-name="ce236"/>
          <table:table-cell table:style-name="ce167"/>
          <table:table-cell table:style-name="ce39" table:number-columns-repeated="16379"/>
        </table:table-row>
        <table:table-row table:style-name="ro1">
          <table:table-cell table:style-name="ce167"/>
          <table:table-cell table:style-name="ce167"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36" office:value-type="string" calcext:value-type="string">
            <text:p>9:00 JAIL CAL/REVOS/BOND</text:p>
          </table:table-cell>
          <table:table-cell table:style-name="ce236" office:value-type="string" calcext:value-type="string">
            <text:p>1:30 CR PTC (D)</text:p>
          </table:table-cell>
          <table:table-cell table:style-name="ce233"/>
          <table:table-cell table:style-name="ce39" table:number-columns-repeated="16379"/>
        </table:table-row>
        <table:table-row table:style-name="ro1">
          <table:table-cell table:style-name="ce168"/>
          <table:table-cell table:style-name="ce33" office:value-type="string" calcext:value-type="string">
            <text:p>3:00 DRUG COURT (B)</text:p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STATUS/MOTIONS (D)</text:p>
          </table:table-cell>
          <table:table-cell table:style-name="ce55" office:value-type="string" calcext:value-type="string">
            <text:p>3:00 CARE COURT (502)</text:p>
          </table:table-cell>
          <table:table-cell table:style-name="ce168"/>
          <table:table-cell table:style-name="ce39" table:number-columns-repeated="16379"/>
        </table:table-row>
        <table:table-row table:style-name="ro1">
          <table:table-cell table:style-name="ce169" table:number-columns-repeated="2"/>
          <table:table-cell table:style-name="ce237" office:value-type="string" calcext:value-type="string">
            <text:p>3:00 DUI COURT (M)</text:p>
          </table:table-cell>
          <table:table-cell table:style-name="ce169" table:number-columns-repeated="2"/>
          <table:table-cell table:style-name="ce39" table:number-columns-repeated="1637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BENCH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34" office:value-type="string" calcext:value-type="string">
            <text:p>8:30 CSRU (S)</text:p>
          </table:table-cell>
          <table:table-cell table:style-name="ce21" office:value-type="string" calcext:value-type="string">
            <text:p>8:30 CR ARR/BOND FF (D)</text:p>
          </table:table-cell>
          <table:table-cell table:style-name="ce40"/>
          <table:table-cell table:style-name="ce37"/>
          <table:table-cell table:style-name="ce61"/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R</text:p>
          </table:table-cell>
          <table:table-cell table:style-name="ce33" office:value-type="string" calcext:value-type="string">
            <text:p>9:00 CV PTC (B)</text:p>
          </table:table-cell>
          <table:table-cell table:style-name="ce37" office:value-type="string" calcext:value-type="string">
            <text:p>9:00 CR MOTIONS (B)</text:p>
          </table:table-cell>
          <table:table-cell table:style-name="ce37" office:value-type="string" calcext:value-type="string">
            <text:p>9:00 CV NJ (B)</text:p>
          </table:table-cell>
          <table:table-cell table:style-name="ce217" office:value-type="string" calcext:value-type="string">
            <text:p>9:00 CV NJ (B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4" office:value-type="string" calcext:value-type="string">
            <text:p>9:00 CR ARR/NJ (S)</text:p>
          </table:table-cell>
          <table:table-cell table:style-name="ce11" office:value-type="string" calcext:value-type="string">
            <text:p>9:00 CV NJ (S)</text:p>
          </table:table-cell>
          <table:table-cell table:style-name="ce11" office:value-type="string" calcext:value-type="string">
            <text:p>9:00 CR REVOS/MOTIONS (S)</text:p>
          </table:table-cell>
          <table:table-cell table:style-name="ce62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226" office:value-type="string" calcext:value-type="string">
            <text:p>9:00 CV BTCC (D)</text:p>
          </table:table-cell>
          <table:table-cell table:style-name="ce12" office:value-type="string" calcext:value-type="string">
            <text:p>9:00 CR BOND FF/ARR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2" office:value-type="string" calcext:value-type="string">
            <text:p>9:00 BOND FF/JAIL CAL/REVOS (M)</text:p>
          </table:table-cell>
          <table:table-cell table:style-name="ce62"/>
          <table:table-cell table:style-name="ce39" table:number-columns-repeated="16379"/>
        </table:table-row>
        <table:table-row table:style-name="ro1">
          <table:table-cell table:style-name="ce34" office:value-type="string" calcext:value-type="string">
            <text:p>9:00 ADOPTIONS/UNC (S)</text:p>
          </table:table-cell>
          <table:table-cell table:style-name="ce40"/>
          <table:table-cell table:style-name="ce35" office:value-type="string" calcext:value-type="string">
            <text:p>9:00 CR ASH/MOTIONS (M)</text:p>
          </table:table-cell>
          <table:table-cell table:style-name="ce21" office:value-type="string" calcext:value-type="string">
            <text:p>9:00 CR CC for 10/27; 11/17 -</text:p>
          </table:table-cell>
          <table:table-cell table:style-name="ce229" office:value-type="string" calcext:value-type="string">
            <text:p>12:00 CV MOTION (VJ RICH - 502)</text:p>
          </table:table-cell>
          <table:table-cell table:style-name="ce39" table:number-columns-repeated="16379"/>
        </table:table-row>
        <table:table-row table:style-name="ro1">
          <table:table-cell table:style-name="ce35" office:value-type="string" calcext:value-type="string">
            <text:p>9:00 CR NJ/PTC (M)</text:p>
          </table:table-cell>
          <table:table-cell table:style-name="ce40"/>
          <table:table-cell table:style-name="ce21" office:value-type="string" calcext:value-type="string">
            <text:p>9:00 JAIL CAL/REVOS/PLEAS (D)</text:p>
          </table:table-cell>
          <table:table-cell table:style-name="ce21" office:value-type="string" calcext:value-type="string">
            <text:p>PLEAS (D)</text:p>
          </table:table-cell>
          <table:table-cell table:style-name="ce63"/>
          <table:table-cell table:style-name="ce39" table:number-columns-repeated="16379"/>
        </table:table-row>
        <table:table-row table:style-name="ro5">
          <table:table-cell table:style-name="ce227" office:value-type="string" calcext:value-type="string">
            <text:p>1:30 CV JTCC (D)</text:p>
          </table:table-cell>
          <table:table-cell table:style-name="ce40"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33" office:value-type="string" calcext:value-type="string">
            <text:p>1:30 CV BTCC for 10/13-24 (B)</text:p>
          </table:table-cell>
          <table:table-cell table:style-name="ce61"/>
          <table:table-cell table:style-name="ce39" table:number-columns-repeated="16379"/>
        </table:table-row>
        <table:table-row table:style-name="ro6">
          <table:table-cell table:style-name="ce228" office:value-type="string" calcext:value-type="string">
            <text:p>9:00 PROBATE JURY SELECTION (DWM 502)</text:p>
          </table:table-cell>
          <table:table-cell table:style-name="ce33" office:value-type="string" calcext:value-type="string">
            <text:p>3:00 DRUG COURT (B)</text:p>
            <draw:custom-shape draw:z-index="8" draw:name="TextBox 9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office:value-type="string" calcext:value-type="string">
            <text:p>4:00 DUI COURT (M)</text:p>
          </table:table-cell>
          <table:table-cell table:style-name="ce19" office:value-type="string" calcext:value-type="string">
            <text:p>1:30 CR CC (D)</text:p>
          </table:table-cell>
          <table:table-cell table:style-name="ce64"/>
          <table:table-cell table:style-name="ce39" table:number-columns-repeated="16379"/>
        </table:table-row>
        <table:table-row table:style-name="ro1"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 *backup to Spcl Set Cr Jury Trial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35"/>
          <table:table-cell table:style-name="ce112"/>
          <table:table-cell table:style-name="ce45" office:value-type="string" calcext:value-type="string">
            <text:p>9:00 FMV/STALKING (502)</text:p>
          </table:table-cell>
          <table:table-cell table:style-name="ce198"/>
          <table:table-cell table:style-name="ce105" office:value-type="string" calcext:value-type="string">
            <text:p>9:00 CR NJ (S)</text:p>
          </table:table-cell>
          <table:table-cell table:style-name="ce39" table:number-columns-repeated="16379"/>
        </table:table-row>
        <table:table-row table:style-name="ro1">
          <table:table-cell table:style-name="ce36" office:value-type="string" calcext:value-type="string">
            <text:p>9:00 CV NJ/NO SERVICE CAL (D)</text:p>
          </table:table-cell>
          <table:table-cell table:style-name="ce36" office:value-type="string" calcext:value-type="string">
            <text:p>9:00 CR NJ/PLEAS (D)</text:p>
          </table:table-cell>
          <table:table-cell table:style-name="ce35"/>
          <table:table-cell table:style-name="ce20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229" office:value-type="string" calcext:value-type="string">
            <text:p>10:00 CV MOTION (VJ DAVIS-502)</text:p>
          </table:table-cell>
          <table:table-cell table:style-name="ce112"/>
          <table:table-cell table:style-name="ce36" office:value-type="string" calcext:value-type="string">
            <text:p>9:00 JAIL CAL/REVOS/BOND</text:p>
          </table:table-cell>
          <table:table-cell table:style-name="ce36" office:value-type="string" calcext:value-type="string">
            <text:p>9:00 MOTIONS/PLEAS (D)</text:p>
          </table:table-cell>
          <table:table-cell table:style-name="ce62" office:value-type="string" calcext:value-type="string">
            <text:p>9:30 CV NJ SPECIAL SET (M)</text:p>
          </table:table-cell>
          <table:table-cell table:style-name="ce39" table:number-columns-repeated="16379"/>
        </table:table-row>
        <table:table-row table:style-name="ro1">
          <table:table-cell table:style-name="ce13"/>
          <table:table-cell table:style-name="ce21" office:value-type="string" calcext:value-type="string">
            <text:p>1:30 CV NJ (D)</text:p>
            <draw:custom-shape draw:z-index="9" draw:name="TextBox 10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STATUS/MOTIONS (D)</text:p>
          </table:table-cell>
          <table:table-cell table:style-name="ce12" office:value-type="string" calcext:value-type="string">
            <text:p>1:30 CR PCC (M)</text:p>
          </table:table-cell>
          <table:table-cell table:style-name="ce75" office:value-type="string" calcext:value-type="string">
            <text:p>10:00 PAC COURT (502)</text:p>
          </table:table-cell>
          <table:table-cell table:style-name="ce39" table:number-columns-repeated="16379"/>
        </table:table-row>
        <table:table-row table:style-name="ro1">
          <table:table-cell table:style-name="ce13"/>
          <table:table-cell table:style-name="ce33">
            <draw:custom-shape draw:z-index="10" draw:name="TextBox 11" draw:style-name="gr1" draw:text-style-name="P1" svg:width="0.2012in" svg:height="0.2886in" svg:x="0.948in" svg:y="0.067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/>
          <table:table-cell table:style-name="ce55" office:value-type="string" calcext:value-type="string">
            <text:p>3:00 CARE COURT (502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39" table:number-columns-repeated="16379"/>
        </table:table-row>
        <table:table-row table:style-name="ro1">
          <table:table-cell table:style-name="ce230" office:value-type="string" calcext:value-type="string" table:number-columns-spanned="5" table:number-rows-spanned="1">
            <text:p>FALL BREAK</text:p>
          </table:table-cell>
          <table:covered-table-cell table:number-columns-repeated="4" table:style-name="ce230"/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28" office:value-type="string" calcext:value-type="string" table:number-columns-spanned="5" table:number-rows-spanned="1">
            <text:p>STATE COURT CRIMINAL and CIVIL JURY TRIALS (M)</text:p>
          </table:table-cell>
          <table:covered-table-cell table:number-columns-repeated="4" table:style-name="ce128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501 - Courtroom 502 reserved for Judge Bagley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44" office:value-type="string" calcext:value-type="string">
            <text:p>9:00 FMV/STALKING (502)</text:p>
          </table:table-cell>
          <table:table-cell table:style-name="ce12" office:value-type="string" calcext:value-type="string">
            <text:p>9:00 JAIL CAL (M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112">
            <draw:custom-shape draw:z-index="11" draw:name="TextBox 12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4"/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33" office:value-type="string" calcext:value-type="string">
            <text:p>3:00 DRUG COURT (B)</text:p>
            <draw:custom-shape draw:z-index="12" draw:name="TextBox 13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60"/>
          <table:table-cell table:style-name="ce39" table:number-columns-repeated="16379"/>
        </table:table-row>
        <table:table-row table:style-name="ro1">
          <table:table-cell table:style-name="ce231" office:value-type="string" calcext:value-type="string" table:number-columns-spanned="2" table:number-rows-spanned="1">
            <text:p>SUPERIOR COURT CIVIL JURY TRIALS (S)</text:p>
          </table:table-cell>
          <table:covered-table-cell table:style-name="ce231"/>
          <table:table-cell table:style-name="ce202" table:number-columns-repeated="2"/>
          <table:table-cell table:style-name="ce240"/>
          <table:table-cell table:style-name="ce39" table:number-columns-repeated="16379"/>
        </table:table-row>
        <table:table-row table:style-name="ro1">
          <table:table-cell table:style-name="ce38" office:value-type="string" calcext:value-type="string" table:number-columns-spanned="2" table:number-rows-spanned="1">
            <text:p>STATE COURT CRIMINAL JURY TRIALS (M)</text:p>
          </table:table-cell>
          <table:covered-table-cell table:style-name="ce38"/>
          <table:table-cell table:style-name="ce202" table:number-columns-repeated="2"/>
          <table:table-cell table:style-name="ce241"/>
          <table:table-cell table:style-name="ce39" table:number-columns-repeated="16379"/>
        </table:table-row>
        <table:table-row table:style-name="ro1">
          <table:table-cell table:style-name="ce27" office:value-type="string" calcext:value-type="string" table:number-columns-spanned="2" table:number-rows-spanned="1">
            <text:p>STATE COURT CRIMINAL JURY TRIALS (D)</text:p>
          </table:table-cell>
          <table:covered-table-cell table:style-name="ce27"/>
          <table:table-cell table:style-name="ce202" table:number-columns-repeated="2"/>
          <table:table-cell table:style-name="ce241"/>
          <table:table-cell table:style-name="ce39" table:number-columns-repeated="16379"/>
        </table:table-row>
        <table:table-row table:style-name="ro1">
          <table:table-cell table:style-name="ce232" office:value-type="string" calcext:value-type="string" table:number-columns-spanned="2" table:number-rows-spanned="1">
            <text:p>AV Upgrade Courtroom 501 - Courtroom 502 (JSB)</text:p>
          </table:table-cell>
          <table:covered-table-cell table:style-name="ce232"/>
          <table:table-cell table:style-name="ce202" table:number-columns-repeated="2"/>
          <table:table-cell table:style-name="ce241"/>
          <table:table-cell table:style-name="ce39" table:number-columns-repeated="16379"/>
        </table:table-row>
        <table:table-row table:style-name="ro1">
          <table:table-cell table:style-name="ce164"/>
          <table:table-cell table:style-name="ce29" office:value-type="string" calcext:value-type="string">
            <text:p>9:00 CR REVOS (B)</text:p>
          </table:table-cell>
          <table:table-cell table:style-name="ce202" table:number-columns-repeated="2"/>
          <table:table-cell table:style-name="ce241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64"/>
          <table:table-cell table:style-name="ce202" table:number-columns-repeated="2"/>
          <table:table-cell table:style-name="ce241"/>
          <table:table-cell table:style-name="ce39" table:number-columns-repeated="16379"/>
        </table:table-row>
        <table:table-row table:style-name="ro1">
          <table:table-cell table:style-name="ce210"/>
          <table:table-cell table:style-name="ce85" office:value-type="string" calcext:value-type="string">
            <text:p>3:00 DRUG COURT (B)</text:p>
            <draw:custom-shape draw:z-index="13" draw:name="TextBox 14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TextBox 15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TextBox 20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" draw:name="TextBox 21" draw:style-name="gr1" draw:text-style-name="P1" svg:width="0.2012in" svg:height="0.2886in" svg:x="0.948in" svg:y="0.068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38" table:number-columns-repeated="3"/>
          <table:table-cell table:style-name="ce39" table:number-columns-repeated="16379"/>
        </table:table-row>
        <table:table-row table:style-name="ro1" table:number-rows-repeated="1048523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October 2025" table:style-name="ta10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October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Jeffrey S. Bagley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26" office:value-type="string" calcext:value-type="string" table:number-columns-spanned="3" table:number-rows-spanned="1">
            <text:p>SUPERIOR COURT CIVIL JURY TRIALS (S)</text:p>
          </table:table-cell>
          <table:covered-table-cell table:number-columns-repeated="2" table:style-name="ce26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128" office:value-type="string" calcext:value-type="string" table:number-columns-spanned="3" table:number-rows-spanned="1">
            <text:p>STATE COURT CRIMINAL JURY TRIALS (D)</text:p>
          </table:table-cell>
          <table:covered-table-cell table:number-columns-repeated="2" table:style-name="ce128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111" office:value-type="string" calcext:value-type="string" table:number-columns-spanned="3" table:number-rows-spanned="1">
            <text:p>STATE COURT CRIMINAL JURY TRIALS (D)</text:p>
          </table:table-cell>
          <table:covered-table-cell table:number-columns-repeated="2" table:style-name="ce111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193" office:value-type="string" calcext:value-type="string" table:number-columns-spanned="3" table:number-rows-spanned="1">
            <text:p>AV Upgrade Courtroom 501 - Courtroom 502 reserved for Judge Bagley</text:p>
          </table:table-cell>
          <table:covered-table-cell table:number-columns-repeated="2" table:style-name="ce193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37" office:value-type="string" calcext:value-type="string">
            <text:p>9:00 CR ARR/NJ (B)</text:p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V NJ (B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52" office:value-type="string" calcext:value-type="string">
            <text:p>9:00 CV NJ (B)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44" office:value-type="string" calcext:value-type="string">
            <text:p>9:00 FMV/STALKING (502)</text:p>
          </table:table-cell>
          <table:table-cell table:style-name="ce248"/>
          <table:table-cell table:style-name="ce167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12" office:value-type="string" calcext:value-type="string">
            <text:p>9:00 DUI REVIEWS (M)</text:p>
          </table:table-cell>
          <table:table-cell table:style-name="ce12" office:value-type="string" calcext:value-type="string">
            <text:p>9:00 JAIL CAL (M)</text:p>
          </table:table-cell>
          <table:table-cell table:style-name="ce167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21" office:value-type="string" calcext:value-type="string">
            <text:p>9:00 JAIL CAL (D)</text:p>
          </table:table-cell>
          <table:table-cell table:style-name="ce249"/>
          <table:table-cell table:style-name="ce167"/>
          <table:table-cell table:style-name="ce39" table:number-columns-repeated="16379"/>
        </table:table-row>
        <table:table-row table:style-name="ro1">
          <table:table-cell table:style-name="ce242" table:number-columns-repeated="2"/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4)</text:p>
          </table:table-cell>
          <table:table-cell table:style-name="ce167"/>
          <table:table-cell table:style-name="ce39" table:number-columns-repeated="1637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39" table:number-columns-repeated="16379"/>
        </table:table-row>
        <table:table-row table:style-name="ro1">
          <table:table-cell table:style-name="ce226" office:value-type="string" calcext:value-type="string">
            <text:p>8:30 CSRU/ADOPTIONS (D)</text:p>
          </table:table-cell>
          <table:table-cell table:style-name="ce21" office:value-type="string" calcext:value-type="string">
            <text:p>8:30 CR ARR/BOND FF (D)</text:p>
          </table:table-cell>
          <table:table-cell table:style-name="ce10" office:value-type="string" calcext:value-type="string">
            <text:p>8:30 CR ARR (D)</text:p>
          </table:table-cell>
          <table:table-cell table:style-name="ce40"/>
          <table:table-cell table:style-name="ce61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226" office:value-type="string" calcext:value-type="string">
            <text:p>9:00 CV DOMESTIC (D)</text:p>
          </table:table-cell>
          <table:table-cell table:style-name="ce37" office:value-type="string" calcext:value-type="string">
            <text:p>9:00 CR MOTIONS (B)</text:p>
          </table:table-cell>
          <table:table-cell table:style-name="ce37" office:value-type="string" calcext:value-type="string">
            <text:p>9:00 CV NJ (B)</text:p>
          </table:table-cell>
          <table:table-cell table:style-name="ce61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11" office:value-type="string" calcext:value-type="string">
            <text:p>9:00 CR ARR/NJ (S)</text:p>
          </table:table-cell>
          <table:table-cell table:style-name="ce10" office:value-type="string" calcext:value-type="string">
            <text:p>9:00 CR NJ (D)</text:p>
          </table:table-cell>
          <table:table-cell table:style-name="ce10" office:value-type="string" calcext:value-type="string">
            <text:p>9:00 CR MOTIONS/REVOS (D)</text:p>
          </table:table-cell>
          <table:table-cell table:style-name="ce253" office:value-type="string" calcext:value-type="string">
            <text:p>9:00 CR CC for 10/27; 11/3 (S)</text:p>
          </table:table-cell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12" office:value-type="string" calcext:value-type="string">
            <text:p>9:00 CR ARR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1" office:value-type="string" calcext:value-type="string">
            <text:p>9:00 CR REVOS/MOTIONS (S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247"/>
          <table:table-cell table:style-name="ce11" office:value-type="string" calcext:value-type="string">
            <text:p>9:00 CV NJ (S)</text:p>
          </table:table-cell>
          <table:table-cell table:style-name="ce12" office:value-type="string" calcext:value-type="string">
            <text:p>9:00 JAIL CAL (M)</text:p>
          </table:table-cell>
          <table:table-cell table:style-name="ce61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40"/>
          <table:table-cell table:style-name="ce21" office:value-type="string" calcext:value-type="string">
            <text:p>9:00 JAIL CAL/REVOS</text:p>
          </table:table-cell>
          <table:table-cell table:style-name="ce21" office:value-type="string" calcext:value-type="string">
            <text:p>9:00 CR ASH/PLEAS (D)</text:p>
          </table:table-cell>
          <table:table-cell table:style-name="ce63"/>
          <table:table-cell table:style-name="ce39" table:number-columns-repeated="16379"/>
        </table:table-row>
        <table:table-row table:style-name="ro1">
          <table:table-cell table:style-name="ce10"/>
          <table:table-cell table:style-name="ce40"/>
          <table:table-cell table:style-name="ce21" office:value-type="string" calcext:value-type="string">
            <text:p>1:30 BOND STATUS/MOTIONS (D)</text:p>
          </table:table-cell>
          <table:table-cell table:style-name="ce250" office:value-type="string" calcext:value-type="string">
            <text:p>1:30 CR PCC (D)</text:p>
          </table:table-cell>
          <table:table-cell table:style-name="ce63"/>
          <table:table-cell table:style-name="ce39" table:number-columns-repeated="16379"/>
        </table:table-row>
        <table:table-row table:style-name="ro1">
          <table:table-cell table:style-name="ce243"/>
          <table:table-cell table:style-name="ce33" office:value-type="string" calcext:value-type="string">
            <text:p>3:00 DRUG COURT (B)</text:p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3" office:value-type="string" calcext:value-type="string">
            <text:p>1:30 CR CC for 11/3 &amp; 11/17 (B)</text:p>
          </table:table-cell>
          <table:table-cell table:style-name="ce21" office:value-type="string" calcext:value-type="string">
            <text:p>1:30 CR PTC (D)</text:p>
          </table:table-cell>
          <table:table-cell table:style-name="ce64"/>
          <table:table-cell table:style-name="ce39" table:number-columns-repeated="16379"/>
        </table:table-row>
        <table:table-row table:style-name="ro1">
          <table:table-cell table:style-name="ce244"/>
          <table:table-cell table:style-name="ce40"/>
          <table:table-cell table:style-name="ce12" office:value-type="string" calcext:value-type="string">
            <text:p>3:00 DUI COURT (M)</text:p>
          </table:table-cell>
          <table:table-cell table:style-name="ce21"/>
          <table:table-cell table:style-name="ce61"/>
          <table:table-cell table:style-name="ce39" table:number-columns-repeated="16379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503 - Courtroom 502 reserved for Judge Smith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5">
          <table:table-cell table:style-name="ce147" office:value-type="string" calcext:value-type="string">
            <text:p>GRAND JURY-R</text:p>
          </table:table-cell>
          <table:table-cell table:style-name="ce245"/>
          <table:table-cell table:style-name="ce86"/>
          <table:table-cell table:style-name="ce251"/>
          <table:table-cell table:style-name="ce172" office:value-type="string" calcext:value-type="string">
            <text:p>9:00 CR PCC <text:s/>10/27; 11/13 (S)</text:p>
          </table:table-cell>
          <table:table-cell table:style-name="ce39" table:number-columns-repeated="16379"/>
        </table:table-row>
        <table:table-row table:style-name="ro1">
          <table:table-cell table:style-name="ce36" office:value-type="string" calcext:value-type="string">
            <text:p>9:00 CV NO SERVICE CAL/NJ (D)</text:p>
          </table:table-cell>
          <table:table-cell table:style-name="ce36" office:value-type="string" calcext:value-type="string">
            <text:p>9:00 CR MOTIONS (D)</text:p>
          </table:table-cell>
          <table:table-cell table:style-name="ce45" office:value-type="string" calcext:value-type="string">
            <text:p>9:00 FMV/STALKING (504)</text:p>
          </table:table-cell>
          <table:table-cell table:style-name="ce251"/>
          <table:table-cell table:style-name="ce75" office:value-type="string" calcext:value-type="string">
            <text:p>10:00 PAC COURT (401)</text:p>
          </table:table-cell>
          <table:table-cell table:style-name="ce39" table:number-columns-repeated="16379"/>
        </table:table-row>
        <table:table-row table:style-name="ro1">
          <table:table-cell table:style-name="ce245" table:number-columns-repeated="2"/>
          <table:table-cell table:style-name="ce86"/>
          <table:table-cell table:style-name="ce251"/>
          <table:table-cell table:style-name="ce75"/>
          <table:table-cell table:style-name="ce39" table:number-columns-repeated="16379"/>
        </table:table-row>
        <table:table-row table:style-name="ro1">
          <table:table-cell table:style-name="ce245"/>
          <table:table-cell table:style-name="ce33" office:value-type="string" calcext:value-type="string">
            <text:p>3:00 DRUG COURT (B)</text:p>
            <draw:custom-shape draw:z-index="5" draw:name="TextBox 6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Box 7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1"/>
          <table:table-cell table:style-name="ce55" office:value-type="string" calcext:value-type="string">
            <text:p>3:00 CARE COURT (401)</text:p>
          </table:table-cell>
          <table:table-cell table:style-name="ce106"/>
          <table:table-cell table:style-name="ce39" table:number-columns-repeated="1637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  <draw:custom-shape draw:z-index="12" draw:name="TextBox 13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BENCH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503 - Courtroom 502 reserved for Judge Smith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112"/>
          <table:table-cell table:style-name="ce12" office:value-type="string" calcext:value-type="string">
            <text:p>9:00 CR PTC (M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21" office:value-type="string" calcext:value-type="string">
            <text:p>9:00 CR NJ/PLEAS/PCC for 1027;</text:p>
          </table:table-cell>
          <table:table-cell table:style-name="ce12" office:value-type="string" calcext:value-type="string">
            <text:p>9:00 DUI REVIEW (M)</text:p>
          </table:table-cell>
          <table:table-cell table:style-name="ce12" office:value-type="string" calcext:value-type="string">
            <text:p>9:00 JAIL CAL/REVOS/BOND FF (M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21" office:value-type="string" calcext:value-type="string">
            <text:p>11/17 (D)</text:p>
          </table:table-cell>
          <table:table-cell table:style-name="ce21" office:value-type="string" calcext:value-type="string">
            <text:p>9:00 JAIL CAL/REVOS/BOND </text:p>
          </table:table-cell>
          <table:table-cell table:style-name="ce21" office:value-type="string" calcext:value-type="string">
            <text:p>9:00 MOTIONS/PLEAS (D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21" office:value-type="string" calcext:value-type="string">
            <text:p>STATUS/MOTION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112">
            <draw:custom-shape draw:z-index="7" draw:name="TextBox 8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12"/>
          <table:table-cell table:style-name="ce33" office:value-type="string" calcext:value-type="string">
            <text:p>3:00 DRUG COURT (B)</text:p>
            <draw:custom-shape draw:z-index="8" draw:name="TextBox 9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RIMINAL JURY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401 - Courtroom 502 reserved for Judge McClelland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164" table:number-columns-repeated="4"/>
          <table:table-cell table:style-name="ce254" office:value-type="string" calcext:value-type="string">
            <text:p>8:30 CR PCC (B)</text:p>
          </table:table-cell>
          <table:table-cell table:style-name="ce39" table:number-columns-repeated="16379"/>
        </table:table-row>
        <table:table-row table:style-name="ro1">
          <table:table-cell table:style-name="ce30" office:value-type="string" calcext:value-type="string">
            <text:p>9:00 CR ASH/PLEAS (M)</text:p>
          </table:table-cell>
          <table:table-cell table:style-name="ce37" office:value-type="string" calcext:value-type="string">
            <text:p>9:00 CR REVOS (B)</text:p>
            <draw:custom-shape draw:z-index="13" draw:name="TextBox 14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R ARR/NJ (B)</text:p>
            <draw:custom-shape draw:z-index="14" draw:name="TextBox 15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7" office:value-type="string" calcext:value-type="string">
            <text:p>9:00 CV NJ (B)</text:p>
            <draw:custom-shape draw:z-index="15" draw:name="TextBox 16" draw:style-name="gr1" draw:text-style-name="P1" svg:width="0.2012in" svg:height="0.2886in" svg:x="0.948in" svg:y="0.01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30" office:value-type="string" calcext:value-type="string">
            <text:p>9:00 CR FINAL ARR (M)</text:p>
          </table:table-cell>
          <table:table-cell table:style-name="ce45" office:value-type="string" calcext:value-type="string">
            <text:p>9:00 FMV/STALKING (TBD)</text:p>
          </table:table-cell>
          <table:table-cell table:style-name="ce164"/>
          <table:table-cell table:style-name="ce171"/>
          <table:table-cell table:style-name="ce39" table:number-columns-repeated="16379"/>
        </table:table-row>
        <table:table-row table:style-name="ro1">
          <table:table-cell table:style-name="ce164" table:number-columns-repeated="2"/>
          <table:table-cell table:style-name="ce47" office:value-type="string" calcext:value-type="string">
            <text:p>9:00 JAIL CAL</text:p>
          </table:table-cell>
          <table:table-cell table:style-name="ce30" office:value-type="string" calcext:value-type="string">
            <text:p>9:00 JAIL CAL (M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164" table:number-columns-repeated="4"/>
          <table:table-cell table:style-name="ce171"/>
          <table:table-cell table:style-name="ce39" table:number-columns-repeated="16379"/>
        </table:table-row>
        <table:table-row table:style-name="ro1">
          <table:table-cell table:style-name="ce164"/>
          <table:table-cell table:style-name="ce33" office:value-type="string" calcext:value-type="string">
            <text:p>3:00 DRUG COURT (B)</text:p>
            <draw:custom-shape draw:z-index="9" draw:name="TextBox 10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.010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TBD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246" table:number-columns-repeated="4"/>
          <table:table-cell table:style-name="ce210"/>
          <table:table-cell table:style-name="ce39" table:number-columns-repeated="16379"/>
        </table:table-row>
        <table:table-row table:style-name="ro1" table:number-rows-repeated="1048521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November 2025" table:style-name="ta11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2">
            <text:p>November 2025 Superior Court Master Calendar</text:p>
          </table:table-cell>
          <table:covered-table-cell table:number-columns-repeated="4" table:style-name="ce1"/>
          <table:table-cell table:style-name="ce39" table:number-columns-repeated="16379"/>
        </table:table-row>
        <table:table-row table:style-name="ro1">
          <table:covered-table-cell table:number-columns-repeated="5" table:style-name="ce1"/>
          <table:table-cell table:style-name="ce39"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Presiding Superior Court Judge: Honorable Philip C. Smith</text:p>
          </table:table-cell>
          <table:covered-table-cell table:number-columns-repeated="4" table:style-name="ce2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401 - Courtroom 502 reserved for Judge McCLELLAND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226" office:value-type="string" calcext:value-type="string">
            <text:p>8:30 CSRU/ADOPTIONS (D)</text:p>
          </table:table-cell>
          <table:table-cell table:style-name="ce112"/>
          <table:table-cell table:style-name="ce10" office:value-type="string" calcext:value-type="string">
            <text:p>8:30 CR ARR/NJ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33"/>
          <table:table-cell table:style-name="ce10" office:value-type="string" calcext:value-type="string">
            <text:p>9:00 CV DOMESTIC (D)</text:p>
          </table:table-cell>
          <table:table-cell table:style-name="ce10"/>
          <table:table-cell table:style-name="ce10" office:value-type="string" calcext:value-type="string">
            <text:p>9:00 CR MOTIONS/REVOS (D)</text:p>
          </table:table-cell>
          <table:table-cell table:style-name="ce250" office:value-type="string" calcext:value-type="string">
            <text:p>9:00 CR MOTIONS (D)</text:p>
          </table:table-cell>
          <table:table-cell table:style-name="ce39" table:number-columns-repeated="16379"/>
        </table:table-row>
        <table:table-row table:style-name="ro1">
          <table:table-cell table:style-name="ce12" office:value-type="string" calcext:value-type="string">
            <text:p>9:00 CR MOTIONS/CR NJ (M)</text:p>
          </table:table-cell>
          <table:table-cell table:style-name="ce12" office:value-type="string" calcext:value-type="string">
            <text:p>9:00 CR BONDED ARR (M)</text:p>
          </table:table-cell>
          <table:table-cell table:style-name="ce45" office:value-type="string" calcext:value-type="string">
            <text:p>9:00 FMV/STALKING (TBD)</text:p>
          </table:table-cell>
          <table:table-cell table:style-name="ce112"/>
          <table:table-cell table:style-name="ce62" office:value-type="string" calcext:value-type="string">
            <text:p>9:00 CV NJ (M)</text:p>
          </table:table-cell>
          <table:table-cell table:style-name="ce39" table:number-columns-repeated="16379"/>
        </table:table-row>
        <table:table-row table:style-name="ro1">
          <table:table-cell table:style-name="ce21" office:value-type="string" calcext:value-type="string">
            <text:p>9:00 CR NJ/PLEAS (D)</text:p>
          </table:table-cell>
          <table:table-cell table:style-name="ce21" office:value-type="string" calcext:value-type="string">
            <text:p>9:00 CR ARR/BOND FF (D)</text:p>
          </table:table-cell>
          <table:table-cell table:style-name="ce35" office:value-type="string" calcext:value-type="string">
            <text:p>9:00 DUI REVIEWS (M)</text:p>
          </table:table-cell>
          <table:table-cell table:style-name="ce12" office:value-type="string" calcext:value-type="string">
            <text:p>9:00 JAIL CAL/REVOS (M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112"/>
          <table:table-cell table:style-name="ce21" office:value-type="string" calcext:value-type="string">
            <text:p>9:00 JAIL CAL/REVOS/BOND</text:p>
          </table:table-cell>
          <table:table-cell table:style-name="ce21" office:value-type="string" calcext:value-type="string">
            <text:p>9:00 CR ASH/PLEAS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112"/>
          <table:table-cell table:style-name="ce21" office:value-type="string" calcext:value-type="string">
            <text:p>STATUS/MOTIONS (D)</text:p>
          </table:table-cell>
          <table:table-cell table:style-name="ce10"/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112"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21" office:value-type="string" calcext:value-type="string">
            <text:p>1:30 CR PTC 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33" office:value-type="string" calcext:value-type="string">
            <text:p>3:00 DRUG COURT (B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6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TBD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255"/>
          <table:table-cell table:style-name="ce112" table:number-columns-repeated="2"/>
          <table:table-cell table:style-name="ce40"/>
          <table:table-cell table:style-name="ce84"/>
          <table:table-cell table:style-name="ce39" table:number-columns-repeated="16379"/>
        </table:table-row>
        <table:table-row table:style-name="ro1"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39" table:number-columns-repeated="16379"/>
        </table:table-row>
        <table:table-row table:style-name="ro1">
          <table:table-cell table:style-name="ce34" office:value-type="string" calcext:value-type="string">
            <text:p>8:30 CSR (S)</text:p>
          </table:table-cell>
          <table:table-cell table:style-name="ce13"/>
          <table:table-cell table:style-name="ce112"/>
          <table:table-cell table:style-name="ce164"/>
          <table:table-cell table:style-name="ce104"/>
          <table:table-cell table:style-name="ce39" table:number-columns-repeated="16379"/>
        </table:table-row>
        <table:table-row table:style-name="ro1">
          <table:table-cell table:style-name="ce16" office:value-type="string" calcext:value-type="string">
            <text:p>GRAND JURY-N (B)</text:p>
          </table:table-cell>
          <table:table-cell table:style-name="ce259" office:value-type="string" calcext:value-type="string">
            <text:p>VETERAN'S DAY</text:p>
          </table:table-cell>
          <table:table-cell table:style-name="ce33" office:value-type="string" calcext:value-type="string">
            <text:p>9:00 CR ARR/NJ (B)</text:p>
          </table:table-cell>
          <table:table-cell table:style-name="ce29" office:value-type="string" calcext:value-type="string">
            <text:p>9:00 CV NJ (B)</text:p>
          </table:table-cell>
          <table:table-cell table:style-name="ce104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13"/>
          <table:table-cell table:style-name="ce11" office:value-type="string" calcext:value-type="string">
            <text:p>9:00 CV NJ (S)</text:p>
          </table:table-cell>
          <table:table-cell table:style-name="ce127" office:value-type="string" calcext:value-type="string">
            <text:p>9:00 CR REVOS/MOTIONS (S)</text:p>
          </table:table-cell>
          <table:table-cell table:style-name="ce172" office:value-type="string" calcext:value-type="string">
            <text:p>9:00 CR ARR/NJ (S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10:00 FMV/STALKING (B)</text:p>
          </table:table-cell>
          <table:table-cell table:style-name="ce13"/>
          <table:table-cell table:style-name="ce45" office:value-type="string" calcext:value-type="string">
            <text:p>9:00 FMV/STALKING (502)</text:p>
          </table:table-cell>
          <table:table-cell table:style-name="ce30" office:value-type="string" calcext:value-type="string">
            <text:p>9:00 JAIL CAL (M)</text:p>
          </table:table-cell>
          <table:table-cell table:style-name="ce104"/>
          <table:table-cell table:style-name="ce39" table:number-columns-repeated="16379"/>
        </table:table-row>
        <table:table-row table:style-name="ro1">
          <table:table-cell table:style-name="ce13"/>
          <table:table-cell table:style-name="ce112" table:number-columns-repeated="2"/>
          <table:table-cell table:style-name="ce21" office:value-type="string" calcext:value-type="string">
            <text:p>9:00 CR MOTIONS/PLEAS (D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36" office:value-type="string" calcext:value-type="string">
            <text:p>9:00 CV NJ (D)</text:p>
          </table:table-cell>
          <table:table-cell table:style-name="ce112"/>
          <table:table-cell table:style-name="ce21" office:value-type="string" calcext:value-type="string">
            <text:p>9:00 JAIL CAL/REVOS (D)</text:p>
          </table:table-cell>
          <table:table-cell table:style-name="ce33" office:value-type="string" calcext:value-type="string">
            <text:p>1:30 CV JTCC for 12/1 (B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149"/>
          <table:table-cell table:style-name="ce112"/>
          <table:table-cell table:style-name="ce21" office:value-type="string" calcext:value-type="string">
            <text:p>1:30 BOND STATUS/MOTION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257"/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RIMINA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BENCH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11" office:value-type="string" calcext:value-type="string" table:number-columns-spanned="5" table:number-rows-spanned="1">
            <text:p>STATE COURT CRIMINAL JURY TRIALS (D)</text:p>
          </table:table-cell>
          <table:covered-table-cell table:number-columns-repeated="4" table:style-name="ce111"/>
          <table:table-cell table:style-name="ce39" table:number-columns-repeated="16379"/>
        </table:table-row>
        <table:table-row table:style-name="ro1">
          <table:table-cell table:style-name="ce256"/>
          <table:table-cell table:style-name="ce153"/>
          <table:table-cell table:style-name="ce158"/>
          <table:table-cell table:style-name="ce260"/>
          <table:table-cell table:style-name="ce262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00 CV BTCC (D)</text:p>
          </table:table-cell>
          <table:table-cell table:style-name="ce13"/>
          <table:table-cell table:style-name="ce45" office:value-type="string" calcext:value-type="string">
            <text:p>9:00 FMV/STALKING (502)</text:p>
          </table:table-cell>
          <table:table-cell table:style-name="ce22"/>
          <table:table-cell table:style-name="ce168"/>
          <table:table-cell table:style-name="ce39" table:number-columns-repeated="16379"/>
        </table:table-row>
        <table:table-row table:style-name="ro1">
          <table:table-cell table:style-name="ce257"/>
          <table:table-cell table:style-name="ce13"/>
          <table:table-cell table:style-name="ce35" office:value-type="string" calcext:value-type="string">
            <text:p>9:00 DUI REVIEWS (M)</text:p>
          </table:table-cell>
          <table:table-cell table:style-name="ce35" office:value-type="string" calcext:value-type="string">
            <text:p>9:00 JAIL CAL/REVOS (M)</text:p>
          </table:table-cell>
          <table:table-cell table:style-name="ce75" office:value-type="string" calcext:value-type="string">
            <text:p>10:00 PAC COURT (502)</text:p>
          </table:table-cell>
          <table:table-cell table:style-name="ce39" table:number-columns-repeated="16379"/>
        </table:table-row>
        <table:table-row table:style-name="ro1">
          <table:table-cell table:style-name="ce258"/>
          <table:table-cell table:style-name="ce257"/>
          <table:table-cell table:style-name="ce47" office:value-type="string" calcext:value-type="string">
            <text:p>9:00 JAIL CAL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258"/>
          <table:table-cell table:style-name="ce257"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style-name="ce24"/>
          <table:table-cell table:style-name="ce263"/>
          <table:table-cell table:style-name="ce39" table:number-columns-repeated="16379"/>
        </table:table-row>
        <table:table-row table:style-name="ro1">
          <table:table-cell table:style-name="ce257"/>
          <table:table-cell table:style-name="ce33" office:value-type="string" calcext:value-type="string">
            <text:p>3:00 DRUG COURT (B)</text:p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168"/>
          <table:table-cell table:style-name="ce39" table:number-columns-repeated="16379"/>
        </table:table-row>
        <table:table-row table:style-name="ro1">
          <table:table-cell table:style-name="ce257" table:number-columns-repeated="2"/>
          <table:table-cell table:style-name="ce164"/>
          <table:table-cell table:style-name="ce22"/>
          <table:table-cell table:style-name="ce264"/>
          <table:table-cell table:style-name="ce39" table:number-columns-repeated="1637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39" table:number-columns-repeated="16379"/>
        </table:table-row>
        <table:table-row table:style-name="ro1">
          <table:table-cell table:style-name="ce230" office:value-type="string" calcext:value-type="string" table:number-columns-spanned="5" table:number-rows-spanned="1">
            <text:p>THANKSGIVING BREAK</text:p>
          </table:table-cell>
          <table:covered-table-cell table:number-columns-repeated="4" table:style-name="ce230"/>
          <table:table-cell table:style-name="ce39" table:number-columns-repeated="16379"/>
        </table:table-row>
        <table:table-row table:style-name="ro1">
          <table:table-cell table:style-name="ce164" table:number-columns-repeated="4"/>
          <table:table-cell table:style-name="ce265"/>
          <table:table-cell table:style-name="ce39" table:number-columns-repeated="16379"/>
        </table:table-row>
        <table:table-row table:style-name="ro1">
          <table:table-cell table:style-name="ce47" office:value-type="string" calcext:value-type="string">
            <text:p>9:00 JAIL CAL (D)</text:p>
          </table:table-cell>
          <table:table-cell table:style-name="ce29" office:value-type="string" calcext:value-type="string">
            <text:p>9:00 CR REVOS (B)</text:p>
          </table:table-cell>
          <table:table-cell table:style-name="ce164"/>
          <table:table-cell table:style-name="ce196" office:value-type="string" calcext:value-type="string">
            <text:p>THANKSGIVING</text:p>
          </table:table-cell>
          <table:table-cell table:style-name="ce200" office:value-type="string" calcext:value-type="string">
            <text:p>THANKSGIVING</text:p>
          </table:table-cell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64"/>
          <table:table-cell table:style-name="ce44" office:value-type="string" calcext:value-type="string">
            <text:p>9:00 FMV/STALKING (502)</text:p>
          </table:table-cell>
          <table:table-cell table:style-name="ce261" office:value-type="string" calcext:value-type="string">
            <text:p>HOLIDAY</text:p>
          </table:table-cell>
          <table:table-cell table:style-name="ce200" office:value-type="string" calcext:value-type="string">
            <text:p>HOLIDAY</text:p>
          </table:table-cell>
          <table:table-cell table:style-name="ce39" table:number-columns-repeated="16379"/>
        </table:table-row>
        <table:table-row table:style-name="ro1">
          <table:table-cell table:style-name="ce164" table:number-columns-repeated="2"/>
          <table:table-cell table:style-name="ce45"/>
          <table:table-cell table:style-name="ce164"/>
          <table:table-cell table:style-name="ce171"/>
          <table:table-cell table:style-name="ce39" table:number-columns-repeated="16379"/>
        </table:table-row>
        <table:table-row table:style-name="ro1">
          <table:table-cell table:style-name="ce164" table:number-columns-repeated="4"/>
          <table:table-cell table:style-name="ce171"/>
          <table:table-cell table:style-name="ce39" table:number-columns-repeated="16379"/>
        </table:table-row>
        <table:table-row table:style-name="ro1">
          <table:table-cell table:style-name="ce164"/>
          <table:table-cell table:style-name="ce164"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4" table:number-columns-repeated="2"/>
          <table:table-cell table:style-name="ce171"/>
          <table:table-cell table:style-name="ce39" table:number-columns-repeated="16379"/>
        </table:table-row>
        <table:table-row table:style-name="ro1">
          <table:table-cell table:style-name="ce164"/>
          <table:table-cell table:style-name="ce33" office:value-type="string" calcext:value-type="string">
            <text:p>3:00 DRUG COURT (B)</text:p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office:value-type="string" calcext:value-type="string">
            <text:p>3:00 DUI COURT (M)</text:p>
          </table:table-cell>
          <table:table-cell table:style-name="ce164"/>
          <table:table-cell table:style-name="ce171"/>
          <table:table-cell table:style-name="ce39" table:number-columns-repeated="16379"/>
        </table:table-row>
        <table:table-row table:style-name="ro1">
          <table:table-cell table:style-name="ce246" table:number-columns-repeated="2"/>
          <table:table-cell table:style-name="ce210" table:number-columns-repeated="3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  <table:table-row table:style-name="ro1">
          <table:table-cell table:style-name="ce32"/>
          <table:table-cell table:number-columns-repeated="4"/>
          <table:table-cell table:style-name="ce39" table:number-columns-repeated="16379"/>
        </table:table-row>
        <table:table-row table:style-name="ro1" table:number-rows-repeated="1048524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table table:name="December 2025" table:style-name="ta12">
        <office:forms form:automatic-focus="false" form:apply-design-mode="false"/>
        <table:table-column table:style-name="co1" table:default-cell-style-name="ce14"/>
        <table:table-column table:style-name="co1" table:number-columns-repeated="3" table:default-cell-style-name="ce39"/>
        <table:table-column table:style-name="co1" table:default-cell-style-name="ce32"/>
        <table:table-column table:style-name="co1" table:number-columns-repeated="16379"/>
        <table:table-row table:style-name="ro1">
          <table:table-cell table:style-name="ce266" office:value-type="string" calcext:value-type="string" table:number-columns-spanned="5" table:number-rows-spanned="2">
            <text:p>December 2025 Superior Court Master Calendar</text:p>
          </table:table-cell>
          <table:covered-table-cell table:number-columns-repeated="4" table:style-name="ce266"/>
          <table:table-cell table:style-name="ce39" table:number-columns-repeated="16379"/>
        </table:table-row>
        <table:table-row table:style-name="ro1">
          <table:covered-table-cell table:number-columns-repeated="5" table:style-name="ce266"/>
          <table:table-cell table:style-name="ce39" table:number-columns-repeated="16379"/>
        </table:table-row>
        <table:table-row table:style-name="ro1">
          <table:table-cell table:style-name="ce267" office:value-type="string" calcext:value-type="string" table:number-columns-spanned="5" table:number-rows-spanned="1">
            <text:p>Presiding Superior Court Judge: Honorable David L. Dickinson</text:p>
          </table:table-cell>
          <table:covered-table-cell table:number-columns-repeated="4" table:style-name="ce267"/>
          <table:table-cell table:style-name="ce39"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MONDAY</text:p>
          </table:table-cell>
          <table:table-cell table:style-name="ce3" office:value-type="string" calcext:value-type="string" table:number-columns-spanned="1" table:number-rows-spanned="2">
            <text:p>TUESDAY</text:p>
          </table:table-cell>
          <table:table-cell table:style-name="ce3" office:value-type="string" calcext:value-type="string" table:number-columns-spanned="1" table:number-rows-spanned="2">
            <text:p>WEDNESDAY</text:p>
          </table:table-cell>
          <table:table-cell table:style-name="ce3" office:value-type="string" calcext:value-type="string" table:number-columns-spanned="1" table:number-rows-spanned="2">
            <text:p>THURSDAY</text:p>
          </table:table-cell>
          <table:table-cell table:style-name="ce59" office:value-type="string" calcext:value-type="string" table:number-columns-spanned="1" table:number-rows-spanned="2">
            <text:p>FRIDAY</text:p>
          </table:table-cell>
          <table:table-cell table:style-name="ce39" table:number-columns-repeated="16379"/>
        </table:table-row>
        <table:table-row table:style-name="ro1">
          <table:covered-table-cell table:number-columns-repeated="4" table:style-name="ce3"/>
          <table:covered-table-cell table:style-name="ce59"/>
          <table:table-cell table:style-name="ce39" table:number-columns-repeated="1637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  <draw:custom-shape draw:z-index="9" draw:name="TextBox 10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8" office:value-type="string" calcext:value-type="string" table:number-columns-spanned="5" table:number-rows-spanned="1">
            <text:p>SUPERIOR COURT CIVIL JURY TRIALS (B)</text:p>
          </table:table-cell>
          <table:covered-table-cell table:number-columns-repeated="4" table:style-name="ce8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402 - Courtroom 502 reserved for Judge Dunn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226" office:value-type="string" calcext:value-type="string">
            <text:p>8:30 CSRU/ADOPTIONS (D)</text:p>
          </table:table-cell>
          <table:table-cell table:style-name="ce13"/>
          <table:table-cell table:style-name="ce10" office:value-type="string" calcext:value-type="string">
            <text:p>8:30 CR ARR/NJ (D)</text:p>
          </table:table-cell>
          <table:table-cell table:style-name="ce13"/>
          <table:table-cell table:style-name="ce65">
            <draw:custom-shape draw:z-index="0" draw:name="TextBox 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Box 11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8:30 CSRU (S)</text:p>
          </table:table-cell>
          <table:table-cell table:style-name="ce10" office:value-type="string" calcext:value-type="string">
            <text:p>9:00 CV DOMESTIC (D)</text:p>
          </table:table-cell>
          <table:table-cell table:style-name="ce10"/>
          <table:table-cell table:style-name="ce10" office:value-type="string" calcext:value-type="string">
            <text:p>9:00 CR MOTIONS/REVOS (D)</text:p>
          </table:table-cell>
          <table:table-cell table:style-name="ce233"/>
          <table:table-cell table:style-name="ce39" table:number-columns-repeated="16379"/>
        </table:table-row>
        <table:table-row table:style-name="ro1">
          <table:table-cell table:style-name="ce11" office:value-type="string" calcext:value-type="string">
            <text:p>9:00 ADOPTIONS/UNC (S)</text:p>
          </table:table-cell>
          <table:table-cell table:style-name="ce11" office:value-type="string" calcext:value-type="string">
            <text:p>9:00 CR ARR/NJ (S)</text:p>
          </table:table-cell>
          <table:table-cell table:style-name="ce45" office:value-type="string" calcext:value-type="string">
            <text:p>9:00 FMV/STALKING (TBD)</text:p>
          </table:table-cell>
          <table:table-cell table:style-name="ce11" office:value-type="string" calcext:value-type="string">
            <text:p>9:00 CR REVOS/MOTIONS (S)</text:p>
          </table:table-cell>
          <table:table-cell table:style-name="ce276" office:value-type="string" calcext:value-type="string">
            <text:p>9:00 CR CC for 12/15 (S)</text:p>
          </table:table-cell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9:30 PEREMPT. CC/UNC (D)</text:p>
          </table:table-cell>
          <table:table-cell table:style-name="ce35" office:value-type="string" calcext:value-type="string">
            <text:p>9:00 CR JTCC (M)</text:p>
          </table:table-cell>
          <table:table-cell table:style-name="ce34" office:value-type="string" calcext:value-type="string">
            <text:p>9:00 CV NJ (S)</text:p>
          </table:table-cell>
          <table:table-cell table:style-name="ce35" office:value-type="string" calcext:value-type="string">
            <text:p>9:00 JAIL CAL/REVOS (M)</text:p>
          </table:table-cell>
          <table:table-cell table:style-name="ce65"/>
          <table:table-cell table:style-name="ce39" table:number-columns-repeated="16379"/>
        </table:table-row>
        <table:table-row table:style-name="ro1">
          <table:table-cell table:style-name="ce10" office:value-type="string" calcext:value-type="string">
            <text:p>10:30 CV NON-DOMESTIC (D)</text:p>
          </table:table-cell>
          <table:table-cell table:style-name="ce13"/>
          <table:table-cell table:style-name="ce35" office:value-type="string" calcext:value-type="string">
            <text:p>9:00 DUI REVIEWS (M)</text:p>
          </table:table-cell>
          <table:table-cell table:style-name="ce36" office:value-type="string" calcext:value-type="string">
            <text:p>9:00 CR ASH/PLEAS (D)</text:p>
            <draw:custom-shape draw:z-index="11" draw:name="TextBox 1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Box 1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13"/>
          <table:table-cell table:style-name="ce13">
            <draw:custom-shape draw:z-index="1" draw:name="TextBox 2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" office:value-type="string" calcext:value-type="string">
            <text:p>9:00 JAIL CAL/REVOS/BOND (D)</text:p>
          </table:table-cell>
          <table:table-cell table:style-name="ce233" office:value-type="string" calcext:value-type="string">
            <text:p>1:30 CR CC (D)</text:p>
          </table:table-cell>
          <table:table-cell table:style-name="ce65"/>
          <table:table-cell table:style-name="ce39" table:number-columns-repeated="16379"/>
        </table:table-row>
        <table:table-row table:style-name="ro1">
          <table:table-cell table:style-name="ce13"/>
          <table:table-cell table:style-name="ce33" office:value-type="string" calcext:value-type="string">
            <text:p>3:00 DRUG COURT (B)</text:p>
            <draw:custom-shape draw:z-index="2" draw:name="TextBox 3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" office:value-type="string" calcext:value-type="string">
            <text:p>STATUS/MOTIONS (D)</text:p>
          </table:table-cell>
          <table:table-cell table:style-name="ce21" office:value-type="string" calcext:value-type="string">
            <text:p>1:30 PTC (D)</text:p>
          </table:table-cell>
          <table:table-cell table:style-name="ce277"/>
          <table:table-cell table:style-name="ce39" table:number-columns-repeated="16379"/>
        </table:table-row>
        <table:table-row table:style-name="ro1">
          <table:table-cell table:style-name="ce255" table:number-columns-repeated="2"/>
          <table:table-cell table:style-name="ce27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TBD)</text:p>
          </table:table-cell>
          <table:table-cell table:style-name="ce186"/>
          <table:table-cell table:style-name="ce39" table:number-columns-repeated="1637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IVIL BENCH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93" office:value-type="string" calcext:value-type="string" table:number-columns-spanned="5" table:number-rows-spanned="1">
            <text:p>AV Upgrade Courtroom 402 - Courtroom 502 reserved for Judge Dunn</text:p>
          </table:table-cell>
          <table:covered-table-cell table:number-columns-repeated="4" table:style-name="ce193"/>
          <table:table-cell table:style-name="ce39" table:number-columns-repeated="16379"/>
        </table:table-row>
        <table:table-row table:style-name="ro1">
          <table:table-cell table:style-name="ce147" office:value-type="string" calcext:value-type="string">
            <text:p>GRAND JURY-R</text:p>
          </table:table-cell>
          <table:table-cell table:style-name="ce112" table:number-columns-repeated="2"/>
          <table:table-cell table:style-name="ce37" office:value-type="string" calcext:value-type="string">
            <text:p>9:00 CV NJ (B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FMV/STALKING (B)</text:p>
          </table:table-cell>
          <table:table-cell table:style-name="ce35" office:value-type="string" calcext:value-type="string">
            <text:p>9:00 CR PCC (M)</text:p>
          </table:table-cell>
          <table:table-cell table:style-name="ce37" office:value-type="string" calcext:value-type="string">
            <text:p>9:00 CR MOTIONS (B)</text:p>
          </table:table-cell>
          <table:table-cell table:style-name="ce34"/>
          <table:table-cell table:style-name="ce172" office:value-type="string" calcext:value-type="string">
            <text:p>9:00 CR PCC for 12/15 (S)</text:p>
          </table:table-cell>
          <table:table-cell table:style-name="ce39" table:number-columns-repeated="16379"/>
        </table:table-row>
        <table:table-row table:style-name="ro1">
          <table:table-cell table:style-name="ce33" office:value-type="string" calcext:value-type="string">
            <text:p>9:00 CR BENCH TRIAL (B)</text:p>
          </table:table-cell>
          <table:table-cell table:style-name="ce21" office:value-type="string" calcext:value-type="string">
            <text:p>9:00 CR ARR/BOND FF (D)</text:p>
          </table:table-cell>
          <table:table-cell table:style-name="ce45" office:value-type="string" calcext:value-type="string">
            <text:p>9:00 FMV/STALKING (504)</text:p>
          </table:table-cell>
          <table:table-cell table:style-name="ce12" office:value-type="string" calcext:value-type="string">
            <text:p>9:00 JAIL CAL/REVOS/BOND FF (M)</text:p>
          </table:table-cell>
          <table:table-cell table:style-name="ce170"/>
          <table:table-cell table:style-name="ce39" table:number-columns-repeated="16379"/>
        </table:table-row>
        <table:table-row table:style-name="ro1">
          <table:table-cell table:style-name="ce34"/>
          <table:table-cell table:style-name="ce112"/>
          <table:table-cell table:style-name="ce45"/>
          <table:table-cell table:style-name="ce21" office:value-type="string" calcext:value-type="string">
            <text:p>9:00 CR CC/PLEAS (D)</text:p>
          </table:table-cell>
          <table:table-cell table:style-name="ce73" office:value-type="string" calcext:value-type="string">
            <text:p>9:00 TVB ARR/FTA/PLEAS (D)</text:p>
          </table:table-cell>
          <table:table-cell table:style-name="ce39" table:number-columns-repeated="16379"/>
        </table:table-row>
        <table:table-row table:style-name="ro1">
          <table:table-cell table:style-name="ce35" office:value-type="string" calcext:value-type="string">
            <text:p>9:00 CV NJ (M)</text:p>
          </table:table-cell>
          <table:table-cell table:style-name="ce112"/>
          <table:table-cell table:style-name="ce21" office:value-type="string" calcext:value-type="string">
            <text:p>9:00 JAIL CAL/PLEAS/REVOS (D)</text:p>
          </table:table-cell>
          <table:table-cell table:style-name="ce112"/>
          <table:table-cell table:style-name="ce170"/>
          <table:table-cell table:style-name="ce39" table:number-columns-repeated="16379"/>
        </table:table-row>
        <table:table-row table:style-name="ro1">
          <table:table-cell table:style-name="ce13"/>
          <table:table-cell table:style-name="ce112">
            <draw:custom-shape draw:z-index="3" draw:name="TextBox 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2" table:number-columns-repeated="2"/>
          <table:table-cell table:style-name="ce84"/>
          <table:table-cell table:style-name="ce39" table:number-columns-repeated="16379"/>
        </table:table-row>
        <table:table-row table:style-name="ro1">
          <table:table-cell table:style-name="ce255"/>
          <table:table-cell table:style-name="ce33" office:value-type="string" calcext:value-type="string">
            <text:p>3:00 DRUG COURT (B)</text:p>
            <draw:custom-shape draw:z-index="4" draw:name="TextBox 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Box 14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TextBox 15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39" table:number-columns-repeated="16379"/>
        </table:table-row>
        <table:table-row table:style-name="ro1">
          <table:table-cell table:style-name="ce89" office:value-type="string" calcext:value-type="string" table:number-columns-spanned="5" table:number-rows-spanned="1">
            <text:p>SUPERIOR COURT CIVIL BENCH TRIALS (D)</text:p>
          </table:table-cell>
          <table:covered-table-cell table:number-columns-repeated="4" table:style-name="ce89"/>
          <table:table-cell table:style-name="ce39" table:number-columns-repeated="16379"/>
        </table:table-row>
        <table:table-row table:style-name="ro1">
          <table:table-cell table:style-name="ce26" office:value-type="string" calcext:value-type="string" table:number-columns-spanned="5" table:number-rows-spanned="1">
            <text:p>SUPERIOR COURT CRIMINAL JURY TRIALS (S)</text:p>
          </table:table-cell>
          <table:covered-table-cell table:number-columns-repeated="4" table:style-name="ce26"/>
          <table:table-cell table:style-name="ce39" table:number-columns-repeated="16379"/>
        </table:table-row>
        <table:table-row table:style-name="ro1">
          <table:table-cell table:style-name="ce128" office:value-type="string" calcext:value-type="string" table:number-columns-spanned="5" table:number-rows-spanned="1">
            <text:p>SUPERIOR COURT CRIMINAL JURY TRIALS (M)</text:p>
          </table:table-cell>
          <table:covered-table-cell table:number-columns-repeated="4" table:style-name="ce128"/>
          <table:table-cell table:style-name="ce39" table:number-columns-repeated="16379"/>
        </table:table-row>
        <table:table-row table:style-name="ro1">
          <table:table-cell table:style-name="ce153" table:number-columns-repeated="2"/>
          <table:table-cell table:style-name="ce158"/>
          <table:table-cell table:style-name="ce216"/>
          <table:table-cell table:style-name="ce99"/>
          <table:table-cell table:style-name="ce39" table:number-columns-repeated="16379"/>
        </table:table-row>
        <table:table-row table:style-name="ro1">
          <table:table-cell table:style-name="ce226" office:value-type="string" calcext:value-type="string">
            <text:p>9:00 CV BTCC (D)</text:p>
          </table:table-cell>
          <table:table-cell table:style-name="ce37" office:value-type="string" calcext:value-type="string">
            <text:p>9:00 CR REVOS (B)</text:p>
          </table:table-cell>
          <table:table-cell table:style-name="ce33" office:value-type="string" calcext:value-type="string">
            <text:p>9:00 CR ARR/NJ (B)</text:p>
          </table:table-cell>
          <table:table-cell table:style-name="ce29" office:value-type="string" calcext:value-type="string">
            <text:p>9:00 CV NJ (B)</text:p>
          </table:table-cell>
          <table:table-cell table:style-name="ce104"/>
          <table:table-cell table:style-name="ce39" table:number-columns-repeated="16379"/>
        </table:table-row>
        <table:table-row table:style-name="ro1">
          <table:table-cell table:style-name="ce30"/>
          <table:table-cell table:style-name="ce21" office:value-type="string" calcext:value-type="string">
            <text:p>9:00 CR NJ/PLEAS (D)</text:p>
          </table:table-cell>
          <table:table-cell table:style-name="ce45" office:value-type="string" calcext:value-type="string">
            <text:p>9:00 FMV/STALKING (502)</text:p>
          </table:table-cell>
          <table:table-cell table:style-name="ce20" office:value-type="string" calcext:value-type="string">
            <text:p>9:00 JAIL CAL/REVOS (M)</text:p>
          </table:table-cell>
          <table:table-cell table:style-name="ce75" office:value-type="string" calcext:value-type="string">
            <text:p>10:00 PAC COURT (502)</text:p>
          </table:table-cell>
          <table:table-cell table:style-name="ce39" table:number-columns-repeated="16379"/>
        </table:table-row>
        <table:table-row table:style-name="ro1">
          <table:table-cell table:style-name="ce47" office:value-type="string" calcext:value-type="string">
            <text:p>9:00 CV NO SERVICE CAL/NJ (D)</text:p>
          </table:table-cell>
          <table:table-cell table:style-name="ce112"/>
          <table:table-cell table:style-name="ce12" office:value-type="string" calcext:value-type="string">
            <text:p>9:00 DUI REVIEWS (M)</text:p>
          </table:table-cell>
          <table:table-cell table:style-name="ce51" office:value-type="string" calcext:value-type="string">
            <text:p>9:00 CR MOTIONS/PLEAS (D)</text:p>
          </table:table-cell>
          <table:table-cell table:style-name="ce171"/>
          <table:table-cell table:style-name="ce39" table:number-columns-repeated="16379"/>
        </table:table-row>
        <table:table-row table:style-name="ro1">
          <table:table-cell table:style-name="ce29" office:value-type="string" calcext:value-type="string">
            <text:p>10:00 ADOPTIONS/UNC/CSRU (B)</text:p>
          </table:table-cell>
          <table:table-cell table:style-name="ce112"/>
          <table:table-cell table:style-name="ce21" office:value-type="string" calcext:value-type="string">
            <text:p>9:00 JAIL CAL/REVOS (D)</text:p>
          </table:table-cell>
          <table:table-cell table:style-name="ce198"/>
          <table:table-cell table:style-name="ce171"/>
          <table:table-cell table:style-name="ce39" table:number-columns-repeated="16379"/>
        </table:table-row>
        <table:table-row table:style-name="ro1">
          <table:table-cell table:style-name="ce268"/>
          <table:table-cell table:style-name="ce112">
            <draw:custom-shape draw:z-index="5" draw:name="TextBox 6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>
            <text:p>1:30 BOND STATUS/MOTIONS (D)</text:p>
          </table:table-cell>
          <table:table-cell table:style-name="ce112"/>
          <table:table-cell table:style-name="ce84"/>
          <table:table-cell table:style-name="ce39" table:number-columns-repeated="16379"/>
        </table:table-row>
        <table:table-row table:style-name="ro1">
          <table:table-cell table:style-name="ce13"/>
          <table:table-cell table:style-name="ce33" office:value-type="string" calcext:value-type="string">
            <text:p>3:00 DRUG COURT (B)</text:p>
            <draw:custom-shape draw:z-index="6" draw:name="TextBox 7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 office:value-type="string" calcext:value-type="string">
            <text:p>3:00 DUI COURT (M)</text:p>
          </table:table-cell>
          <table:table-cell table:style-name="ce55" office:value-type="string" calcext:value-type="string">
            <text:p>3:00 CARE COURT (502)</text:p>
          </table:table-cell>
          <table:table-cell table:style-name="ce84"/>
          <table:table-cell table:style-name="ce39" table:number-columns-repeated="1637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39" table:number-columns-repeated="16379"/>
        </table:table-row>
        <table:table-row table:style-name="ro1">
          <table:table-cell table:style-name="ce230" office:value-type="string" calcext:value-type="string" table:number-columns-spanned="5" table:number-rows-spanned="1">
            <text:p>WINTER BREAK</text:p>
          </table:table-cell>
          <table:covered-table-cell table:number-columns-repeated="4" table:style-name="ce230"/>
          <table:table-cell table:style-name="ce39" table:number-columns-repeated="16379"/>
        </table:table-row>
        <table:table-row table:style-name="ro1">
          <table:table-cell table:style-name="ce158" table:number-columns-repeated="4"/>
          <table:table-cell table:style-name="ce262"/>
          <table:table-cell table:style-name="ce39" table:number-columns-repeated="16379"/>
        </table:table-row>
        <table:table-row table:style-name="ro1">
          <table:table-cell table:style-name="ce112"/>
          <table:table-cell table:style-name="ce271"/>
          <table:table-cell table:style-name="ce271" office:value-type="string" calcext:value-type="string">
            <text:p>CHRISTMAS EVE</text:p>
          </table:table-cell>
          <table:table-cell table:style-name="ce271" office:value-type="string" calcext:value-type="string">
            <text:p>CHRISTMAS DAY</text:p>
          </table:table-cell>
          <table:table-cell table:style-name="ce278"/>
          <table:table-cell table:style-name="ce39" table:number-columns-repeated="16379"/>
        </table:table-row>
        <table:table-row table:style-name="ro1">
          <table:table-cell table:style-name="ce112" table:number-columns-repeated="4"/>
          <table:table-cell table:style-name="ce168"/>
          <table:table-cell table:style-name="ce39" table:number-columns-repeated="16379"/>
        </table:table-row>
        <table:table-row table:style-name="ro1">
          <table:table-cell table:style-name="ce112" table:number-columns-repeated="4"/>
          <table:table-cell table:style-name="ce278"/>
          <table:table-cell table:style-name="ce39" table:number-columns-repeated="16379"/>
        </table:table-row>
        <table:table-row table:style-name="ro1">
          <table:table-cell table:style-name="ce112"/>
          <table:table-cell table:style-name="ce164" table:number-columns-repeated="2"/>
          <table:table-cell table:style-name="ce112"/>
          <table:table-cell table:style-name="ce168"/>
          <table:table-cell table:style-name="ce39" table:number-columns-repeated="16379"/>
        </table:table-row>
        <table:table-row table:style-name="ro1">
          <table:table-cell table:style-name="ce112" table:number-columns-repeated="2"/>
          <table:table-cell table:style-name="ce164"/>
          <table:table-cell table:style-name="ce112"/>
          <table:table-cell table:style-name="ce264"/>
          <table:table-cell table:style-name="ce39" table:number-columns-repeated="1637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60"/>
          <table:table-cell table:style-name="ce39" table:number-columns-repeated="16379"/>
        </table:table-row>
        <table:table-row table:style-name="ro1">
          <table:table-cell table:style-name="ce269" office:value-type="string" calcext:value-type="string" table:number-columns-spanned="3" table:number-rows-spanned="1">
            <text:p>WINTER BREAK</text:p>
          </table:table-cell>
          <table:covered-table-cell table:number-columns-repeated="2" table:style-name="ce269"/>
          <table:table-cell table:style-name="ce273" table:number-columns-repeated="2"/>
          <table:table-cell table:style-name="ce39" table:number-columns-repeated="16379"/>
        </table:table-row>
        <table:table-row table:style-name="ro1">
          <table:table-cell table:style-name="ce270" table:number-columns-repeated="3"/>
          <table:table-cell table:style-name="ce274" table:number-columns-repeated="2"/>
          <table:table-cell table:style-name="ce39" table:number-columns-repeated="16379"/>
        </table:table-row>
        <table:table-row table:style-name="ro1">
          <table:table-cell table:style-name="ce164" table:number-columns-repeated="3"/>
          <table:table-cell table:style-name="ce274" table:number-columns-repeated="2"/>
          <table:table-cell table:style-name="ce39" table:number-columns-repeated="16379"/>
        </table:table-row>
        <table:table-row table:style-name="ro1">
          <table:table-cell table:style-name="ce270"/>
          <table:table-cell table:style-name="ce164"/>
          <table:table-cell table:style-name="ce44" office:value-type="string" calcext:value-type="string">
            <text:p>9:00 FMV/STALKING (502)</text:p>
          </table:table-cell>
          <table:table-cell table:style-name="ce274" table:number-columns-repeated="2"/>
          <table:table-cell table:style-name="ce39" table:number-columns-repeated="16379"/>
        </table:table-row>
        <table:table-row table:style-name="ro1">
          <table:table-cell table:style-name="ce164" table:number-columns-repeated="3"/>
          <table:table-cell table:style-name="ce274" table:number-columns-repeated="2"/>
          <table:table-cell table:style-name="ce39" table:number-columns-repeated="16379"/>
        </table:table-row>
        <table:table-row table:style-name="ro1">
          <table:table-cell table:style-name="ce164"/>
          <table:table-cell table:style-name="ce33" office:value-type="string" calcext:value-type="string">
            <text:p>3:00 DRUG COURT (B)</text:p>
            <draw:custom-shape draw:z-index="7" draw:name="TextBox 8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" draw:name="TextBox 9" draw:style-name="gr1" draw:text-style-name="P1" svg:width="0.2012in" svg:height="0.2886in" svg:x="0.948in" svg:y="0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4"/>
          <table:table-cell table:style-name="ce274" table:number-columns-repeated="2"/>
          <table:table-cell table:style-name="ce39" table:number-columns-repeated="16379"/>
        </table:table-row>
        <table:table-row table:style-name="ro1">
          <table:table-cell table:style-name="ce246" table:number-columns-repeated="3"/>
          <table:table-cell table:style-name="ce275" table:number-columns-repeated="2"/>
          <table:table-cell table:style-name="ce39" table:number-columns-repeated="16379"/>
        </table:table-row>
        <table:table-row table:style-name="ro1" table:number-rows-repeated="1048522">
          <table:table-cell table:number-columns-repeated="5"/>
          <table:table-cell table:style-name="ce39" table:number-columns-repeated="16379"/>
        </table:table-row>
        <table:table-row table:style-name="ro1">
          <table:table-cell table:number-columns-repeated="5"/>
          <table:table-cell table:style-name="ce39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05in" fo:margin-left="0.25in" fo:margin-right="0.25in" style:print-page-order="ttb" style:first-page-number="continue" style:scale-to="97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in" fo:margin-left="0in" fo:margin-right="0in" fo:margin-top="0.589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05in" fo:margin-left="0.25in" fo:margin-right="0.2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in" fo:margin-left="0in" fo:margin-right="0in" fo:margin-top="0.58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une_20_2025" style:display-name="PageStyle_June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271298200">00:00:00</text:time></text:span></text:p>
      </style:footer>
      <style:footer-left style:display="false"/>
      <style:footer-first style:display="false"/>
    </style:master-page>
    <style:master-page style:name="PageStyle_5f_April_20_2025" style:display-name="PageStyle_April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279454600">00:00:00</text:time></text:span></text:p>
      </style:footer>
      <style:footer-left style:display="false"/>
      <style:footer-first style:display="false"/>
    </style:master-page>
    <style:master-page style:name="PageStyle_5f_February_20_2025" style:display-name="PageStyle_February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296487700">00:00:00</text:time></text:span></text:p>
      </style:footer>
      <style:footer-left style:display="false"/>
      <style:footer-first style:display="false"/>
    </style:master-page>
    <style:master-page style:name="PageStyle_5f_May_20_2025" style:display-name="PageStyle_May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16890900">00:00:00</text:time></text:span></text:p>
      </style:footer>
      <style:footer-left style:display="false"/>
      <style:footer-first style:display="false"/>
    </style:master-page>
    <style:master-page style:name="PageStyle_5f_October_20_2025" style:display-name="PageStyle_October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28371000">00:00:00</text:time></text:span></text:p>
      </style:footer>
      <style:footer-left style:display="false"/>
      <style:footer-first style:display="false"/>
    </style:master-page>
    <style:master-page style:name="PageStyle_5f_January_20_2025" style:display-name="PageStyle_January 2025" style:page-layout-name="Mpm4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40294100">00:00:00</text:time></text:span></text:p>
      </style:footer>
      <style:footer-left style:display="false"/>
      <style:footer-first style:display="false"/>
    </style:master-page>
    <style:master-page style:name="PageStyle_5f_March_20_2025" style:display-name="PageStyle_March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67175600">00:00:00</text:time></text:span></text:p>
      </style:footer>
      <style:footer-left style:display="false"/>
      <style:footer-first style:display="false"/>
    </style:master-page>
    <style:master-page style:name="PageStyle_5f_December_20_2025" style:display-name="PageStyle_December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76327100">00:00:00</text:time></text:span></text:p>
      </style:footer>
      <style:footer-left style:display="false"/>
      <style:footer-first style:display="false"/>
    </style:master-page>
    <style:master-page style:name="PageStyle_5f_November_20_2025" style:display-name="PageStyle_November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385615600">00:00:00</text:time></text:span></text:p>
      </style:footer>
      <style:footer-left style:display="false"/>
      <style:footer-first style:display="false"/>
    </style:master-page>
    <style:master-page style:name="PageStyle_5f_September_20_2025" style:display-name="PageStyle_September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413120100">00:00:00</text:time></text:span></text:p>
      </style:footer>
      <style:footer-left style:display="false"/>
      <style:footer-first style:display="false"/>
    </style:master-page>
    <style:master-page style:name="PageStyle_5f_August_20_2025" style:display-name="PageStyle_August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413836700">00:00:00</text:time></text:span></text:p>
      </style:footer>
      <style:footer-left style:display="false"/>
      <style:footer-first style:display="false"/>
    </style:master-page>
    <style:master-page style:name="PageStyle_5f_July_20_2025" style:display-name="PageStyle_July 2025" style:page-layout-name="Mpm3">
      <style:header style:display="false"/>
      <style:header-left style:display="false"/>
      <style:header-first style:display="false"/>
      <style:footer>
        <text:p><text:span text:style-name="MT1"><text:date style:data-style-name="N2" text:date-value="2025-09-21">00/00/0000</text:date></text:span><text:span text:style-name="MT1"><text:s/></text:span><text:span text:style-name="MT1"><text:time style:data-style-name="N2" text:time-value="15:59:15.422556900">00:00:00</text:time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8-17T19:33:31</meta:creation-date>
    <meta:initial-creator>Parks, James</meta:initial-creator>
    <dc:language>en-US</dc:language>
    <meta:print-date>2025-08-25T20:13:52</meta:print-date>
    <dc:date>2025-09-21T14:14:52.328583000</dc:date>
    <meta:editing-cycles>2</meta:editing-cycles>
    <meta:editing-duration>PT22H13M26S</meta:editing-duration>
    <meta:generator>LibreOffice/25.2.5.2$Windows_X86_64 LibreOffice_project/03d19516eb2e1dd5d4ccd751a0d6f35f35e08022</meta:generator>
    <meta:document-statistic meta:table-count="12" meta:cell-count="1394" meta:object-count="530"/>
    <meta:user-defined meta:name="AppVersion">15.0000</meta:user-defined>
  </office:meta>
</office:document-meta>
</file>